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8.075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0.61cm"/>
    </style:style>
    <style:style style:name="co5" style:family="table-column">
      <style:table-column-properties fo:break-before="auto" style:column-width="2.66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5.8cm"/>
    </style:style>
    <style:style style:name="co8" style:family="table-column">
      <style:table-column-properties fo:break-before="auto" style:column-width="13.7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23ff23"/>
    </style:style>
    <style:style style:name="ce2" style:family="table-cell" style:parent-style-name="Default" style:data-style-name="N11"/>
    <style:style style:name="ce3" style:family="table-cell" style:parent-style-name="Default" style:data-style-name="N60"/>
    <style:style style:name="gr1" style:family="graphic">
      <style:graphic-properties draw:ole-draw-aspect="1"/>
    </style:style>
    <style:style style:name="T1" style:family="text">
      <style:text-properties style:text-position="33% 58%"/>
    </style:style>
  </office:automatic-styles>
  <office:body>
    <office:spreadsheet>
      <table:label-ranges>
        <table:label-range table:label-cell-range-address="Sheet1.M5:Sheet1.M15" table:data-cell-range-address="Sheet1.N5:Sheet1.N15" table:orientation="row"/>
      </table:label-range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>
            <text:p>PIC?</text:p>
          </table:table-cell>
          <table:table-cell office:value-type="string">
            <text:p>Spreadsheet?</text:p>
          </table:table-cell>
          <table:table-cell table:number-columns-repeated="7"/>
        </table:table-row>
        <table:table-row table:style-name="ro1">
          <table:table-cell office:value-type="string">
            <text:p>Temperature Calculation.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UT</text:p>
          </table:table-cell>
          <table:table-cell office:value-type="float" office:value="27898">
            <text:p>27898</text:p>
          </table:table-cell>
          <table:table-cell/>
          <table:table-cell table:formula="of:=DEC2HEX([.C4])" office:value-type="string" office:string-value="6CFA">
            <text:p>6CFA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C6</text:p>
          </table:table-cell>
          <table:table-cell office:value-type="float" office:value="23153">
            <text:p>23153</text:p>
          </table:table-cell>
          <table:table-cell/>
          <table:table-cell table:formula="of:=DEC2HEX([.C5])" office:value-type="string" office:string-value="5A71">
            <text:p>5A71</text:p>
          </table:table-cell>
          <table:table-cell office:value-type="string">
            <text:p>OK</text:p>
          </table:table-cell>
          <table:table-cell table:number-columns-repeated="6"/>
          <table:table-cell office:value-type="string">
            <text:p>AC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/>
          <table:table-cell office:value-type="string">
            <text:p>UT-AC6</text:p>
          </table:table-cell>
          <table:table-cell table:formula="of:=[.C4]-[.C5]" office:value-type="float" office:value="4745">
            <text:p>4745</text:p>
          </table:table-cell>
          <table:table-cell/>
          <table:table-cell table:formula="of:=DEC2HEX([.C6])" office:value-type="string" office:string-value="1289">
            <text:p>1289</text:p>
          </table:table-cell>
          <table:table-cell office:value-type="string">
            <text:p>OK</text:p>
          </table:table-cell>
          <table:table-cell table:number-columns-repeated="6"/>
          <table:table-cell office:value-type="string">
            <text:p>AC2</text:p>
          </table:table-cell>
          <table:table-cell office:value-type="float" office:value="-72">
            <text:p>-72</text:p>
          </table:table-cell>
        </table:table-row>
        <table:table-row table:style-name="ro1">
          <table:table-cell/>
          <table:table-cell office:value-type="string">
            <text:p>AC5</text:p>
          </table:table-cell>
          <table:table-cell office:value-type="float" office:value="32757">
            <text:p>32757</text:p>
          </table:table-cell>
          <table:table-cell/>
          <table:table-cell table:formula="of:=DEC2HEX([.C7])" office:value-type="string" office:string-value="7FF5">
            <text:p>7FF5</text:p>
          </table:table-cell>
          <table:table-cell office:value-type="string">
            <text:p>OK</text:p>
          </table:table-cell>
          <table:table-cell table:number-columns-repeated="6"/>
          <table:table-cell office:value-type="string">
            <text:p>AC3</text:p>
          </table:table-cell>
          <table:table-cell office:value-type="float" office:value="-14383">
            <text:p>-14383</text:p>
          </table:table-cell>
        </table:table-row>
        <table:table-row table:style-name="ro1">
          <table:table-cell/>
          <table:table-cell office:value-type="string">
            <text:p>(UT-AC6) * AC5</text:p>
          </table:table-cell>
          <table:table-cell table:formula="of:=[.C6]*[.C7]" office:value-type="float" office:value="155431965">
            <text:p>155431965</text:p>
          </table:table-cell>
          <table:table-cell/>
          <table:table-cell table:formula="of:=DEC2HEX([.C8])" office:value-type="string" office:string-value="943B41D">
            <text:p>943B41D</text:p>
          </table:table-cell>
          <table:table-cell office:value-type="string">
            <text:p>OK</text:p>
          </table:table-cell>
          <table:table-cell table:number-columns-repeated="6"/>
          <table:table-cell office:value-type="string">
            <text:p>AC4</text:p>
          </table:table-cell>
          <table:table-cell office:value-type="float" office:value="32741">
            <text:p>32741</text:p>
          </table:table-cell>
        </table:table-row>
        <table:table-row table:style-name="ro1">
          <table:table-cell office:value-type="string">
            <text:p>X1</text:p>
          </table:table-cell>
          <table:table-cell office:value-type="string">
            <text:p>(UT-AC6) * AC5 / 2^15</text:p>
          </table:table-cell>
          <table:table-cell table:formula="of:=INT([.C8]/(2^15))" office:value-type="float" office:value="4743">
            <text:p>4743</text:p>
          </table:table-cell>
          <table:table-cell/>
          <table:table-cell table:formula="of:=DEC2HEX([.C9])" office:value-type="string" office:string-value="1287">
            <text:p>1287</text:p>
          </table:table-cell>
          <table:table-cell office:value-type="string">
            <text:p>OK</text:p>
          </table:table-cell>
          <table:table-cell table:number-columns-repeated="6"/>
          <table:table-cell office:value-type="string">
            <text:p>AC5</text:p>
          </table:table-cell>
          <table:table-cell office:value-type="float" office:value="32757">
            <text:p>32757</text:p>
          </table:table-cell>
        </table:table-row>
        <table:table-row table:style-name="ro1">
          <table:table-cell table:number-columns-repeated="12"/>
          <table:table-cell office:value-type="string">
            <text:p>AC6</text:p>
          </table:table-cell>
          <table:table-cell office:value-type="float" office:value="23153">
            <text:p>23153</text:p>
          </table:table-cell>
        </table:table-row>
        <table:table-row table:style-name="ro1">
          <table:table-cell/>
          <table:table-cell office:value-type="string">
            <text:p>MC</text:p>
          </table:table-cell>
          <table:table-cell office:value-type="float" office:value="-8711">
            <text:p>-8711</text:p>
          </table:table-cell>
          <table:table-cell/>
          <table:table-cell table:formula="of:=DEC2HEX([.C11])" office:value-type="string" office:string-value="FFFFFFDDF9">
            <text:p>FFFFFFDDF9</text:p>
          </table:table-cell>
          <table:table-cell office:value-type="string">
            <text:p>OK</text:p>
          </table:table-cell>
          <table:table-cell table:number-columns-repeated="6"/>
          <table:table-cell office:value-type="string">
            <text:p>B1</text:p>
          </table:table-cell>
          <table:table-cell office:value-type="float" office:value="6190">
            <text:p>6190</text:p>
          </table:table-cell>
        </table:table-row>
        <table:table-row table:style-name="ro1">
          <table:table-cell/>
          <table:table-cell office:value-type="string">
            <text:p>MC*2^11</text:p>
          </table:table-cell>
          <table:table-cell table:formula="of:=[.C11]*2^11" office:value-type="float" office:value="-17840128">
            <text:p>-17840128</text:p>
          </table:table-cell>
          <table:table-cell/>
          <table:table-cell table:formula="of:=DEC2HEX([.C12])" office:value-type="string" office:string-value="FFFEEFC800">
            <text:p>FFFEEFC800</text:p>
          </table:table-cell>
          <table:table-cell office:value-type="string">
            <text:p>OK</text:p>
          </table:table-cell>
          <table:table-cell table:number-columns-repeated="6"/>
          <table:table-cell office:value-type="string">
            <text:p>B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MD</text:p>
          </table:table-cell>
          <table:table-cell office:value-type="float" office:value="2868">
            <text:p>2868</text:p>
          </table:table-cell>
          <table:table-cell/>
          <table:table-cell table:formula="of:=DEC2HEX([.C13])" office:value-type="string" office:string-value="B34">
            <text:p>B34</text:p>
          </table:table-cell>
          <table:table-cell office:value-type="string">
            <text:p>OK</text:p>
          </table:table-cell>
          <table:table-cell table:number-columns-repeated="6"/>
          <table:table-cell office:value-type="string">
            <text:p>MB</text:p>
          </table:table-cell>
          <table:table-cell office:value-type="float" office:value="-32768">
            <text:p>-32768</text:p>
          </table:table-cell>
        </table:table-row>
        <table:table-row table:style-name="ro1">
          <table:table-cell/>
          <table:table-cell office:value-type="string">
            <text:p>X1+MD</text:p>
          </table:table-cell>
          <table:table-cell table:formula="of:=[.C9]+[.C13]" office:value-type="float" office:value="7611">
            <text:p>7611</text:p>
          </table:table-cell>
          <table:table-cell/>
          <table:table-cell table:formula="of:=DEC2HEX([.C14])" office:value-type="string" office:string-value="1DBB">
            <text:p>1DBB</text:p>
          </table:table-cell>
          <table:table-cell office:value-type="string">
            <text:p>OK</text:p>
          </table:table-cell>
          <table:table-cell table:number-columns-repeated="6"/>
          <table:table-cell office:value-type="string">
            <text:p>MC</text:p>
          </table:table-cell>
          <table:table-cell office:value-type="float" office:value="-8711">
            <text:p>-8711</text:p>
          </table:table-cell>
        </table:table-row>
        <table:table-row table:style-name="ro1">
          <table:table-cell office:value-type="string">
            <text:p>X2</text:p>
          </table:table-cell>
          <table:table-cell office:value-type="string">
            <text:p>(MC*2^11)/(X1+MD)</text:p>
          </table:table-cell>
          <table:table-cell table:formula="of:=TRUNC([.C12]/[.C14])" office:value-type="float" office:value="-2343">
            <text:p>-2343</text:p>
          </table:table-cell>
          <table:table-cell/>
          <table:table-cell table:formula="of:=DEC2HEX([.C15])" office:value-type="string" office:string-value="FFFFFFF6D9">
            <text:p>FFFFFFF6D9</text:p>
          </table:table-cell>
          <table:table-cell office:value-type="string">
            <text:p>OK</text:p>
          </table:table-cell>
          <table:table-cell table:number-columns-repeated="6"/>
          <table:table-cell office:value-type="string">
            <text:p>MD</text:p>
          </table:table-cell>
          <table:table-cell office:value-type="float" office:value="2868">
            <text:p>286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B5</text:p>
          </table:table-cell>
          <table:table-cell office:value-type="string">
            <text:p>X1+X2</text:p>
          </table:table-cell>
          <table:table-cell table:formula="of:=[.C15]+[.C9]" office:value-type="float" office:value="2400">
            <text:p>2400</text:p>
          </table:table-cell>
          <table:table-cell/>
          <table:table-cell table:formula="of:=DEC2HEX([.C17])" office:value-type="string" office:string-value="960">
            <text:p>960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T</text:p>
          </table:table-cell>
          <table:table-cell office:value-type="string">
            <text:p>(B5+8)/2^4</text:p>
          </table:table-cell>
          <table:table-cell table:formula="of:=INT(([.C17]+8)/2^4)" office:value-type="float" office:value="150">
            <text:p>150</text:p>
          </table:table-cell>
          <table:table-cell/>
          <table:table-cell table:formula="of:=DEC2HEX([.C19])" office:value-type="string" office:string-value="96">
            <text:p>96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>
            <text:p>UP</text:p>
          </table:table-cell>
          <table:table-cell office:value-type="float" office:value="23843">
            <text:p>23843</text:p>
          </table:table-cell>
          <table:table-cell/>
          <table:table-cell table:formula="of:=DEC2HEX([.C24])" office:value-type="string" office:string-value="5D23">
            <text:p>5D23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B6 = B5 - 400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B5</text:p>
          </table:table-cell>
          <table:table-cell table:formula="of:=[.C17]" office:value-type="float" office:value="2400">
            <text:p>2400</text:p>
          </table:table-cell>
          <table:table-cell/>
          <table:table-cell table:formula="of:=DEC2HEX([.C27])" office:value-type="string" office:string-value="960">
            <text:p>960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4000</text:p>
          </table:table-cell>
          <table:table-cell office:value-type="float" office:value="4000">
            <text:p>4000</text:p>
          </table:table-cell>
          <table:table-cell/>
          <table:table-cell table:formula="of:=DEC2HEX([.C28])" office:value-type="string" office:string-value="FA0">
            <text:p>FA0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 office:value-type="string">
            <text:p>B6</text:p>
          </table:table-cell>
          <table:table-cell office:value-type="string">
            <text:p>B5-4000</text:p>
          </table:table-cell>
          <table:table-cell office:value-type="float" office:value="-1601">
            <text:p>-1601</text:p>
          </table:table-cell>
          <table:table-cell/>
          <table:table-cell table:formula="of:=DEC2HEX([.C29])" office:value-type="string" office:string-value="FFFFFFF9BF">
            <text:p>FFFFFFF9BF</text:p>
          </table:table-cell>
          <table:table-cell office:value-type="string">
            <text:p>OK</text:p>
          </table:table-cell>
          <table:table-cell/>
          <table:table-cell office:value-type="string">
            <text:p>SS returns -1600, PDF has -1601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X1 = (B2 * (B6 * B6 / 2^12)) / 2^1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B6*B6</text:p>
          </table:table-cell>
          <table:table-cell table:formula="of:=[.C29]*[.C29]" office:value-type="float" office:value="2563201">
            <text:p>2563201</text:p>
          </table:table-cell>
          <table:table-cell/>
          <table:table-cell table:formula="of:=DEC2HEX([.C32])" office:value-type="string" office:string-value="271C81">
            <text:p>271C81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(B6*B6)/2^12</text:p>
          </table:table-cell>
          <table:table-cell table:formula="of:=INT([.C32]/2^12)" office:value-type="float" office:value="625">
            <text:p>625</text:p>
          </table:table-cell>
          <table:table-cell/>
          <table:table-cell table:formula="of:=DEC2HEX([.C33])" office:value-type="string" office:string-value="271">
            <text:p>271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2</text:p>
          </table:table-cell>
          <table:table-cell table:formula="of:=[.N12]" office:value-type="float" office:value="4">
            <text:p>4</text:p>
          </table:table-cell>
          <table:table-cell/>
          <table:table-cell table:formula="of:=DEC2HEX([.C34])" office:value-type="string" office:string-value="4">
            <text:p>4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2 * (B6 * B6 / 2^12)</text:p>
          </table:table-cell>
          <table:table-cell table:formula="of:=[.C33]*[.C34]" office:value-type="float" office:value="2500">
            <text:p>2500</text:p>
          </table:table-cell>
          <table:table-cell/>
          <table:table-cell table:formula="of:=DEC2HEX([.C35])" office:value-type="string" office:string-value="9C4">
            <text:p>9C4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 office:value-type="string">
            <text:p>X1</text:p>
          </table:table-cell>
          <table:table-cell office:value-type="string">
            <text:p>(B2 * (B6 * B6 / 2^12)) / 2^11</text:p>
          </table:table-cell>
          <table:table-cell table:formula="of:=TRUNC([.C35]/2^11)" office:value-type="float" office:value="1">
            <text:p>1</text:p>
          </table:table-cell>
          <table:table-cell/>
          <table:table-cell table:formula="of:=DEC2HEX([.C36])" office:value-type="string" office:string-value="1">
            <text:p>1</text:p>
          </table:table-cell>
          <table:table-cell table:number-columns-repeated="2" office:value-type="string">
            <text:p>OK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X2 = AC2 * B6 / 2^1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AC2</text:p>
          </table:table-cell>
          <table:table-cell table:formula="of:=[.N6]" office:value-type="float" office:value="-72">
            <text:p>-72</text:p>
          </table:table-cell>
          <table:table-cell/>
          <table:table-cell table:formula="of:=DEC2HEX([.C39])" office:value-type="string" office:string-value="FFFFFFFFB8">
            <text:p>FFFFFFFFB8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C2 * B6</text:p>
          </table:table-cell>
          <table:table-cell table:formula="of:=[.C39]*[.C29]" office:value-type="float" office:value="115272">
            <text:p>115272</text:p>
          </table:table-cell>
          <table:table-cell/>
          <table:table-cell table:formula="of:=DEC2HEX([.C40])" office:value-type="string" office:string-value="1C248">
            <text:p>1C248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 office:value-type="string">
            <text:p>X2</text:p>
          </table:table-cell>
          <table:table-cell office:value-type="string">
            <text:p>AC2 * B6 / 2^11</text:p>
          </table:table-cell>
          <table:table-cell table:formula="of:=INT([.C40]/2^11)" office:value-type="float" office:value="56">
            <text:p>56</text:p>
          </table:table-cell>
          <table:table-cell/>
          <table:table-cell table:formula="of:=DEC2HEX([.C41])" office:value-type="string" office:string-value="38">
            <text:p>38</text:p>
          </table:table-cell>
          <table:table-cell table:number-columns-repeated="2" office:value-type="string">
            <text:p>OK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X3</text:p>
          </table:table-cell>
          <table:table-cell office:value-type="string">
            <text:p>X3 = X1 + X2</text:p>
          </table:table-cell>
          <table:table-cell table:formula="of:=[.C36]+[.C41]" office:value-type="float" office:value="57">
            <text:p>57</text:p>
          </table:table-cell>
          <table:table-cell/>
          <table:table-cell table:formula="of:=DEC2HEX([.C43])" office:value-type="string" office:string-value="39">
            <text:p>39</text:p>
          </table:table-cell>
          <table:table-cell table:number-columns-repeated="2" office:value-type="string">
            <text:p>OK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2">
          <table:table-cell/>
          <table:table-cell office:value-type="string">
            <text:p>B3 = ((AC1 * 4 + X3) &lt;&lt; OSS + 2)/4</text:p>
          </table:table-cell>
          <table:table-cell table:number-columns-repeated="5"/>
          <table:table-cell office:value-type="string">
            <text:p>Shft by OSS THEN add 2 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C1 * 4 + X3</text:p>
          </table:table-cell>
          <table:table-cell table:formula="of:=[.N5]*4+[.C43]" office:value-type="float" office:value="1689">
            <text:p>1689</text:p>
          </table:table-cell>
          <table:table-cell/>
          <table:table-cell table:formula="of:=DEC2HEX([.C46])" office:value-type="string" office:string-value="699">
            <text:p>699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((AC1 * 4 + X3) &lt;&lt; OSS + 2)</text:p>
          </table:table-cell>
          <table:table-cell table:formula="of:=[.C46]+2" office:value-type="float" office:value="1691">
            <text:p>1691</text:p>
          </table:table-cell>
          <table:table-cell/>
          <table:table-cell table:formula="of:=DEC2HEX([.C47])" office:value-type="string" office:string-value="69B">
            <text:p>69B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 office:value-type="string">
            <text:p>B3</text:p>
          </table:table-cell>
          <table:table-cell office:value-type="string">
            <text:p><text:s/>((AC1 * 4 + X3) &lt;&lt; OSS + 2)/4</text:p>
          </table:table-cell>
          <table:table-cell table:formula="of:=INT([.C47]/4)" office:value-type="float" office:value="422">
            <text:p>422</text:p>
          </table:table-cell>
          <table:table-cell/>
          <table:table-cell table:formula="of:=DEC2HEX([.C48])" office:value-type="string" office:string-value="1A6">
            <text:p>1A6</text:p>
          </table:table-cell>
          <table:table-cell table:number-columns-repeated="2" office:value-type="string">
            <text:p>OK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>
            <text:p>X1 = AC3 * B6 / 2^13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AC3</text:p>
          </table:table-cell>
          <table:table-cell table:formula="of:=[.N7]" office:value-type="float" office:value="-14383">
            <text:p>-14383</text:p>
          </table:table-cell>
          <table:table-cell/>
          <table:table-cell table:formula="of:=DEC2HEX([.C53])" office:value-type="string" office:string-value="FFFFFFC7D1">
            <text:p>FFFFFFC7D1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6</text:p>
          </table:table-cell>
          <table:table-cell table:formula="of:=[.C29]" office:value-type="float" office:value="-1601">
            <text:p>-1601</text:p>
          </table:table-cell>
          <table:table-cell/>
          <table:table-cell table:formula="of:=DEC2HEX([.C54])" office:value-type="string" office:string-value="FFFFFFF9BF">
            <text:p>FFFFFFF9BF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C3 * B6</text:p>
          </table:table-cell>
          <table:table-cell table:formula="of:=[.C53]*[.C54]" office:value-type="float" office:value="23027183">
            <text:p>23027183</text:p>
          </table:table-cell>
          <table:table-cell/>
          <table:table-cell table:formula="of:=DEC2HEX([.C55])" office:value-type="string" office:string-value="15F5DEF">
            <text:p>15F5DEF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 office:value-type="string">
            <text:p>X1</text:p>
          </table:table-cell>
          <table:table-cell office:value-type="string">
            <text:p>AC3 * B6 / 2^13</text:p>
          </table:table-cell>
          <table:table-cell table:formula="of:=INT([.C55]/2^13)" office:value-type="float" office:value="2810">
            <text:p>2810</text:p>
          </table:table-cell>
          <table:table-cell/>
          <table:table-cell table:formula="of:=DEC2HEX([.C56])" office:value-type="string" office:string-value="AFA">
            <text:p>AFA</text:p>
          </table:table-cell>
          <table:table-cell table:number-columns-repeated="2" office:value-type="string">
            <text:p>OK</text:p>
          </table:table-cell>
          <table:table-cell office:value-type="string">
            <text:p>AF9 on PIC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X2 = (B1 * (B6 * B6 / 2^12)) / 2^16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B6</text:p>
          </table:table-cell>
          <table:table-cell table:formula="of:=[.C29]" office:value-type="float" office:value="-1601">
            <text:p>-1601</text:p>
          </table:table-cell>
          <table:table-cell/>
          <table:table-cell table:formula="of:=DEC2HEX([.C59])" office:value-type="string" office:string-value="FFFFFFF9BF">
            <text:p>FFFFFFF9BF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6*B6</text:p>
          </table:table-cell>
          <table:table-cell table:formula="of:=[.C59]*[.C59]" office:value-type="float" office:value="2563201">
            <text:p>2563201</text:p>
          </table:table-cell>
          <table:table-cell/>
          <table:table-cell table:formula="of:=DEC2HEX([.C60])" office:value-type="string" office:string-value="271C81">
            <text:p>271C81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(B6 * B6 / 2^12</text:p>
          </table:table-cell>
          <table:table-cell table:formula="of:=[.C60]/2^12" office:value-type="float" office:value="625.781494140625">
            <text:p>625.7814941406</text:p>
          </table:table-cell>
          <table:table-cell/>
          <table:table-cell table:formula="of:=DEC2HEX([.C61])" office:value-type="string" office:string-value="271">
            <text:p>271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1</text:p>
          </table:table-cell>
          <table:table-cell table:formula="of:=[.N11]" office:value-type="float" office:value="6190">
            <text:p>6190</text:p>
          </table:table-cell>
          <table:table-cell/>
          <table:table-cell table:formula="of:=DEC2HEX([.C62])" office:value-type="string" office:string-value="182E">
            <text:p>182E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(B1 * (B6 * B6 / 2^12))</text:p>
          </table:table-cell>
          <table:table-cell table:formula="of:=[.C61]*[.C62]" office:value-type="float" office:value="3873587.44873047">
            <text:p>3873587.44873047</text:p>
          </table:table-cell>
          <table:table-cell/>
          <table:table-cell table:formula="of:=DEC2HEX([.C63])" office:value-type="string" office:string-value="3B1B33">
            <text:p>3B1B33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 office:value-type="string">
            <text:p>X2</text:p>
          </table:table-cell>
          <table:table-cell office:value-type="string">
            <text:p><text:s/>(B1 * (B6 * B6 / 2^12)) / 2^16</text:p>
          </table:table-cell>
          <table:table-cell table:formula="of:=INT([.C63]/(2^16))" office:value-type="float" office:value="59">
            <text:p>59</text:p>
          </table:table-cell>
          <table:table-cell/>
          <table:table-cell table:formula="of:=DEC2HEX([.C64])" office:value-type="string" office:string-value="3B">
            <text:p>3B</text:p>
          </table:table-cell>
          <table:table-cell table:number-columns-repeated="2" office:value-type="string">
            <text:p>OK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>
            <text:p>X3 = ((X1 + X2) + 2) / 2^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X1+X2</text:p>
          </table:table-cell>
          <table:table-cell table:formula="of:=[.C56]+[.C64]" office:value-type="float" office:value="2869">
            <text:p>2869</text:p>
          </table:table-cell>
          <table:table-cell/>
          <table:table-cell table:formula="of:=DEC2HEX([.C68])" office:value-type="string" office:string-value="B35">
            <text:p>B35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X1+X2+2</text:p>
          </table:table-cell>
          <table:table-cell table:formula="of:=[.C68]+2" office:value-type="float" office:value="2871">
            <text:p>2871</text:p>
          </table:table-cell>
          <table:table-cell/>
          <table:table-cell table:formula="of:=DEC2HEX([.C69])" office:value-type="string" office:string-value="B37">
            <text:p>B37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 office:value-type="string">
            <text:p>X3</text:p>
          </table:table-cell>
          <table:table-cell office:value-type="string">
            <text:p>((X1 + X2) + 2) / 2^2</text:p>
          </table:table-cell>
          <table:table-cell table:formula="of:=INT([.C69]/4)" office:value-type="float" office:value="717">
            <text:p>717</text:p>
          </table:table-cell>
          <table:table-cell/>
          <table:table-cell table:formula="of:=DEC2HEX([.C70])" office:value-type="string" office:string-value="2CD">
            <text:p>2CD</text:p>
          </table:table-cell>
          <table:table-cell table:number-columns-repeated="2" office:value-type="string">
            <text:p>OK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B4 = AC4 * (unsigned long)(X3 + 32768) / 2^15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X3+32768</text:p>
          </table:table-cell>
          <table:table-cell table:formula="of:=[.C70]+32768" office:value-type="float" office:value="33485">
            <text:p>33485</text:p>
          </table:table-cell>
          <table:table-cell/>
          <table:table-cell table:formula="of:=DEC2HEX([.C73])" office:value-type="string" office:string-value="82CD">
            <text:p>82CD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C4</text:p>
          </table:table-cell>
          <table:table-cell table:formula="of:=[.N8]" office:value-type="float" office:value="32741">
            <text:p>32741</text:p>
          </table:table-cell>
          <table:table-cell/>
          <table:table-cell table:formula="of:=DEC2HEX([.C74])" office:value-type="string" office:string-value="7FE5">
            <text:p>7FE5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<text:s/>AC4 * (unsigned long)(X3 + 32768) </text:p>
          </table:table-cell>
          <table:table-cell table:formula="of:=[.C73]*[.N8]" office:value-type="float" office:value="1096332385">
            <text:p>1096332385</text:p>
          </table:table-cell>
          <table:table-cell/>
          <table:table-cell table:formula="of:=DEC2HEX([.C75])" office:value-type="string" office:string-value="4158B461">
            <text:p>4158B461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 office:value-type="string">
            <text:p>B4</text:p>
          </table:table-cell>
          <table:table-cell office:value-type="string">
            <text:p>AC4 * (unsigned long)(X3 + 32768) / 2^15</text:p>
          </table:table-cell>
          <table:table-cell table:formula="of:=INT([.C75]/2^15)" office:value-type="float" office:value="33457">
            <text:p>33457</text:p>
          </table:table-cell>
          <table:table-cell/>
          <table:table-cell table:formula="of:=DEC2HEX([.C76])" office:value-type="string" office:string-value="82B1">
            <text:p>82B1</text:p>
          </table:table-cell>
          <table:table-cell table:number-columns-repeated="2" office:value-type="string">
            <text:p>OK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>
            <text:p>B7 = ((unsigned long)UP - B3) * (50000 &gt;&gt; OSS)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UP</text:p>
          </table:table-cell>
          <table:table-cell table:formula="of:=[.C24]" office:value-type="float" office:value="23843">
            <text:p>23843</text:p>
          </table:table-cell>
          <table:table-cell/>
          <table:table-cell table:formula="of:=DEC2HEX([.C81])" office:value-type="string" office:string-value="5D23">
            <text:p>5D23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3</text:p>
          </table:table-cell>
          <table:table-cell table:formula="of:=[.C48]" office:value-type="float" office:value="422">
            <text:p>422</text:p>
          </table:table-cell>
          <table:table-cell/>
          <table:table-cell table:formula="of:=DEC2HEX([.C82])" office:value-type="string" office:string-value="1A6">
            <text:p>1A6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UP-B3</text:p>
          </table:table-cell>
          <table:table-cell table:formula="of:=[.C81]-[.C82]" office:value-type="float" office:value="23421">
            <text:p>23421</text:p>
          </table:table-cell>
          <table:table-cell/>
          <table:table-cell table:formula="of:=DEC2HEX([.C83])" office:value-type="string" office:string-value="5B7D">
            <text:p>5B7D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50000">
            <text:p>50000</text:p>
          </table:table-cell>
          <table:table-cell/>
          <table:table-cell table:formula="of:=DEC2HEX([.C84])" office:value-type="string" office:string-value="C350">
            <text:p>C350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 office:value-type="string">
            <text:p>B7</text:p>
          </table:table-cell>
          <table:table-cell office:value-type="string">
            <text:p>(UP-B3)*50000</text:p>
          </table:table-cell>
          <table:table-cell table:formula="of:=[.C83]*[.C84]" office:value-type="float" office:value="1171050000">
            <text:p>1171050000</text:p>
          </table:table-cell>
          <table:table-cell/>
          <table:table-cell table:formula="of:=DEC2HEX([.C85])" office:value-type="string" office:string-value="45CCCE10">
            <text:p>45CCCE10</text:p>
          </table:table-cell>
          <table:table-cell table:number-columns-repeated="2" office:value-type="string">
            <text:p>OK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p = (B7*2) / B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p = (B7 / B4) * 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B7</text:p>
          </table:table-cell>
          <table:table-cell table:formula="of:=[.C85]" office:value-type="float" office:value="1171050000">
            <text:p>1171050000</text:p>
          </table:table-cell>
          <table:table-cell/>
          <table:table-cell table:formula="of:=DEC2HEX([.C89])" office:value-type="string" office:string-value="45CCCE10">
            <text:p>45CCCE10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B4</text:p>
          </table:table-cell>
          <table:table-cell table:formula="of:=[.C76]" office:value-type="float" office:value="33457">
            <text:p>33457</text:p>
          </table:table-cell>
          <table:table-cell/>
          <table:table-cell table:formula="of:=DEC2HEX([.C90])" office:value-type="string" office:string-value="82B1">
            <text:p>82B1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 office:value-type="string">
            <text:p>p</text:p>
          </table:table-cell>
          <table:table-cell office:value-type="string">
            <text:p>(B7 * 2) / B4</text:p>
          </table:table-cell>
          <table:table-cell table:formula="of:=TRUNC(2*[.C89]/[.C90])" office:value-type="float" office:value="70003">
            <text:p>70003</text:p>
          </table:table-cell>
          <table:table-cell/>
          <table:table-cell table:formula="of:=DEC2HEX([.C91])" office:value-type="string" office:string-value="11173">
            <text:p>11173</text:p>
          </table:table-cell>
          <table:table-cell table:number-columns-repeated="2" office:value-type="string">
            <text:p>OK</text:p>
          </table:table-cell>
          <table:table-cell office:value-type="string">
            <text:p>11172 on PIC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X1 = (p/2^8) * (p/2^8)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P/(2^8)</text:p>
          </table:table-cell>
          <table:table-cell table:formula="of:=INT([.C91]/2^8)" office:value-type="float" office:value="273">
            <text:p>273</text:p>
          </table:table-cell>
          <table:table-cell/>
          <table:table-cell table:formula="of:=DEC2HEX([.C94])" office:value-type="string" office:string-value="111">
            <text:p>111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 office:value-type="string">
            <text:p>X1</text:p>
          </table:table-cell>
          <table:table-cell office:value-type="string">
            <text:p><text:s/>(p/2^8) * (p/2^8)</text:p>
          </table:table-cell>
          <table:table-cell table:formula="of:=[.C94]*[.C94]" office:value-type="float" office:value="74529">
            <text:p>74529</text:p>
          </table:table-cell>
          <table:table-cell/>
          <table:table-cell table:formula="of:=DEC2HEX([.C95])" office:value-type="string" office:string-value="12321">
            <text:p>12321</text:p>
          </table:table-cell>
          <table:table-cell table:number-columns-repeated="2" office:value-type="string">
            <text:p>OK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>
            <text:p>X1 = (X1 * 3038) / 2^16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X1*3038</text:p>
          </table:table-cell>
          <table:table-cell table:formula="of:=[.C95]*3038" office:value-type="float" office:value="226419102">
            <text:p>226419102</text:p>
          </table:table-cell>
          <table:table-cell/>
          <table:table-cell table:formula="of:=DEC2HEX([.C99])" office:value-type="string" office:string-value="D7EE19E">
            <text:p>D7EE19E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 office:value-type="string">
            <text:p>X1</text:p>
          </table:table-cell>
          <table:table-cell office:value-type="string">
            <text:p><text:s/>(X1 * 3038) / 2^16</text:p>
          </table:table-cell>
          <table:table-cell table:formula="of:=INT([.C99]/2^16)" office:value-type="float" office:value="3454">
            <text:p>3454</text:p>
          </table:table-cell>
          <table:table-cell/>
          <table:table-cell table:formula="of:=DEC2HEX([.C100])" office:value-type="string" office:string-value="D7E">
            <text:p>D7E</text:p>
          </table:table-cell>
          <table:table-cell table:number-columns-repeated="2" office:value-type="string">
            <text:p>OK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>
            <text:p>X2 = (-7357 * p) / 2^16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-7357 * 'p'</text:p>
          </table:table-cell>
          <table:table-cell table:formula="of:=-7357*[.C91]" office:value-type="float" office:value="-515012071">
            <text:p>-515012071</text:p>
          </table:table-cell>
          <table:table-cell/>
          <table:table-cell table:formula="of:=DEC2HEX([.C105])" office:value-type="string" office:string-value="FFE14D8A19">
            <text:p>FFE14D8A19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 office:value-type="string">
            <text:p>X2</text:p>
          </table:table-cell>
          <table:table-cell office:value-type="string">
            <text:p>(-7357 * p) / 2^16</text:p>
          </table:table-cell>
          <table:table-cell table:formula="of:=INT([.C105]/2^16)" office:value-type="float" office:value="-7859">
            <text:p>-7859</text:p>
          </table:table-cell>
          <table:table-cell/>
          <table:table-cell table:formula="of:=DEC2HEX([.C106])" office:value-type="string" office:string-value="FFFFFFE14D">
            <text:p>FFFFFFE14D</text:p>
          </table:table-cell>
          <table:table-cell table:number-columns-repeated="2" office:value-type="string">
            <text:p>OK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>
            <text:p>p = p + (X1 + X2 + 3971) / 2^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X1+X2</text:p>
          </table:table-cell>
          <table:table-cell table:formula="of:=[.C100]+[.C106]" office:value-type="float" office:value="-4405">
            <text:p>-4405</text:p>
          </table:table-cell>
          <table:table-cell/>
          <table:table-cell table:formula="of:=DEC2HEX([.C110])" office:value-type="string" office:string-value="FFFFFFEECB">
            <text:p>FFFFFFEECB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(X1 + X2 + 3791)</text:p>
          </table:table-cell>
          <table:table-cell table:formula="of:=[.C110]+3791" office:value-type="float" office:value="-614">
            <text:p>-614</text:p>
          </table:table-cell>
          <table:table-cell/>
          <table:table-cell table:formula="of:=DEC2HEX([.C111])" office:value-type="string" office:string-value="FFFFFFFD9A">
            <text:p>FFFFFFFD9A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(X1 + X2 + 3791) / 2^4</text:p>
          </table:table-cell>
          <table:table-cell table:formula="of:=INT([.C111]/(2^4))" office:value-type="float" office:value="-39">
            <text:p>-39</text:p>
          </table:table-cell>
          <table:table-cell/>
          <table:table-cell table:formula="of:=DEC2HEX([.C112])" office:value-type="string" office:string-value="FFFFFFFFD9">
            <text:p>FFFFFFFFD9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</text:p>
          </table:table-cell>
          <table:table-cell table:formula="of:=[.C91]" office:value-type="float" office:value="70003">
            <text:p>70003</text:p>
          </table:table-cell>
          <table:table-cell/>
          <table:table-cell table:formula="of:=DEC2HEX([.C113])" office:value-type="string" office:string-value="11173">
            <text:p>11173</text:p>
          </table:table-cell>
          <table:table-cell office:value-type="string">
            <text:p>OK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 + (X1 + X2 + 3791) / 2^4</text:p>
          </table:table-cell>
          <table:table-cell table:formula="of:=[.C113]+[.C112]" office:value-type="float" office:value="69964">
            <text:p>69964</text:p>
          </table:table-cell>
          <table:table-cell/>
          <table:table-cell table:formula="of:=DEC2HEX([.C114])" office:value-type="string" office:string-value="1114C">
            <text:p>1114C</text:p>
          </table:table-cell>
          <table:table-cell table:number-columns-repeated="2" office:value-type="string">
            <text:p>OK</text:p>
          </table:table-cell>
          <table:table-cell office:value-type="string">
            <text:p>1114B on PIC</text:p>
          </table:table-cell>
          <table:table-cell table:number-columns-repeated="6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2"/>
          <table:table-cell office:value-type="float" office:value="69964">
            <text:p>69964</text:p>
          </table:table-cell>
          <table:table-cell/>
          <table:table-cell table:formula="of:=DEC2HEX([.C121])" office:value-type="string" office:string-value="1114C">
            <text:p>1114C</text:p>
          </table:table-cell>
          <table:table-cell office:value-type="string">
            <text:p>10751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6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>
            <draw:frame table:end-cell-address="Sheet2.U22" table:end-x="1.393cm" table:end-y="0.042cm" draw:z-index="1" draw:style-name="gr1" svg:width="15.974cm" svg:height="8.968cm" svg:x="1.226cm" svg:y="0.107cm">
              <draw:object draw:notify-on-update-of-ranges="Sheet2.E32:Sheet2.E36 Sheet2.F32:Sheet2.F3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p (in Pa)</text:p>
          </table:table-cell>
          <table:table-cell office:value-type="float" office:value="99500">
            <text:p>99500</text:p>
          </table:table-cell>
          <table:table-cell table:number-columns-repeated="2"/>
          <table:table-cell table:formula="of:=[.B5]*65536" office:value-type="float" office:value="6520832000">
            <text:p>6520832000</text:p>
          </table:table-cell>
          <table:table-cell table:number-columns-repeated="10"/>
        </table:table-row>
        <table:table-row table:style-name="ro1">
          <table:table-cell office:value-type="string">
            <text:p>p0</text:p>
          </table:table-cell>
          <table:table-cell office:value-type="float" office:value="101325">
            <text:p>101325</text:p>
          </table:table-cell>
          <table:table-cell table:number-columns-repeated="2"/>
          <table:table-cell table:formula="of:=INT([.E5]/[.B6])" office:value-type="float" office:value="64355">
            <text:p>64355</text:p>
          </table:table-cell>
          <table:table-cell/>
          <table:table-cell office:value-type="string">
            <text:p>As a 16 bit fraction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P/P0</text:p>
          </table:table-cell>
          <table:table-cell table:formula="of:=[.B5]/[.B6]" office:value-type="float" office:value="0.981988650382433">
            <text:p>0.9819886504</text:p>
          </table:table-cell>
          <table:table-cell table:number-columns-repeated="13"/>
        </table:table-row>
        <table:table-row table:style-name="ro1">
          <table:table-cell office:value-type="string">
            <text:p>1/5.255</text:p>
          </table:table-cell>
          <table:table-cell table:formula="of:=1/5.255" office:value-type="float" office:value="0.190294957183635">
            <text:p>0.1902949572</text:p>
          </table:table-cell>
          <table:table-cell table:number-columns-repeated="13"/>
        </table:table-row>
        <table:table-row table:style-name="ro1">
          <table:table-cell/>
          <table:table-cell table:formula="of:=POWER([.B8];[.B9])" office:value-type="float" office:value="0.996547263063163">
            <text:p>0.9965472631</text:p>
          </table:table-cell>
          <table:table-cell table:number-columns-repeated="13"/>
        </table:table-row>
        <table:table-row table:style-name="ro1">
          <table:table-cell/>
          <table:table-cell table:formula="of:=1-[.B10]" office:value-type="float" office:value="0.0034527369368369">
            <text:p>0.003452736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4330">
            <text:p>44330</text:p>
          </table:table-cell>
          <table:table-cell table:number-columns-repeated="13"/>
        </table:table-row>
        <table:table-row table:style-name="ro1">
          <table:table-cell office:value-type="string">
            <text:p>Altitude (m)</text:p>
          </table:table-cell>
          <table:table-cell table:formula="of:=[.B11]*[.B12]" office:value-type="float" office:value="153.05982840998">
            <text:p>153.05982841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>
            <text:p>0 &lt;= p &lt;=</text:p>
          </table:table-cell>
          <table:table-cell office:value-type="float" office:value="1.2">
            <text:p>1.2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P/P0</text:p>
          </table:table-cell>
          <table:table-cell office:value-type="string">
            <text:p>(p/p0)^0.19</text:p>
          </table:table-cell>
          <table:table-cell office:value-type="string">
            <text:p>1-(p/p0)^0.19</text:p>
          </table:table-cell>
          <table:table-cell office:value-type="string">
            <text:p>Alt</text:p>
          </table:table-cell>
          <table:table-cell office:value-type="string">
            <text:p>1-P/P0 = X</text:p>
          </table:table-cell>
          <table:table-cell/>
          <table:table-cell office:value-type="string">
            <text:p>Linear</text:p>
          </table:table-cell>
          <table:table-cell office:value-type="string">
            <text:p>Error on linear</text:p>
          </table:table-cell>
          <table:table-cell office:value-type="string">
            <text:p>X^2</text:p>
          </table:table-cell>
          <table:table-cell/>
          <table:table-cell office:value-type="string">
            <text:p>AX + BX^2</text:p>
          </table:table-cell>
          <table:table-cell office:value-type="string">
            <text:p>E</text:p>
          </table:table-cell>
          <table:table-cell office:value-type="string">
            <text:p>E%</text:p>
          </table:table-cell>
          <table:table-cell office:value-type="string">
            <text:p>E^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POWER([.A21];[.$B$9])" office:value-type="float" office:value="0">
            <text:p>0</text:p>
          </table:table-cell>
          <table:table-cell table:formula="of:=1-[.B21]" office:value-type="float" office:value="1">
            <text:p>1</text:p>
          </table:table-cell>
          <table:table-cell table:formula="of:=44330*[.C21]" office:value-type="float" office:value="44330">
            <text:p>44330</text:p>
          </table:table-cell>
          <table:table-cell table:formula="of:=1-[.A21]"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0.01">
            <text:p>0.01</text:p>
          </table:table-cell>
          <table:table-cell table:formula="of:=POWER([.A22];[.$B$9])" office:value-type="float" office:value="0.416303522502072">
            <text:p>0.4163035225</text:p>
          </table:table-cell>
          <table:table-cell table:formula="of:=1-[.B22]" office:value-type="float" office:value="0.583696477497928">
            <text:p>0.5836964775</text:p>
          </table:table-cell>
          <table:table-cell table:formula="of:=44330*[.C22]" office:value-type="float" office:value="25875.2648474831">
            <text:p>25875.2648474831</text:p>
          </table:table-cell>
          <table:table-cell table:formula="of:=1-[.A22]" office:value-type="float" office:value="0.99">
            <text:p>0.99</text:p>
          </table:table-cell>
          <table:table-cell table:number-columns-repeated="10"/>
        </table:table-row>
        <table:table-row table:style-name="ro1">
          <table:table-cell office:value-type="float" office:value="0.025">
            <text:p>0.025</text:p>
          </table:table-cell>
          <table:table-cell table:formula="of:=POWER([.A23];[.$B$9])" office:value-type="float" office:value="0.495605437480919">
            <text:p>0.4956054375</text:p>
          </table:table-cell>
          <table:table-cell table:formula="of:=1-[.B23]" office:value-type="float" office:value="0.504394562519081">
            <text:p>0.5043945625</text:p>
          </table:table-cell>
          <table:table-cell table:formula="of:=44330*[.C23]" office:value-type="float" office:value="22359.8109564709">
            <text:p>22359.8109564709</text:p>
          </table:table-cell>
          <table:table-cell table:formula="of:=1-[.A23]" office:value-type="float" office:value="0.975">
            <text:p>0.975</text:p>
          </table:table-cell>
          <table:table-cell table:number-columns-repeated="10"/>
        </table:table-row>
        <table:table-row table:style-name="ro1">
          <table:table-cell office:value-type="float" office:value="0.05">
            <text:p>0.05</text:p>
          </table:table-cell>
          <table:table-cell table:formula="of:=POWER([.A24];[.$B$9])" office:value-type="float" office:value="0.565484301200709">
            <text:p>0.5654843012</text:p>
          </table:table-cell>
          <table:table-cell table:formula="of:=1-[.B24]" office:value-type="float" office:value="0.434515698799291">
            <text:p>0.4345156988</text:p>
          </table:table-cell>
          <table:table-cell table:formula="of:=44330*[.C24]" office:value-type="float" office:value="19262.0809277726">
            <text:p>19262.0809277726</text:p>
          </table:table-cell>
          <table:table-cell table:formula="of:=1-[.A24]" office:value-type="float" office:value="0.95">
            <text:p>0.95</text:p>
          </table:table-cell>
          <table:table-cell table:number-columns-repeated="10"/>
        </table:table-row>
        <table:table-row table:style-name="ro1">
          <table:table-cell office:value-type="float" office:value="0.075">
            <text:p>0.075</text:p>
          </table:table-cell>
          <table:table-cell table:formula="of:=POWER([.A25];[.$B$9])" office:value-type="float" office:value="0.610843323317332">
            <text:p>0.6108433233</text:p>
          </table:table-cell>
          <table:table-cell table:formula="of:=1-[.B25]" office:value-type="float" office:value="0.389156676682668">
            <text:p>0.3891566767</text:p>
          </table:table-cell>
          <table:table-cell table:formula="of:=44330*[.C25]" office:value-type="float" office:value="17251.3154773427">
            <text:p>17251.3154773427</text:p>
          </table:table-cell>
          <table:table-cell table:formula="of:=1-[.A25]" office:value-type="float" office:value="0.925">
            <text:p>0.925</text:p>
          </table:table-cell>
          <table:table-cell table:number-columns-repeated="10"/>
        </table:table-row>
        <table:table-row table:style-name="ro1">
          <table:table-cell office:value-type="float" office:value="0.1">
            <text:p>0.1</text:p>
          </table:table-cell>
          <table:table-cell table:formula="of:=POWER([.A26];[.$B$9])" office:value-type="float" office:value="0.645215872791481">
            <text:p>0.6452158728</text:p>
          </table:table-cell>
          <table:table-cell table:formula="of:=1-[.B26]" office:value-type="float" office:value="0.354784127208519">
            <text:p>0.3547841272</text:p>
          </table:table-cell>
          <table:table-cell table:formula="of:=44330*[.C26]" office:value-type="float" office:value="15727.5803591537">
            <text:p>15727.5803591537</text:p>
          </table:table-cell>
          <table:table-cell table:formula="of:=1-[.A26]" office:value-type="float" office:value="0.9">
            <text:p>0.9</text:p>
          </table:table-cell>
          <table:table-cell table:number-columns-repeated="10"/>
        </table:table-row>
        <table:table-row table:style-name="ro1">
          <table:table-cell office:value-type="float" office:value="0.2">
            <text:p>0.2</text:p>
          </table:table-cell>
          <table:table-cell table:formula="of:=POWER([.A27];[.$B$9])" office:value-type="float" office:value="0.736189354183879">
            <text:p>0.7361893542</text:p>
          </table:table-cell>
          <table:table-cell table:formula="of:=1-[.B27]" office:value-type="float" office:value="0.263810645816121">
            <text:p>0.2638106458</text:p>
          </table:table-cell>
          <table:table-cell table:formula="of:=44330*[.C27]" office:value-type="float" office:value="11694.7259290286">
            <text:p>11694.7259290286</text:p>
          </table:table-cell>
          <table:table-cell table:formula="of:=1-[.A27]" office:value-type="float" office:value="0.8">
            <text:p>0.8</text:p>
          </table:table-cell>
          <table:table-cell table:number-columns-repeated="9"/>
          <table:table-cell>
            <draw:frame table:end-cell-address="Sheet2.V47" table:end-x="1.087cm" table:end-y="0.194cm" draw:z-index="0" draw:style-name="gr1" svg:width="16.002cm" svg:height="9.024cm" svg:x="0.892cm" svg:y="0.202cm">
              <draw:object draw:notify-on-update-of-ranges="Sheet2.A21:Sheet2.A37 Sheet2.B21:Sheet2.B37 Sheet2.A21:Sheet2.A37 Sheet2.C21:Sheet2.C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3">
            <text:p>0.3</text:p>
          </table:table-cell>
          <table:table-cell table:formula="of:=POWER([.A28];[.$B$9])" office:value-type="float" office:value="0.795241089355916">
            <text:p>0.7952410894</text:p>
          </table:table-cell>
          <table:table-cell table:formula="of:=1-[.B28]" office:value-type="float" office:value="0.204758910644084">
            <text:p>0.2047589106</text:p>
          </table:table-cell>
          <table:table-cell table:formula="of:=44330*[.C28]" office:value-type="float" office:value="9076.96250885227">
            <text:p>9076.9625088523</text:p>
          </table:table-cell>
          <table:table-cell table:formula="of:=1-[.A28]" office:value-type="float" office:value="0.7">
            <text:p>0.7</text:p>
          </table:table-cell>
          <table:table-cell table:number-columns-repeated="10"/>
        </table:table-row>
        <table:table-row table:style-name="ro1">
          <table:table-cell office:value-type="float" office:value="0.4">
            <text:p>0.4</text:p>
          </table:table-cell>
          <table:table-cell table:formula="of:=POWER([.A29];[.$B$9])" office:value-type="float" office:value="0.8399898205679">
            <text:p>0.8399898206</text:p>
          </table:table-cell>
          <table:table-cell table:formula="of:=1-[.B29]" office:value-type="float" office:value="0.1600101794321">
            <text:p>0.1600101794</text:p>
          </table:table-cell>
          <table:table-cell table:formula="of:=44330*[.C29]" office:value-type="float" office:value="7093.251254225">
            <text:p>7093.251254225</text:p>
          </table:table-cell>
          <table:table-cell table:formula="of:=1-[.A29]" office:value-type="float" office:value="0.6">
            <text:p>0.6</text:p>
          </table:table-cell>
          <table:table-cell table:number-columns-repeated="10"/>
        </table:table-row>
        <table:table-row table:style-name="ro1">
          <table:table-cell office:value-type="float" office:value="0.5">
            <text:p>0.5</text:p>
          </table:table-cell>
          <table:table-cell table:formula="of:=POWER([.A30];[.$B$9])" office:value-type="float" office:value="0.876426518700139">
            <text:p>0.8764265187</text:p>
          </table:table-cell>
          <table:table-cell table:formula="of:=1-[.B30]" office:value-type="float" office:value="0.123573481299861">
            <text:p>0.1235734813</text:p>
          </table:table-cell>
          <table:table-cell table:formula="of:=44330*[.C30]" office:value-type="float" office:value="5478.01242602283">
            <text:p>5478.0124260228</text:p>
          </table:table-cell>
          <table:table-cell table:formula="of:=1-[.A30]" office:value-type="float" office:value="0.5">
            <text:p>0.5</text:p>
          </table:table-cell>
          <table:table-cell table:number-columns-repeated="10"/>
        </table:table-row>
        <table:table-row table:style-name="ro1">
          <table:table-cell office:value-type="float" office:value="0.6">
            <text:p>0.6</text:p>
          </table:table-cell>
          <table:table-cell table:formula="of:=POWER([.A31];[.$B$9])" office:value-type="float" office:value="0.907367671319858">
            <text:p>0.9073676713</text:p>
          </table:table-cell>
          <table:table-cell table:formula="of:=1-[.B31]" office:value-type="float" office:value="0.0926323286801417">
            <text:p>0.0926323287</text:p>
          </table:table-cell>
          <table:table-cell table:formula="of:=44330*[.C31]" office:value-type="float" office:value="4106.39113039068">
            <text:p>4106.3911303907</text:p>
          </table:table-cell>
          <table:table-cell table:formula="of:=1-[.A31]" office:value-type="float" office:value="0.4">
            <text:p>0.4</text:p>
          </table:table-cell>
          <table:table-cell table:number-columns-repeated="10"/>
        </table:table-row>
        <table:table-row table:style-name="ro1">
          <table:table-cell table:style-name="ce1" office:value-type="float" office:value="0.7">
            <text:p>0.7</text:p>
          </table:table-cell>
          <table:table-cell table:style-name="ce1" table:formula="of:=POWER([.A32];[.$B$9])" office:value-type="float" office:value="0.934378718089019">
            <text:p>0.9343787181</text:p>
          </table:table-cell>
          <table:table-cell table:style-name="ce1" table:formula="of:=1-[.B32]" office:value-type="float" office:value="0.0656212819109805">
            <text:p>0.0656212819</text:p>
          </table:table-cell>
          <table:table-cell table:formula="of:=44330*[.C32]" office:value-type="float" office:value="2908.99142711377">
            <text:p>2908.9914271138</text:p>
          </table:table-cell>
          <table:table-cell table:formula="of:=1-[.A32]" office:value-type="float" office:value="0.3">
            <text:p>0.3</text:p>
          </table:table-cell>
          <table:table-cell table:formula="of:=[.D32]" office:value-type="float" office:value="2908.99142711377">
            <text:p>2908.9914271138</text:p>
          </table:table-cell>
          <table:table-cell table:formula="of:=[.E32]*[.$F$44]" office:value-type="float" office:value="2514.79473">
            <text:p>2514.79473</text:p>
          </table:table-cell>
          <table:table-cell table:formula="of:=[.F32]-[.G32]" office:value-type="float" office:value="394.196697113765">
            <text:p>394.1966971138</text:p>
          </table:table-cell>
          <table:table-cell table:formula="of:=[.E32]*[.E32]" office:value-type="float" office:value="0.09">
            <text:p>0.09</text:p>
          </table:table-cell>
          <table:table-cell table:formula="of:=[.H32]/[.I32]" office:value-type="float" office:value="4379.96330126406">
            <text:p>4379.9633012641</text:p>
          </table:table-cell>
          <table:table-cell table:formula="of:=[.E32]*[.$F$44]+[.E32]*[.E32]*[.$J$44]" office:value-type="float" office:value="2901.051222">
            <text:p>2901.051222</text:p>
          </table:table-cell>
          <table:table-cell table:formula="of:=[.F32]-[.K32]" office:value-type="float" office:value="7.94020511376539">
            <text:p>7.9402051138</text:p>
          </table:table-cell>
          <table:table-cell table:style-name="ce2" table:formula="of:=[.L32]/[.G32]" office:value-type="percentage" office:value="0.00315739691158228">
            <text:p>0.32%</text:p>
          </table:table-cell>
          <table:table-cell table:formula="of:=[.M32]*[.M32]" office:value-type="float" office:value="0.00000996915525726931">
            <text:p>9.96915525726931E-006</text:p>
          </table:table-cell>
          <table:table-cell/>
        </table:table-row>
        <table:table-row table:style-name="ro1">
          <table:table-cell table:style-name="ce1" office:value-type="float" office:value="0.8">
            <text:p>0.8</text:p>
          </table:table-cell>
          <table:table-cell table:style-name="ce1" table:formula="of:=POWER([.A33];[.$B$9])" office:value-type="float" office:value="0.958425837928455">
            <text:p>0.9584258379</text:p>
          </table:table-cell>
          <table:table-cell table:style-name="ce1" table:formula="of:=1-[.B33]" office:value-type="float" office:value="0.0415741620715446">
            <text:p>0.0415741621</text:p>
          </table:table-cell>
          <table:table-cell table:formula="of:=44330*[.C33]" office:value-type="float" office:value="1842.98260463157">
            <text:p>1842.9826046316</text:p>
          </table:table-cell>
          <table:table-cell table:formula="of:=1-[.A33]" office:value-type="float" office:value="0.2">
            <text:p>0.2</text:p>
          </table:table-cell>
          <table:table-cell table:formula="of:=[.D33]" office:value-type="float" office:value="1842.98260463157">
            <text:p>1842.9826046316</text:p>
          </table:table-cell>
          <table:table-cell table:formula="of:=[.E33]*[.$F$44]" office:value-type="float" office:value="1676.52982">
            <text:p>1676.52982</text:p>
          </table:table-cell>
          <table:table-cell table:formula="of:=[.F33]-[.G33]" office:value-type="float" office:value="166.452784631574">
            <text:p>166.4527846316</text:p>
          </table:table-cell>
          <table:table-cell table:formula="of:=[.E33]*[.E33]" office:value-type="float" office:value="0.04">
            <text:p>0.04</text:p>
          </table:table-cell>
          <table:table-cell table:formula="of:=[.H33]/[.I33]" office:value-type="float" office:value="4161.31961578934">
            <text:p>4161.3196157894</text:p>
          </table:table-cell>
          <table:table-cell table:formula="of:=[.E33]*[.$F$44]+[.E33]*[.E33]*[.$J$44]" office:value-type="float" office:value="1848.199372">
            <text:p>1848.199372</text:p>
          </table:table-cell>
          <table:table-cell table:formula="of:=[.F33]-[.K33]" office:value-type="float" office:value="-5.21676736842619">
            <text:p>-5.2167673684</text:p>
          </table:table-cell>
          <table:table-cell table:style-name="ce2" table:formula="of:=[.L33]/[.G33]" office:value-type="percentage" office:value="-0.00311164603587319">
            <text:p>-0.31%</text:p>
          </table:table-cell>
          <table:table-cell table:formula="of:=[.M33]*[.M33]" office:value-type="float" office:value="0.00000968234105256533">
            <text:p>9.68234105256533E-006</text:p>
          </table:table-cell>
          <table:table-cell/>
        </table:table-row>
        <table:table-row table:style-name="ro1">
          <table:table-cell table:style-name="ce1" office:value-type="float" office:value="0.9">
            <text:p>0.9</text:p>
          </table:table-cell>
          <table:table-cell table:style-name="ce1" table:formula="of:=POWER([.A34];[.$B$9])" office:value-type="float" office:value="0.980150081342409">
            <text:p>0.9801500813</text:p>
          </table:table-cell>
          <table:table-cell table:style-name="ce1" table:formula="of:=1-[.B34]" office:value-type="float" office:value="0.0198499186575912">
            <text:p>0.0198499187</text:p>
          </table:table-cell>
          <table:table-cell table:formula="of:=44330*[.C34]" office:value-type="float" office:value="879.946894091019">
            <text:p>879.946894091</text:p>
          </table:table-cell>
          <table:table-cell table:formula="of:=1-[.A34]" office:value-type="float" office:value="0.1">
            <text:p>0.1</text:p>
          </table:table-cell>
          <table:table-cell table:formula="of:=[.D34]" office:value-type="float" office:value="879.946894091019">
            <text:p>879.946894091</text:p>
          </table:table-cell>
          <table:table-cell table:formula="of:=[.E34]*[.$F$44]" office:value-type="float" office:value="838.26491">
            <text:p>838.26491</text:p>
          </table:table-cell>
          <table:table-cell table:formula="of:=[.F34]-[.G34]" office:value-type="float" office:value="41.6819840910192">
            <text:p>41.681984091</text:p>
          </table:table-cell>
          <table:table-cell table:formula="of:=[.E34]*[.E34]" office:value-type="float" office:value="0.01">
            <text:p>0.01</text:p>
          </table:table-cell>
          <table:table-cell table:formula="of:=[.H34]/[.I34]" office:value-type="float" office:value="4168.19840910192">
            <text:p>4168.1984091019</text:p>
          </table:table-cell>
          <table:table-cell table:formula="of:=[.E34]*[.$F$44]+[.E34]*[.E34]*[.$J$44]" office:value-type="float" office:value="881.182298">
            <text:p>881.182298</text:p>
          </table:table-cell>
          <table:table-cell table:formula="of:=[.F34]-[.K34]" office:value-type="float" office:value="-1.23540390898074">
            <text:p>-1.235403909</text:p>
          </table:table-cell>
          <table:table-cell table:style-name="ce2" table:formula="of:=[.L34]/[.G34]" office:value-type="percentage" office:value="-0.00147376311980033">
            <text:p>-0.15%</text:p>
          </table:table-cell>
          <table:table-cell table:formula="of:=[.M34]*[.M34]" office:value-type="float" office:value="0.0000021719777332836">
            <text:p>0.00000217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POWER([.A35];[.$B$9])" office:value-type="float" office:value="1">
            <text:p>1</text:p>
          </table:table-cell>
          <table:table-cell table:style-name="ce1" table:formula="of:=1-[.B35]" office:value-type="float" office:value="0">
            <text:p>0</text:p>
          </table:table-cell>
          <table:table-cell table:formula="of:=44330*[.C35]" office:value-type="float" office:value="0">
            <text:p>0</text:p>
          </table:table-cell>
          <table:table-cell table:formula="of:=1-[.A35]" office:value-type="float" office:value="0">
            <text:p>0</text:p>
          </table:table-cell>
          <table:table-cell table:formula="of:=[.D35]" office:value-type="float" office:value="0">
            <text:p>0</text:p>
          </table:table-cell>
          <table:table-cell table:formula="of:=[.E35]*[.$F$44]" office:value-type="float" office:value="0">
            <text:p>0</text:p>
          </table:table-cell>
          <table:table-cell table:formula="of:=[.F35]-[.G35]" office:value-type="float" office:value="0">
            <text:p>0</text:p>
          </table:table-cell>
          <table:table-cell table:formula="of:=[.E35]*[.E35]" office:value-type="float" office:value="0">
            <text:p>0</text:p>
          </table:table-cell>
          <table:table-cell/>
          <table:table-cell table:formula="of:=[.E35]*[.$F$44]+[.E35]*[.E35]*[.$J$44]" office:value-type="float" office:value="0">
            <text:p>0</text:p>
          </table:table-cell>
          <table:table-cell table:formula="of:=[.F35]-[.K35]"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table:formula="of:=[.M35]*[.M35]"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float" office:value="1.1">
            <text:p>1.1</text:p>
          </table:table-cell>
          <table:table-cell table:style-name="ce1" table:formula="of:=POWER([.A36];[.$B$9])" office:value-type="float" office:value="1.0183025217106">
            <text:p>1.0183025217</text:p>
          </table:table-cell>
          <table:table-cell table:style-name="ce1" table:formula="of:=1-[.B36]" office:value-type="float" office:value="-0.018302521710597">
            <text:p>-0.0183025217</text:p>
          </table:table-cell>
          <table:table-cell table:formula="of:=44330*[.C36]" office:value-type="float" office:value="-811.350787430764">
            <text:p>-811.3507874308</text:p>
          </table:table-cell>
          <table:table-cell table:formula="of:=1-[.A36]" office:value-type="float" office:value="-0.1">
            <text:p>-0.1</text:p>
          </table:table-cell>
          <table:table-cell table:formula="of:=[.D36]" office:value-type="float" office:value="-811.350787430764">
            <text:p>-811.3507874308</text:p>
          </table:table-cell>
          <table:table-cell table:formula="of:=[.E36]*[.$F$44]" office:value-type="float" office:value="-838.264910000001">
            <text:p>-838.26491</text:p>
          </table:table-cell>
          <table:table-cell table:formula="of:=[.F36]-[.G36]" office:value-type="float" office:value="26.9141225692364">
            <text:p>26.9141225692</text:p>
          </table:table-cell>
          <table:table-cell table:formula="of:=[.E36]*[.E36]" office:value-type="float" office:value="0.01">
            <text:p>0.01</text:p>
          </table:table-cell>
          <table:table-cell table:formula="of:=[.H36]/[.I36]" office:value-type="float" office:value="2691.41225692363">
            <text:p>2691.4122569236</text:p>
          </table:table-cell>
          <table:table-cell table:formula="of:=[.E36]*[.$F$44]+[.E36]*[.E36]*[.$J$44]" office:value-type="float" office:value="-795.347522000001">
            <text:p>-795.347522</text:p>
          </table:table-cell>
          <table:table-cell table:formula="of:=[.F36]-[.K36]" office:value-type="float" office:value="-16.0032654307637">
            <text:p>-16.0032654308</text:p>
          </table:table-cell>
          <table:table-cell table:style-name="ce2" table:formula="of:=[.L36]/[.G36]" office:value-type="percentage" office:value="0.0190909403934893">
            <text:p>1.91%</text:p>
          </table:table-cell>
          <table:table-cell table:formula="of:=[.M36]*[.M36]" office:value-type="float" office:value="0.000364464005107762">
            <text:p>0.000364464</text:p>
          </table:table-cell>
          <table:table-cell/>
        </table:table-row>
        <table:table-row table:style-name="ro1">
          <table:table-cell office:value-type="float" office:value="1.2">
            <text:p>1.2</text:p>
          </table:table-cell>
          <table:table-cell table:formula="of:=POWER([.A37];[.$B$9])" office:value-type="float" office:value="1.03530376130746">
            <text:p>1.0353037613</text:p>
          </table:table-cell>
          <table:table-cell table:formula="of:=1-[.B37]" office:value-type="float" office:value="-0.0353037613074616">
            <text:p>-0.0353037613</text:p>
          </table:table-cell>
          <table:table-cell table:formula="of:=44330*[.C37]" office:value-type="float" office:value="-1565.01573875977">
            <text:p>-1565.0157387598</text:p>
          </table:table-cell>
          <table:table-cell table:formula="of:=1-[.A37]" office:value-type="float" office:value="-0.2">
            <text:p>-0.2</text:p>
          </table:table-cell>
          <table:table-cell table:formula="of:=[.D37]" office:value-type="float" office:value="-1565.01573875977">
            <text:p>-1565.0157387598</text:p>
          </table:table-cell>
          <table:table-cell table:number-columns-repeated="9"/>
        </table:table-row>
        <table:table-row table:style-name="ro1">
          <table:table-cell office:value-type="float" office:value="0.999">
            <text:p>0.999</text:p>
          </table:table-cell>
          <table:table-cell table:formula="of:=POWER([.A38];[.$B$9])" office:value-type="float" office:value="0.999809627954916">
            <text:p>0.999809628</text:p>
          </table:table-cell>
          <table:table-cell table:formula="of:=1-[.B38]" office:value-type="float" office:value="0.000190372045083542">
            <text:p>0.000190372</text:p>
          </table:table-cell>
          <table:table-cell table:formula="of:=44330*[.C38]" office:value-type="float" office:value="8.43919275855343">
            <text:p>8.4391927586</text:p>
          </table:table-cell>
          <table:table-cell table:formula="of:=1-[.A38]" office:value-type="float" office:value="0.001">
            <text:p>0.001</text:p>
          </table:table-cell>
          <table:table-cell table:formula="of:=[.D38]" office:value-type="float" office:value="8.43919275855343">
            <text:p>8.4391927586</text:p>
          </table:table-cell>
          <table:table-cell table:number-columns-repeated="9"/>
        </table:table-row>
        <table:table-row table:style-name="ro1">
          <table:table-cell office:value-type="float" office:value="1.001">
            <text:p>1.001</text:p>
          </table:table-cell>
          <table:table-cell table:formula="of:=POWER([.A39];[.$B$9])" office:value-type="float" office:value="1.00019021796223">
            <text:p>1.000190218</text:p>
          </table:table-cell>
          <table:table-cell table:formula="of:=1-[.B39]" office:value-type="float" office:value="-0.000190217962231731">
            <text:p>-0.000190218</text:p>
          </table:table-cell>
          <table:table-cell table:formula="of:=44330*[.C39]" office:value-type="float" office:value="-8.43236226573265">
            <text:p>-8.4323622657</text:p>
          </table:table-cell>
          <table:table-cell table:formula="of:=1-[.A39]" office:value-type="float" office:value="-0.00099999999999989">
            <text:p>-0.001</text:p>
          </table:table-cell>
          <table:table-cell table:formula="of:=[.D39]" office:value-type="float" office:value="-8.43236226573265">
            <text:p>-8.4323622657</text:p>
          </table:table-cell>
          <table:table-cell table:number-columns-repeated="9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>
            <text:p>Note 3000m is p/p0 of c. 0.7</text:p>
          </table:table-cell>
          <table:table-cell table:number-columns-repeated="3"/>
          <table:table-cell office:value-type="string">
            <text:p>A</text:p>
          </table:table-cell>
          <table:table-cell office:value-type="float" office:value="8382.6491">
            <text:p>8382.6491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4291.7388">
            <text:p>4291.7388</text:p>
          </table:table-cell>
          <table:table-cell table:number-columns-repeated="3"/>
          <table:table-cell table:formula="of:=SUM([.N32:.N36])" office:value-type="float" office:value="0.00038628747915088">
            <text:p>0.0003862875</text:p>
          </table:table-cell>
          <table:table-cell/>
        </table:table-row>
      </table:table>
      <table:table table:name="Sheet3" table:style-name="ta1" table:print="false">
        <table:table-column table:style-name="co6" table:default-cell-style-name="Default"/>
        <table:table-column table:style-name="co6" table:number-columns-repeated="3" table:default-cell-style-name="ce1"/>
        <table:table-column table:style-name="co6" table:number-columns-repeated="4" table:default-cell-style-name="Default"/>
        <table:table-column table:style-name="co6" table:default-cell-style-name="ce2"/>
        <table:table-column table:style-name="co6" table:number-columns-repeated="6" table:default-cell-style-name="Default"/>
        <table:table-row table:style-name="ro1" table:number-rows-repeated="5"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office:value-type="string">
            <text:p>a</text:p>
          </table:table-cell>
          <table:table-cell office:value-type="float" office:value="8382.6491">
            <text:p>8382.6491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office:value-type="string">
            <text:p>b</text:p>
          </table:table-cell>
          <table:table-cell office:value-type="float" office:value="4291.7388">
            <text:p>4291.7388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float" office:value="1013.25">
            <text:p>1013.2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style-name="Default" office:value-type="string">
            <text:p>Alt</text:p>
          </table:table-cell>
          <table:table-cell table:style-name="Default"/>
          <table:table-cell table:number-columns-repeated="2"/>
          <table:table-cell office:value-type="string">
            <text:p>Approx</text:p>
          </table:table-cell>
          <table:table-cell office:value-type="string">
            <text:p>e</text:p>
          </table:table-cell>
          <table:table-cell table:style-name="Default" office:value-type="string">
            <text:p>e%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float" office:value="700">
            <text:p>700</text:p>
          </table:table-cell>
          <table:table-cell table:formula="of:=[.A13]/[.$A$9]" office:value-type="float" office:value="0.690846286701209">
            <text:p>0.6908462867</text:p>
          </table:table-cell>
          <table:table-cell table:formula="of:=44330 * (1-POWER([.B13];1/5.255))" office:value-type="float" office:value="3012.61500373819">
            <text:p>3012.6150037382</text:p>
          </table:table-cell>
          <table:table-cell table:number-columns-repeated="2"/>
          <table:table-cell table:formula="of:=1-[.B13]" office:value-type="float" office:value="0.309153713298791">
            <text:p>0.3091537133</text:p>
          </table:table-cell>
          <table:table-cell table:formula="of:=[.$F$6]*[.F13] + [.$F$7]*[.F13]*[.F13]" office:value-type="float" office:value="3001.71440326183">
            <text:p>3001.7144032618</text:p>
          </table:table-cell>
          <table:table-cell table:formula="of:=[.G13]-[.C13]" office:value-type="float" office:value="-10.9006004763601">
            <text:p>-10.9006004764</text:p>
          </table:table-cell>
          <table:table-cell table:formula="of:=[.H13]/[.C13]" office:value-type="percentage" office:value="-0.0036183184584934">
            <text:p>-0.36%</text:p>
          </table:table-cell>
          <table:table-cell table:number-columns-repeated="2"/>
          <table:table-cell table:formula="of:=[.A13]" office:value-type="float" office:value="700">
            <text:p>700</text:p>
          </table:table-cell>
          <table:table-cell table:formula="of:=[.C13]" office:value-type="float" office:value="3012.61500373819">
            <text:p>3012.6150037382</text:p>
          </table:table-cell>
          <table:table-cell table:formula="of:=[.G13]" office:value-type="float" office:value="3001.71440326183">
            <text:p>3001.7144032618</text:p>
          </table:table-cell>
          <table:table-cell>
            <draw:frame table:end-cell-address="Sheet3.V52" table:end-x="2.091cm" table:end-y="0.213cm" draw:z-index="0" draw:style-name="gr1" svg:width="16.002cm" svg:height="17.787cm" svg:x="1.896cm" svg:y="0.039cm">
              <draw:object draw:notify-on-update-of-ranges="Sheet3.L13:Sheet3.L53 Sheet3.M13:Sheet3.M53 Sheet3.L13:Sheet3.L53 Sheet3.N13:Sheet3.N5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710">
            <text:p>710</text:p>
          </table:table-cell>
          <table:table-cell table:formula="of:=[.A14]/[.$A$9]" office:value-type="float" office:value="0.700715519368369">
            <text:p>0.7007155194</text:p>
          </table:table-cell>
          <table:table-cell table:formula="of:=44330 * (1-POWER([.B14];1/5.255))" office:value-type="float" office:value="2900.93779748273">
            <text:p>2900.9377974827</text:p>
          </table:table-cell>
          <table:table-cell table:number-columns-repeated="2"/>
          <table:table-cell table:formula="of:=1-[.B14]" office:value-type="float" office:value="0.299284480631631">
            <text:p>0.2992844806</text:p>
          </table:table-cell>
          <table:table-cell table:formula="of:=[.$F$6]*[.F14] + [.$F$7]*[.F14]*[.F14]" office:value-type="float" office:value="2893.21297810227">
            <text:p>2893.2129781023</text:p>
          </table:table-cell>
          <table:table-cell table:formula="of:=[.G14]-[.C14]" office:value-type="float" office:value="-7.72481938046349">
            <text:p>-7.7248193805</text:p>
          </table:table-cell>
          <table:table-cell table:formula="of:=[.H14]/[.C14]" office:value-type="percentage" office:value="-0.00266286970619179">
            <text:p>-0.27%</text:p>
          </table:table-cell>
          <table:table-cell table:number-columns-repeated="2"/>
          <table:table-cell table:formula="of:=[.A14]" office:value-type="float" office:value="710">
            <text:p>710</text:p>
          </table:table-cell>
          <table:table-cell table:formula="of:=[.C14]" office:value-type="float" office:value="2900.93779748273">
            <text:p>2900.9377974827</text:p>
          </table:table-cell>
          <table:table-cell table:formula="of:=[.G14]" office:value-type="float" office:value="2893.21297810227">
            <text:p>2893.2129781023</text:p>
          </table:table-cell>
          <table:table-cell/>
        </table:table-row>
        <table:table-row table:style-name="ro1">
          <table:table-cell office:value-type="float" office:value="720">
            <text:p>720</text:p>
          </table:table-cell>
          <table:table-cell table:formula="of:=[.A15]/[.$A$9]" office:value-type="float" office:value="0.710584752035529">
            <text:p>0.710584752</text:p>
          </table:table-cell>
          <table:table-cell table:formula="of:=44330 * (1-POWER([.B15];1/5.255))" office:value-type="float" office:value="2790.52701494946">
            <text:p>2790.5270149495</text:p>
          </table:table-cell>
          <table:table-cell table:number-columns-repeated="2"/>
          <table:table-cell table:formula="of:=1-[.B15]" office:value-type="float" office:value="0.289415247964471">
            <text:p>0.289415248</text:p>
          </table:table-cell>
          <table:table-cell table:formula="of:=[.$F$6]*[.F15] + [.$F$7]*[.F15]*[.F15]" office:value-type="float" office:value="2785.54759871154">
            <text:p>2785.5475987115</text:p>
          </table:table-cell>
          <table:table-cell table:formula="of:=[.G15]-[.C15]" office:value-type="float" office:value="-4.97941623791712">
            <text:p>-4.9794162379</text:p>
          </table:table-cell>
          <table:table-cell table:formula="of:=[.H15]/[.C15]" office:value-type="percentage" office:value="-0.00178439993995446">
            <text:p>-0.18%</text:p>
          </table:table-cell>
          <table:table-cell table:number-columns-repeated="2"/>
          <table:table-cell table:formula="of:=[.A15]" office:value-type="float" office:value="720">
            <text:p>720</text:p>
          </table:table-cell>
          <table:table-cell table:formula="of:=[.C15]" office:value-type="float" office:value="2790.52701494946">
            <text:p>2790.5270149495</text:p>
          </table:table-cell>
          <table:table-cell table:formula="of:=[.G15]" office:value-type="float" office:value="2785.54759871154">
            <text:p>2785.5475987115</text:p>
          </table:table-cell>
          <table:table-cell/>
        </table:table-row>
        <table:table-row table:style-name="ro1">
          <table:table-cell office:value-type="float" office:value="730">
            <text:p>730</text:p>
          </table:table-cell>
          <table:table-cell table:formula="of:=[.A16]/[.$A$9]" office:value-type="float" office:value="0.720453984702689">
            <text:p>0.7204539847</text:p>
          </table:table-cell>
          <table:table-cell table:formula="of:=44330 * (1-POWER([.B16];1/5.255))" office:value-type="float" office:value="2681.35100112191">
            <text:p>2681.3510011219</text:p>
          </table:table-cell>
          <table:table-cell table:number-columns-repeated="2"/>
          <table:table-cell table:formula="of:=1-[.B16]" office:value-type="float" office:value="0.279546015297311">
            <text:p>0.2795460153</text:p>
          </table:table-cell>
          <table:table-cell table:formula="of:=[.$F$6]*[.F16] + [.$F$7]*[.F16]*[.F16]" office:value-type="float" office:value="2678.71826508965">
            <text:p>2678.7182650897</text:p>
          </table:table-cell>
          <table:table-cell table:formula="of:=[.G16]-[.C16]" office:value-type="float" office:value="-2.63273603225525">
            <text:p>-2.6327360323</text:p>
          </table:table-cell>
          <table:table-cell table:formula="of:=[.H16]/[.C16]" office:value-type="percentage" office:value="-0.000981869226055703">
            <text:p>-0.10%</text:p>
          </table:table-cell>
          <table:table-cell table:number-columns-repeated="2"/>
          <table:table-cell table:formula="of:=[.A16]" office:value-type="float" office:value="730">
            <text:p>730</text:p>
          </table:table-cell>
          <table:table-cell table:formula="of:=[.C16]" office:value-type="float" office:value="2681.35100112191">
            <text:p>2681.3510011219</text:p>
          </table:table-cell>
          <table:table-cell table:formula="of:=[.G16]" office:value-type="float" office:value="2678.71826508965">
            <text:p>2678.7182650897</text:p>
          </table:table-cell>
          <table:table-cell/>
        </table:table-row>
        <table:table-row table:style-name="ro1">
          <table:table-cell office:value-type="float" office:value="740">
            <text:p>740</text:p>
          </table:table-cell>
          <table:table-cell table:formula="of:=[.A17]/[.$A$9]" office:value-type="float" office:value="0.73032321736985">
            <text:p>0.7303232174</text:p>
          </table:table-cell>
          <table:table-cell table:formula="of:=44330 * (1-POWER([.B17];1/5.255))" office:value-type="float" office:value="2573.37931272395">
            <text:p>2573.379312724</text:p>
          </table:table-cell>
          <table:table-cell table:number-columns-repeated="2"/>
          <table:table-cell table:formula="of:=1-[.B17]" office:value-type="float" office:value="0.26967678263015">
            <text:p>0.2696767826</text:p>
          </table:table-cell>
          <table:table-cell table:formula="of:=[.$F$6]*[.F17] + [.$F$7]*[.F17]*[.F17]" office:value-type="float" office:value="2572.72497723661">
            <text:p>2572.7249772366</text:p>
          </table:table-cell>
          <table:table-cell table:formula="of:=[.G17]-[.C17]" office:value-type="float" office:value="-0.654335487339267">
            <text:p>-0.6543354873</text:p>
          </table:table-cell>
          <table:table-cell table:formula="of:=[.H17]/[.C17]" office:value-type="percentage" office:value="-0.0002542709052272">
            <text:p>-0.03%</text:p>
          </table:table-cell>
          <table:table-cell table:number-columns-repeated="2"/>
          <table:table-cell table:formula="of:=[.A17]" office:value-type="float" office:value="740">
            <text:p>740</text:p>
          </table:table-cell>
          <table:table-cell table:formula="of:=[.C17]" office:value-type="float" office:value="2573.37931272395">
            <text:p>2573.379312724</text:p>
          </table:table-cell>
          <table:table-cell table:formula="of:=[.G17]" office:value-type="float" office:value="2572.72497723661">
            <text:p>2572.7249772366</text:p>
          </table:table-cell>
          <table:table-cell/>
        </table:table-row>
        <table:table-row table:style-name="ro1">
          <table:table-cell office:value-type="float" office:value="750">
            <text:p>750</text:p>
          </table:table-cell>
          <table:table-cell table:formula="of:=[.A18]/[.$A$9]" office:value-type="float" office:value="0.74019245003701">
            <text:p>0.74019245</text:p>
          </table:table-cell>
          <table:table-cell table:formula="of:=44330 * (1-POWER([.B18];1/5.255))" office:value-type="float" office:value="2466.5826561703">
            <text:p>2466.5826561703</text:p>
          </table:table-cell>
          <table:table-cell table:number-columns-repeated="2"/>
          <table:table-cell table:formula="of:=1-[.B18]" office:value-type="float" office:value="0.25980754996299">
            <text:p>0.25980755</text:p>
          </table:table-cell>
          <table:table-cell table:formula="of:=[.$F$6]*[.F18] + [.$F$7]*[.F18]*[.F18]" office:value-type="float" office:value="2467.5677351524">
            <text:p>2467.5677351524</text:p>
          </table:table-cell>
          <table:table-cell table:formula="of:=[.G18]-[.C18]" office:value-type="float" office:value="0.985078982106188">
            <text:p>0.9850789821</text:p>
          </table:table-cell>
          <table:table-cell table:formula="of:=[.H18]/[.C18]" office:value-type="percentage" office:value="0.000399369945962264">
            <text:p>0.04%</text:p>
          </table:table-cell>
          <table:table-cell table:number-columns-repeated="2"/>
          <table:table-cell table:formula="of:=[.A18]" office:value-type="float" office:value="750">
            <text:p>750</text:p>
          </table:table-cell>
          <table:table-cell table:formula="of:=[.C18]" office:value-type="float" office:value="2466.5826561703">
            <text:p>2466.5826561703</text:p>
          </table:table-cell>
          <table:table-cell table:formula="of:=[.G18]" office:value-type="float" office:value="2467.5677351524">
            <text:p>2467.5677351524</text:p>
          </table:table-cell>
          <table:table-cell/>
        </table:table-row>
        <table:table-row table:style-name="ro1">
          <table:table-cell office:value-type="float" office:value="760">
            <text:p>760</text:p>
          </table:table-cell>
          <table:table-cell table:formula="of:=[.A19]/[.$A$9]" office:value-type="float" office:value="0.75006168270417">
            <text:p>0.7500616827</text:p>
          </table:table-cell>
          <table:table-cell table:formula="of:=44330 * (1-POWER([.B19];1/5.255))" office:value-type="float" office:value="2360.93282947532">
            <text:p>2360.9328294753</text:p>
          </table:table-cell>
          <table:table-cell table:number-columns-repeated="2"/>
          <table:table-cell table:formula="of:=1-[.B19]" office:value-type="float" office:value="0.24993831729583">
            <text:p>0.2499383173</text:p>
          </table:table-cell>
          <table:table-cell table:formula="of:=[.$F$6]*[.F19] + [.$F$7]*[.F19]*[.F19]" office:value-type="float" office:value="2363.24653883704">
            <text:p>2363.246538837</text:p>
          </table:table-cell>
          <table:table-cell table:formula="of:=[.G19]-[.C19]" office:value-type="float" office:value="2.31370936172107">
            <text:p>2.3137093617</text:p>
          </table:table-cell>
          <table:table-cell table:formula="of:=[.H19]/[.C19]" office:value-type="percentage" office:value="0.000979997962176355">
            <text:p>0.10%</text:p>
          </table:table-cell>
          <table:table-cell table:number-columns-repeated="2"/>
          <table:table-cell table:formula="of:=[.A19]" office:value-type="float" office:value="760">
            <text:p>760</text:p>
          </table:table-cell>
          <table:table-cell table:formula="of:=[.C19]" office:value-type="float" office:value="2360.93282947532">
            <text:p>2360.9328294753</text:p>
          </table:table-cell>
          <table:table-cell table:formula="of:=[.G19]" office:value-type="float" office:value="2363.24653883704">
            <text:p>2363.246538837</text:p>
          </table:table-cell>
          <table:table-cell/>
        </table:table-row>
        <table:table-row table:style-name="ro1">
          <table:table-cell office:value-type="float" office:value="770">
            <text:p>770</text:p>
          </table:table-cell>
          <table:table-cell table:formula="of:=[.A20]/[.$A$9]" office:value-type="float" office:value="0.75993091537133">
            <text:p>0.7599309154</text:p>
          </table:table-cell>
          <table:table-cell table:formula="of:=44330 * (1-POWER([.B20];1/5.255))" office:value-type="float" office:value="2256.40266781902">
            <text:p>2256.402667819</text:p>
          </table:table-cell>
          <table:table-cell table:number-columns-repeated="2"/>
          <table:table-cell table:formula="of:=1-[.B20]" office:value-type="float" office:value="0.24006908462867">
            <text:p>0.2400690846</text:p>
          </table:table-cell>
          <table:table-cell table:formula="of:=[.$F$6]*[.F20] + [.$F$7]*[.F20]*[.F20]" office:value-type="float" office:value="2259.76138829051">
            <text:p>2259.7613882905</text:p>
          </table:table-cell>
          <table:table-cell table:formula="of:=[.G20]-[.C20]" office:value-type="float" office:value="3.35872047148951">
            <text:p>3.3587204715</text:p>
          </table:table-cell>
          <table:table-cell table:formula="of:=[.H20]/[.C20]" office:value-type="percentage" office:value="0.00148852885142879">
            <text:p>0.15%</text:p>
          </table:table-cell>
          <table:table-cell table:number-columns-repeated="2"/>
          <table:table-cell table:formula="of:=[.A20]" office:value-type="float" office:value="770">
            <text:p>770</text:p>
          </table:table-cell>
          <table:table-cell table:formula="of:=[.C20]" office:value-type="float" office:value="2256.40266781902">
            <text:p>2256.402667819</text:p>
          </table:table-cell>
          <table:table-cell table:formula="of:=[.G20]" office:value-type="float" office:value="2259.76138829051">
            <text:p>2259.7613882905</text:p>
          </table:table-cell>
          <table:table-cell/>
        </table:table-row>
        <table:table-row table:style-name="ro1">
          <table:table-cell office:value-type="float" office:value="780">
            <text:p>780</text:p>
          </table:table-cell>
          <table:table-cell table:formula="of:=[.A21]/[.$A$9]" office:value-type="float" office:value="0.76980014803849">
            <text:p>0.769800148</text:p>
          </table:table-cell>
          <table:table-cell table:formula="of:=44330 * (1-POWER([.B21];1/5.255))" office:value-type="float" office:value="2152.96599249577">
            <text:p>2152.9659924958</text:p>
          </table:table-cell>
          <table:table-cell table:number-columns-repeated="2"/>
          <table:table-cell table:formula="of:=1-[.B21]" office:value-type="float" office:value="0.23019985196151">
            <text:p>0.230199852</text:p>
          </table:table-cell>
          <table:table-cell table:formula="of:=[.$F$6]*[.F21] + [.$F$7]*[.F21]*[.F21]" office:value-type="float" office:value="2157.11228351283">
            <text:p>2157.1122835128</text:p>
          </table:table-cell>
          <table:table-cell table:formula="of:=[.G21]-[.C21]" office:value-type="float" office:value="4.14629101705532">
            <text:p>4.1462910171</text:p>
          </table:table-cell>
          <table:table-cell table:formula="of:=[.H21]/[.C21]" office:value-type="percentage" office:value="0.00192585067832346">
            <text:p>0.19%</text:p>
          </table:table-cell>
          <table:table-cell table:number-columns-repeated="2"/>
          <table:table-cell table:formula="of:=[.A21]" office:value-type="float" office:value="780">
            <text:p>780</text:p>
          </table:table-cell>
          <table:table-cell table:formula="of:=[.C21]" office:value-type="float" office:value="2152.96599249577">
            <text:p>2152.9659924958</text:p>
          </table:table-cell>
          <table:table-cell table:formula="of:=[.G21]" office:value-type="float" office:value="2157.11228351283">
            <text:p>2157.1122835128</text:p>
          </table:table-cell>
          <table:table-cell/>
        </table:table-row>
        <table:table-row table:style-name="ro1">
          <table:table-cell office:value-type="float" office:value="790">
            <text:p>790</text:p>
          </table:table-cell>
          <table:table-cell table:formula="of:=[.A22]/[.$A$9]" office:value-type="float" office:value="0.77966938070565">
            <text:p>0.7796693807</text:p>
          </table:table-cell>
          <table:table-cell table:formula="of:=44330 * (1-POWER([.B22];1/5.255))" office:value-type="float" office:value="2050.597562995">
            <text:p>2050.597562995</text:p>
          </table:table-cell>
          <table:table-cell table:number-columns-repeated="2"/>
          <table:table-cell table:formula="of:=1-[.B22]" office:value-type="float" office:value="0.22033061929435">
            <text:p>0.2203306193</text:p>
          </table:table-cell>
          <table:table-cell table:formula="of:=[.$F$6]*[.F22] + [.$F$7]*[.F22]*[.F22]" office:value-type="float" office:value="2055.29922450399">
            <text:p>2055.299224504</text:p>
          </table:table-cell>
          <table:table-cell table:formula="of:=[.G22]-[.C22]" office:value-type="float" office:value="4.70166150898831">
            <text:p>4.701661509</text:p>
          </table:table-cell>
          <table:table-cell table:formula="of:=[.H22]/[.C22]" office:value-type="percentage" office:value="0.00229282507393664">
            <text:p>0.23%</text:p>
          </table:table-cell>
          <table:table-cell table:number-columns-repeated="2"/>
          <table:table-cell table:formula="of:=[.A22]" office:value-type="float" office:value="790">
            <text:p>790</text:p>
          </table:table-cell>
          <table:table-cell table:formula="of:=[.C22]" office:value-type="float" office:value="2050.597562995">
            <text:p>2050.597562995</text:p>
          </table:table-cell>
          <table:table-cell table:formula="of:=[.G22]" office:value-type="float" office:value="2055.29922450399">
            <text:p>2055.299224504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formula="of:=[.A23]/[.$A$9]" office:value-type="float" office:value="0.78953861337281">
            <text:p>0.7895386134</text:p>
          </table:table-cell>
          <table:table-cell table:formula="of:=44330 * (1-POWER([.B23];1/5.255))" office:value-type="float" office:value="1949.27303198477">
            <text:p>1949.2730319848</text:p>
          </table:table-cell>
          <table:table-cell table:number-columns-repeated="2"/>
          <table:table-cell table:formula="of:=1-[.B23]" office:value-type="float" office:value="0.21046138662719">
            <text:p>0.2104613866</text:p>
          </table:table-cell>
          <table:table-cell table:formula="of:=[.$F$6]*[.F23] + [.$F$7]*[.F23]*[.F23]" office:value-type="float" office:value="1954.32221126398">
            <text:p>1954.322211264</text:p>
          </table:table-cell>
          <table:table-cell table:formula="of:=[.G23]-[.C23]" office:value-type="float" office:value="5.04917927920951">
            <text:p>5.0491792792</text:p>
          </table:table-cell>
          <table:table-cell table:formula="of:=[.H23]/[.C23]" office:value-type="percentage" office:value="0.00259028837744109">
            <text:p>0.26%</text:p>
          </table:table-cell>
          <table:table-cell table:number-columns-repeated="2"/>
          <table:table-cell table:formula="of:=[.A23]" office:value-type="float" office:value="800">
            <text:p>800</text:p>
          </table:table-cell>
          <table:table-cell table:formula="of:=[.C23]" office:value-type="float" office:value="1949.27303198477">
            <text:p>1949.2730319848</text:p>
          </table:table-cell>
          <table:table-cell table:formula="of:=[.G23]" office:value-type="float" office:value="1954.32221126398">
            <text:p>1954.322211264</text:p>
          </table:table-cell>
          <table:table-cell/>
        </table:table-row>
        <table:table-row table:style-name="ro1">
          <table:table-cell office:value-type="float" office:value="810">
            <text:p>810</text:p>
          </table:table-cell>
          <table:table-cell table:formula="of:=[.A24]/[.$A$9]" office:value-type="float" office:value="0.79940784603997">
            <text:p>0.799407846</text:p>
          </table:table-cell>
          <table:table-cell table:formula="of:=44330 * (1-POWER([.B24];1/5.255))" office:value-type="float" office:value="1848.96890298843">
            <text:p>1848.9689029884</text:p>
          </table:table-cell>
          <table:table-cell table:number-columns-repeated="2"/>
          <table:table-cell table:formula="of:=1-[.B24]" office:value-type="float" office:value="0.20059215396003">
            <text:p>0.200592154</text:p>
          </table:table-cell>
          <table:table-cell table:formula="of:=[.$F$6]*[.F24] + [.$F$7]*[.F24]*[.F24]" office:value-type="float" office:value="1854.18124379282">
            <text:p>1854.1812437928</text:p>
          </table:table-cell>
          <table:table-cell table:formula="of:=[.G24]-[.C24]" office:value-type="float" office:value="5.21234080439353">
            <text:p>5.2123408044</text:p>
          </table:table-cell>
          <table:table-cell table:formula="of:=[.H24]/[.C24]" office:value-type="percentage" office:value="0.00281905271417437">
            <text:p>0.28%</text:p>
          </table:table-cell>
          <table:table-cell table:number-columns-repeated="2"/>
          <table:table-cell table:formula="of:=[.A24]" office:value-type="float" office:value="810">
            <text:p>810</text:p>
          </table:table-cell>
          <table:table-cell table:formula="of:=[.C24]" office:value-type="float" office:value="1848.96890298843">
            <text:p>1848.9689029884</text:p>
          </table:table-cell>
          <table:table-cell table:formula="of:=[.G24]" office:value-type="float" office:value="1854.18124379282">
            <text:p>1854.1812437928</text:p>
          </table:table-cell>
          <table:table-cell/>
        </table:table-row>
        <table:table-row table:style-name="ro1">
          <table:table-cell office:value-type="float" office:value="820">
            <text:p>820</text:p>
          </table:table-cell>
          <table:table-cell table:formula="of:=[.A25]/[.$A$9]" office:value-type="float" office:value="0.80927707870713">
            <text:p>0.8092770787</text:p>
          </table:table-cell>
          <table:table-cell table:formula="of:=44330 * (1-POWER([.B25];1/5.255))" office:value-type="float" office:value="1749.66249056204">
            <text:p>1749.6624905621</text:p>
          </table:table-cell>
          <table:table-cell table:number-columns-repeated="2"/>
          <table:table-cell table:formula="of:=1-[.B25]" office:value-type="float" office:value="0.190722921292869">
            <text:p>0.1907229213</text:p>
          </table:table-cell>
          <table:table-cell table:formula="of:=[.$F$6]*[.F25] + [.$F$7]*[.F25]*[.F25]" office:value-type="float" office:value="1754.8763220905">
            <text:p>1754.8763220905</text:p>
          </table:table-cell>
          <table:table-cell table:formula="of:=[.G25]-[.C25]" office:value-type="float" office:value="5.21383152845738">
            <text:p>5.2138315285</text:p>
          </table:table-cell>
          <table:table-cell table:formula="of:=[.H25]/[.C25]" office:value-type="percentage" office:value="0.00297990701439941">
            <text:p>0.30%</text:p>
          </table:table-cell>
          <table:table-cell table:number-columns-repeated="2"/>
          <table:table-cell table:formula="of:=[.A25]" office:value-type="float" office:value="820">
            <text:p>820</text:p>
          </table:table-cell>
          <table:table-cell table:formula="of:=[.C25]" office:value-type="float" office:value="1749.66249056204">
            <text:p>1749.6624905621</text:p>
          </table:table-cell>
          <table:table-cell table:formula="of:=[.G25]" office:value-type="float" office:value="1754.8763220905">
            <text:p>1754.8763220905</text:p>
          </table:table-cell>
          <table:table-cell/>
        </table:table-row>
        <table:table-row table:style-name="ro1">
          <table:table-cell office:value-type="float" office:value="830">
            <text:p>830</text:p>
          </table:table-cell>
          <table:table-cell table:formula="of:=[.A26]/[.$A$9]" office:value-type="float" office:value="0.819146311374291">
            <text:p>0.8191463114</text:p>
          </table:table-cell>
          <table:table-cell table:formula="of:=44330 * (1-POWER([.B26];1/5.255))" office:value-type="float" office:value="1651.33188279642">
            <text:p>1651.3318827964</text:p>
          </table:table-cell>
          <table:table-cell table:number-columns-repeated="2"/>
          <table:table-cell table:formula="of:=1-[.B26]" office:value-type="float" office:value="0.180853688625709">
            <text:p>0.1808536886</text:p>
          </table:table-cell>
          <table:table-cell table:formula="of:=[.$F$6]*[.F26] + [.$F$7]*[.F26]*[.F26]" office:value-type="float" office:value="1656.40744615702">
            <text:p>1656.407446157</text:p>
          </table:table-cell>
          <table:table-cell table:formula="of:=[.G26]-[.C26]" office:value-type="float" office:value="5.07556336059542">
            <text:p>5.0755633606</text:p>
          </table:table-cell>
          <table:table-cell table:formula="of:=[.H26]/[.C26]" office:value-type="percentage" office:value="0.00307361797678144">
            <text:p>0.31%</text:p>
          </table:table-cell>
          <table:table-cell table:number-columns-repeated="2"/>
          <table:table-cell table:formula="of:=[.A26]" office:value-type="float" office:value="830">
            <text:p>830</text:p>
          </table:table-cell>
          <table:table-cell table:formula="of:=[.C26]" office:value-type="float" office:value="1651.33188279642">
            <text:p>1651.3318827964</text:p>
          </table:table-cell>
          <table:table-cell table:formula="of:=[.G26]" office:value-type="float" office:value="1656.40744615702">
            <text:p>1656.407446157</text:p>
          </table:table-cell>
          <table:table-cell/>
        </table:table-row>
        <table:table-row table:style-name="ro1">
          <table:table-cell office:value-type="float" office:value="840">
            <text:p>840</text:p>
          </table:table-cell>
          <table:table-cell table:formula="of:=[.A27]/[.$A$9]" office:value-type="float" office:value="0.829015544041451">
            <text:p>0.829015544</text:p>
          </table:table-cell>
          <table:table-cell table:formula="of:=44330 * (1-POWER([.B27];1/5.255))" office:value-type="float" office:value="1553.95590598168">
            <text:p>1553.9559059817</text:p>
          </table:table-cell>
          <table:table-cell table:number-columns-repeated="2"/>
          <table:table-cell table:formula="of:=1-[.B27]" office:value-type="float" office:value="0.170984455958549">
            <text:p>0.170984456</text:p>
          </table:table-cell>
          <table:table-cell table:formula="of:=[.$F$6]*[.F27] + [.$F$7]*[.F27]*[.F27]" office:value-type="float" office:value="1558.77461599238">
            <text:p>1558.7746159924</text:p>
          </table:table-cell>
          <table:table-cell table:formula="of:=[.G27]-[.C27]" office:value-type="float" office:value="4.81871001069771">
            <text:p>4.8187100107</text:p>
          </table:table-cell>
          <table:table-cell table:formula="of:=[.H27]/[.C27]" office:value-type="percentage" office:value="0.00310093098018351">
            <text:p>0.31%</text:p>
          </table:table-cell>
          <table:table-cell table:number-columns-repeated="2"/>
          <table:table-cell table:formula="of:=[.A27]" office:value-type="float" office:value="840">
            <text:p>840</text:p>
          </table:table-cell>
          <table:table-cell table:formula="of:=[.C27]" office:value-type="float" office:value="1553.95590598168">
            <text:p>1553.9559059817</text:p>
          </table:table-cell>
          <table:table-cell table:formula="of:=[.G27]" office:value-type="float" office:value="1558.77461599238">
            <text:p>1558.7746159924</text:p>
          </table:table-cell>
          <table:table-cell/>
        </table:table-row>
        <table:table-row table:style-name="ro1">
          <table:table-cell office:value-type="float" office:value="850">
            <text:p>850</text:p>
          </table:table-cell>
          <table:table-cell table:formula="of:=[.A28]/[.$A$9]" office:value-type="float" office:value="0.838884776708611">
            <text:p>0.8388847767</text:p>
          </table:table-cell>
          <table:table-cell table:formula="of:=44330 * (1-POWER([.B28];1/5.255))" office:value-type="float" office:value="1457.51409128552">
            <text:p>1457.5140912855</text:p>
          </table:table-cell>
          <table:table-cell table:number-columns-repeated="2"/>
          <table:table-cell table:formula="of:=1-[.B28]" office:value-type="float" office:value="0.161115223291389">
            <text:p>0.1611152233</text:p>
          </table:table-cell>
          <table:table-cell table:formula="of:=[.$F$6]*[.F28] + [.$F$7]*[.F28]*[.F28]" office:value-type="float" office:value="1461.97783159657">
            <text:p>1461.9778315966</text:p>
          </table:table-cell>
          <table:table-cell table:formula="of:=[.G28]-[.C28]" office:value-type="float" office:value="4.46374031105643">
            <text:p>4.4637403111</text:p>
          </table:table-cell>
          <table:table-cell table:formula="of:=[.H28]/[.C28]" office:value-type="percentage" office:value="0.00306257094716624">
            <text:p>0.31%</text:p>
          </table:table-cell>
          <table:table-cell table:number-columns-repeated="2"/>
          <table:table-cell table:formula="of:=[.A28]" office:value-type="float" office:value="850">
            <text:p>850</text:p>
          </table:table-cell>
          <table:table-cell table:formula="of:=[.C28]" office:value-type="float" office:value="1457.51409128552">
            <text:p>1457.5140912855</text:p>
          </table:table-cell>
          <table:table-cell table:formula="of:=[.G28]" office:value-type="float" office:value="1461.97783159657">
            <text:p>1461.9778315966</text:p>
          </table:table-cell>
          <table:table-cell/>
        </table:table-row>
        <table:table-row table:style-name="ro1">
          <table:table-cell office:value-type="float" office:value="860">
            <text:p>860</text:p>
          </table:table-cell>
          <table:table-cell table:formula="of:=[.A29]/[.$A$9]" office:value-type="float" office:value="0.848754009375771">
            <text:p>0.8487540094</text:p>
          </table:table-cell>
          <table:table-cell table:formula="of:=44330 * (1-POWER([.B29];1/5.255))" office:value-type="float" office:value="1361.98664330824">
            <text:p>1361.9866433083</text:p>
          </table:table-cell>
          <table:table-cell table:number-columns-repeated="2"/>
          <table:table-cell table:formula="of:=1-[.B29]" office:value-type="float" office:value="0.151245990624229">
            <text:p>0.1512459906</text:p>
          </table:table-cell>
          <table:table-cell table:formula="of:=[.$F$6]*[.F29] + [.$F$7]*[.F29]*[.F29]" office:value-type="float" office:value="1366.01709296961">
            <text:p>1366.0170929696</text:p>
          </table:table-cell>
          <table:table-cell table:formula="of:=[.G29]-[.C29]" office:value-type="float" office:value="4.03044966136986">
            <text:p>4.0304496614</text:p>
          </table:table-cell>
          <table:table-cell table:formula="of:=[.H29]/[.C29]" office:value-type="percentage" office:value="0.00295924316231175">
            <text:p>0.30%</text:p>
          </table:table-cell>
          <table:table-cell table:number-columns-repeated="2"/>
          <table:table-cell table:formula="of:=[.A29]" office:value-type="float" office:value="860">
            <text:p>860</text:p>
          </table:table-cell>
          <table:table-cell table:formula="of:=[.C29]" office:value-type="float" office:value="1361.98664330824">
            <text:p>1361.9866433083</text:p>
          </table:table-cell>
          <table:table-cell table:formula="of:=[.G29]" office:value-type="float" office:value="1366.01709296961">
            <text:p>1366.0170929696</text:p>
          </table:table-cell>
          <table:table-cell/>
        </table:table-row>
        <table:table-row table:style-name="ro1">
          <table:table-cell office:value-type="float" office:value="870">
            <text:p>870</text:p>
          </table:table-cell>
          <table:table-cell table:formula="of:=[.A30]/[.$A$9]" office:value-type="float" office:value="0.858623242042931">
            <text:p>0.858623242</text:p>
          </table:table-cell>
          <table:table-cell table:formula="of:=44330 * (1-POWER([.B30];1/5.255))" office:value-type="float" office:value="1267.35441038827">
            <text:p>1267.3544103883</text:p>
          </table:table-cell>
          <table:table-cell table:number-columns-repeated="2"/>
          <table:table-cell table:formula="of:=1-[.B30]" office:value-type="float" office:value="0.141376757957069">
            <text:p>0.141376758</text:p>
          </table:table-cell>
          <table:table-cell table:formula="of:=[.$F$6]*[.F30] + [.$F$7]*[.F30]*[.F30]" office:value-type="float" office:value="1270.89240011149">
            <text:p>1270.8924001115</text:p>
          </table:table-cell>
          <table:table-cell table:formula="of:=[.G30]-[.C30]" office:value-type="float" office:value="3.53798972322306">
            <text:p>3.5379897232</text:p>
          </table:table-cell>
          <table:table-cell table:formula="of:=[.H30]/[.C30]" office:value-type="percentage" office:value="0.00279163404823687">
            <text:p>0.28%</text:p>
          </table:table-cell>
          <table:table-cell table:number-columns-repeated="2"/>
          <table:table-cell table:formula="of:=[.A30]" office:value-type="float" office:value="870">
            <text:p>870</text:p>
          </table:table-cell>
          <table:table-cell table:formula="of:=[.C30]" office:value-type="float" office:value="1267.35441038827">
            <text:p>1267.3544103883</text:p>
          </table:table-cell>
          <table:table-cell table:formula="of:=[.G30]" office:value-type="float" office:value="1270.89240011149">
            <text:p>1270.8924001115</text:p>
          </table:table-cell>
          <table:table-cell/>
        </table:table-row>
        <table:table-row table:style-name="ro1">
          <table:table-cell office:value-type="float" office:value="880">
            <text:p>880</text:p>
          </table:table-cell>
          <table:table-cell table:formula="of:=[.A31]/[.$A$9]" office:value-type="float" office:value="0.868492474710091">
            <text:p>0.8684924747</text:p>
          </table:table-cell>
          <table:table-cell table:formula="of:=44330 * (1-POWER([.B31];1/5.255))" office:value-type="float" office:value="1173.5988565418">
            <text:p>1173.5988565418</text:p>
          </table:table-cell>
          <table:table-cell table:number-columns-repeated="2"/>
          <table:table-cell table:formula="of:=1-[.B31]" office:value-type="float" office:value="0.131507525289909">
            <text:p>0.1315075253</text:p>
          </table:table-cell>
          <table:table-cell table:formula="of:=[.$F$6]*[.F31] + [.$F$7]*[.F31]*[.F31]" office:value-type="float" office:value="1176.60375302222">
            <text:p>1176.6037530222</text:p>
          </table:table-cell>
          <table:table-cell table:formula="of:=[.G31]-[.C31]" office:value-type="float" office:value="3.0048964804198">
            <text:p>3.0048964804</text:p>
          </table:table-cell>
          <table:table-cell table:formula="of:=[.H31]/[.C31]" office:value-type="percentage" office:value="0.00256041190196302">
            <text:p>0.26%</text:p>
          </table:table-cell>
          <table:table-cell table:number-columns-repeated="2"/>
          <table:table-cell table:formula="of:=[.A31]" office:value-type="float" office:value="880">
            <text:p>880</text:p>
          </table:table-cell>
          <table:table-cell table:formula="of:=[.C31]" office:value-type="float" office:value="1173.5988565418">
            <text:p>1173.5988565418</text:p>
          </table:table-cell>
          <table:table-cell table:formula="of:=[.G31]" office:value-type="float" office:value="1176.60375302222">
            <text:p>1176.6037530222</text:p>
          </table:table-cell>
          <table:table-cell/>
        </table:table-row>
        <table:table-row table:style-name="ro1">
          <table:table-cell office:value-type="float" office:value="890">
            <text:p>890</text:p>
          </table:table-cell>
          <table:table-cell table:formula="of:=[.A32]/[.$A$9]" office:value-type="float" office:value="0.878361707377251">
            <text:p>0.8783617074</text:p>
          </table:table-cell>
          <table:table-cell table:formula="of:=44330 * (1-POWER([.B32];1/5.255))" office:value-type="float" office:value="1080.70203492921">
            <text:p>1080.7020349292</text:p>
          </table:table-cell>
          <table:table-cell table:number-columns-repeated="2"/>
          <table:table-cell table:formula="of:=1-[.B32]" office:value-type="float" office:value="0.121638292622749">
            <text:p>0.1216382926</text:p>
          </table:table-cell>
          <table:table-cell table:formula="of:=[.$F$6]*[.F32] + [.$F$7]*[.F32]*[.F32]" office:value-type="float" office:value="1083.15115170178">
            <text:p>1083.1511517018</text:p>
          </table:table-cell>
          <table:table-cell table:formula="of:=[.G32]-[.C32]" office:value-type="float" office:value="2.44911677256187">
            <text:p>2.4491167726</text:p>
          </table:table-cell>
          <table:table-cell table:formula="of:=[.H32]/[.C32]" office:value-type="percentage" office:value="0.00226622759410486">
            <text:p>0.23%</text:p>
          </table:table-cell>
          <table:table-cell table:number-columns-repeated="2"/>
          <table:table-cell table:formula="of:=[.A32]" office:value-type="float" office:value="890">
            <text:p>890</text:p>
          </table:table-cell>
          <table:table-cell table:formula="of:=[.C32]" office:value-type="float" office:value="1080.70203492921">
            <text:p>1080.7020349292</text:p>
          </table:table-cell>
          <table:table-cell table:formula="of:=[.G32]" office:value-type="float" office:value="1083.15115170178">
            <text:p>1083.1511517018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table:formula="of:=[.A33]/[.$A$9]" office:value-type="float" office:value="0.888230940044411">
            <text:p>0.88823094</text:p>
          </table:table-cell>
          <table:table-cell table:formula="of:=44330 * (1-POWER([.B33];1/5.255))" office:value-type="float" office:value="988.646562749088">
            <text:p>988.6465627491</text:p>
          </table:table-cell>
          <table:table-cell table:number-columns-repeated="2"/>
          <table:table-cell table:formula="of:=1-[.B33]" office:value-type="float" office:value="0.111769059955589">
            <text:p>0.11176906</text:p>
          </table:table-cell>
          <table:table-cell table:formula="of:=[.$F$6]*[.F33] + [.$F$7]*[.F33]*[.F33]" office:value-type="float" office:value="990.534596150178">
            <text:p>990.5345961502</text:p>
          </table:table-cell>
          <table:table-cell table:formula="of:=[.G33]-[.C33]" office:value-type="float" office:value="1.88803340108973">
            <text:p>1.8880334011</text:p>
          </table:table-cell>
          <table:table-cell table:formula="of:=[.H33]/[.C33]" office:value-type="percentage" office:value="0.00190971523315648">
            <text:p>0.19%</text:p>
          </table:table-cell>
          <table:table-cell table:number-columns-repeated="2"/>
          <table:table-cell table:formula="of:=[.A33]" office:value-type="float" office:value="900">
            <text:p>900</text:p>
          </table:table-cell>
          <table:table-cell table:formula="of:=[.C33]" office:value-type="float" office:value="988.646562749088">
            <text:p>988.6465627491</text:p>
          </table:table-cell>
          <table:table-cell table:formula="of:=[.G33]" office:value-type="float" office:value="990.534596150178">
            <text:p>990.5345961502</text:p>
          </table:table-cell>
          <table:table-cell/>
        </table:table-row>
        <table:table-row table:style-name="ro1">
          <table:table-cell office:value-type="float" office:value="910">
            <text:p>910</text:p>
          </table:table-cell>
          <table:table-cell table:formula="of:=[.A34]/[.$A$9]" office:value-type="float" office:value="0.898100172711572">
            <text:p>0.8981001727</text:p>
          </table:table-cell>
          <table:table-cell table:formula="of:=44330 * (1-POWER([.B34];1/5.255))" office:value-type="float" office:value="897.415597467865">
            <text:p>897.4155974679</text:p>
          </table:table-cell>
          <table:table-cell table:number-columns-repeated="2"/>
          <table:table-cell table:formula="of:=1-[.B34]" office:value-type="float" office:value="0.101899827288428">
            <text:p>0.1018998273</text:p>
          </table:table-cell>
          <table:table-cell table:formula="of:=[.$F$6]*[.F34] + [.$F$7]*[.F34]*[.F34]" office:value-type="float" office:value="898.754086367419">
            <text:p>898.7540863674</text:p>
          </table:table-cell>
          <table:table-cell table:formula="of:=[.G34]-[.C34]" office:value-type="float" office:value="1.33848889955402">
            <text:p>1.3384888996</text:p>
          </table:table-cell>
          <table:table-cell table:formula="of:=[.H34]/[.C34]" office:value-type="percentage" office:value="0.00149149279701699">
            <text:p>0.15%</text:p>
          </table:table-cell>
          <table:table-cell table:number-columns-repeated="2"/>
          <table:table-cell table:formula="of:=[.A34]" office:value-type="float" office:value="910">
            <text:p>910</text:p>
          </table:table-cell>
          <table:table-cell table:formula="of:=[.C34]" office:value-type="float" office:value="897.415597467865">
            <text:p>897.4155974679</text:p>
          </table:table-cell>
          <table:table-cell table:formula="of:=[.G34]" office:value-type="float" office:value="898.754086367419">
            <text:p>898.7540863674</text:p>
          </table:table-cell>
          <table:table-cell/>
        </table:table-row>
        <table:table-row table:style-name="ro1">
          <table:table-cell office:value-type="float" office:value="920">
            <text:p>920</text:p>
          </table:table-cell>
          <table:table-cell table:formula="of:=[.A35]/[.$A$9]" office:value-type="float" office:value="0.907969405378732">
            <text:p>0.9079694054</text:p>
          </table:table-cell>
          <table:table-cell table:formula="of:=44330 * (1-POWER([.B35];1/5.255))" office:value-type="float" office:value="806.992814300498">
            <text:p>806.9928143005</text:p>
          </table:table-cell>
          <table:table-cell table:number-columns-repeated="2"/>
          <table:table-cell table:formula="of:=1-[.B35]" office:value-type="float" office:value="0.0920305946212682">
            <text:p>0.0920305946</text:p>
          </table:table-cell>
          <table:table-cell table:formula="of:=[.$F$6]*[.F35] + [.$F$7]*[.F35]*[.F35]" office:value-type="float" office:value="807.809622353501">
            <text:p>807.8096223535</text:p>
          </table:table-cell>
          <table:table-cell table:formula="of:=[.G35]-[.C35]" office:value-type="float" office:value="0.816808053003115">
            <text:p>0.816808053</text:p>
          </table:table-cell>
          <table:table-cell table:formula="of:=[.H35]/[.C35]" office:value-type="percentage" office:value="0.00101216273370553">
            <text:p>0.10%</text:p>
          </table:table-cell>
          <table:table-cell table:number-columns-repeated="2"/>
          <table:table-cell table:formula="of:=[.A35]" office:value-type="float" office:value="920">
            <text:p>920</text:p>
          </table:table-cell>
          <table:table-cell table:formula="of:=[.C35]" office:value-type="float" office:value="806.992814300498">
            <text:p>806.9928143005</text:p>
          </table:table-cell>
          <table:table-cell table:formula="of:=[.G35]" office:value-type="float" office:value="807.809622353501">
            <text:p>807.8096223535</text:p>
          </table:table-cell>
          <table:table-cell/>
        </table:table-row>
        <table:table-row table:style-name="ro1">
          <table:table-cell office:value-type="float" office:value="930">
            <text:p>930</text:p>
          </table:table-cell>
          <table:table-cell table:formula="of:=[.A36]/[.$A$9]" office:value-type="float" office:value="0.917838638045892">
            <text:p>0.917838638</text:p>
          </table:table-cell>
          <table:table-cell table:formula="of:=44330 * (1-POWER([.B36];1/5.255))" office:value-type="float" office:value="717.362384863287">
            <text:p>717.3623848633</text:p>
          </table:table-cell>
          <table:table-cell table:number-columns-repeated="2"/>
          <table:table-cell table:formula="of:=1-[.B36]" office:value-type="float" office:value="0.0821613619541081">
            <text:p>0.082161362</text:p>
          </table:table-cell>
          <table:table-cell table:formula="of:=[.$F$6]*[.F36] + [.$F$7]*[.F36]*[.F36]" office:value-type="float" office:value="717.701204108424">
            <text:p>717.7012041084</text:p>
          </table:table-cell>
          <table:table-cell table:formula="of:=[.G36]-[.C36]" office:value-type="float" office:value="0.338819245137188">
            <text:p>0.3388192451</text:p>
          </table:table-cell>
          <table:table-cell table:formula="of:=[.H36]/[.C36]" office:value-type="percentage" office:value="0.000472312533088502">
            <text:p>0.05%</text:p>
          </table:table-cell>
          <table:table-cell table:number-columns-repeated="2"/>
          <table:table-cell table:formula="of:=[.A36]" office:value-type="float" office:value="930">
            <text:p>930</text:p>
          </table:table-cell>
          <table:table-cell table:formula="of:=[.C36]" office:value-type="float" office:value="717.362384863287">
            <text:p>717.3623848633</text:p>
          </table:table-cell>
          <table:table-cell table:formula="of:=[.G36]" office:value-type="float" office:value="717.701204108424">
            <text:p>717.7012041084</text:p>
          </table:table-cell>
          <table:table-cell/>
        </table:table-row>
        <table:table-row table:style-name="ro1">
          <table:table-cell office:value-type="float" office:value="940">
            <text:p>940</text:p>
          </table:table-cell>
          <table:table-cell table:formula="of:=[.A37]/[.$A$9]" office:value-type="float" office:value="0.927707870713052">
            <text:p>0.9277078707</text:p>
          </table:table-cell>
          <table:table-cell table:formula="of:=44330 * (1-POWER([.B37];1/5.255))" office:value-type="float" office:value="628.508956926005">
            <text:p>628.508956926</text:p>
          </table:table-cell>
          <table:table-cell table:number-columns-repeated="2"/>
          <table:table-cell table:formula="of:=1-[.B37]" office:value-type="float" office:value="0.0722921292869479">
            <text:p>0.0722921293</text:p>
          </table:table-cell>
          <table:table-cell table:formula="of:=[.$F$6]*[.F37] + [.$F$7]*[.F37]*[.F37]" office:value-type="float" office:value="628.428831632187">
            <text:p>628.4288316322</text:p>
          </table:table-cell>
          <table:table-cell table:formula="of:=[.G37]-[.C37]" office:value-type="float" office:value="-0.0801252938171047">
            <text:p>-0.0801252938</text:p>
          </table:table-cell>
          <table:table-cell table:formula="of:=[.H37]/[.C37]" office:value-type="percentage" office:value="-0.000127484728632973">
            <text:p>-0.01%</text:p>
          </table:table-cell>
          <table:table-cell table:number-columns-repeated="2"/>
          <table:table-cell table:formula="of:=[.A37]" office:value-type="float" office:value="940">
            <text:p>940</text:p>
          </table:table-cell>
          <table:table-cell table:formula="of:=[.C37]" office:value-type="float" office:value="628.508956926005">
            <text:p>628.508956926</text:p>
          </table:table-cell>
          <table:table-cell table:formula="of:=[.G37]" office:value-type="float" office:value="628.428831632187">
            <text:p>628.4288316322</text:p>
          </table:table-cell>
          <table:table-cell/>
        </table:table-row>
        <table:table-row table:style-name="ro1">
          <table:table-cell office:value-type="float" office:value="950">
            <text:p>950</text:p>
          </table:table-cell>
          <table:table-cell table:formula="of:=[.A38]/[.$A$9]" office:value-type="float" office:value="0.937577103380212">
            <text:p>0.9375771034</text:p>
          </table:table-cell>
          <table:table-cell table:formula="of:=44330 * (1-POWER([.B38];1/5.255))" office:value-type="float" office:value="540.417635195686">
            <text:p>540.4176351957</text:p>
          </table:table-cell>
          <table:table-cell table:number-columns-repeated="2"/>
          <table:table-cell table:formula="of:=1-[.B38]" office:value-type="float" office:value="0.0624228966197878">
            <text:p>0.0624228966</text:p>
          </table:table-cell>
          <table:table-cell table:formula="of:=[.$F$6]*[.F38] + [.$F$7]*[.F38]*[.F38]" office:value-type="float" office:value="539.992504924791">
            <text:p>539.9925049248</text:p>
          </table:table-cell>
          <table:table-cell table:formula="of:=[.G38]-[.C38]" office:value-type="float" office:value="-0.425130270894442">
            <text:p>-0.4251302709</text:p>
          </table:table-cell>
          <table:table-cell table:formula="of:=[.H38]/[.C38]" office:value-type="percentage" office:value="-0.000786669870128317">
            <text:p>-0.08%</text:p>
          </table:table-cell>
          <table:table-cell table:number-columns-repeated="2"/>
          <table:table-cell table:formula="of:=[.A38]" office:value-type="float" office:value="950">
            <text:p>950</text:p>
          </table:table-cell>
          <table:table-cell table:formula="of:=[.C38]" office:value-type="float" office:value="540.417635195686">
            <text:p>540.4176351957</text:p>
          </table:table-cell>
          <table:table-cell table:formula="of:=[.G38]" office:value-type="float" office:value="539.992504924791">
            <text:p>539.9925049248</text:p>
          </table:table-cell>
          <table:table-cell/>
        </table:table-row>
        <table:table-row table:style-name="ro1">
          <table:table-cell office:value-type="float" office:value="960">
            <text:p>960</text:p>
          </table:table-cell>
          <table:table-cell table:formula="of:=[.A39]/[.$A$9]" office:value-type="float" office:value="0.947446336047372">
            <text:p>0.947446336</text:p>
          </table:table-cell>
          <table:table-cell table:formula="of:=44330 * (1-POWER([.B39];1/5.255))" office:value-type="float" office:value="453.073963069268">
            <text:p>453.0739630693</text:p>
          </table:table-cell>
          <table:table-cell table:number-columns-repeated="2"/>
          <table:table-cell table:formula="of:=1-[.B39]" office:value-type="float" office:value="0.0525536639526277">
            <text:p>0.052553664</text:p>
          </table:table-cell>
          <table:table-cell table:formula="of:=[.$F$6]*[.F39] + [.$F$7]*[.F39]*[.F39]" office:value-type="float" office:value="452.392223986235">
            <text:p>452.3922239862</text:p>
          </table:table-cell>
          <table:table-cell table:formula="of:=[.G39]-[.C39]" office:value-type="float" office:value="-0.681739083032142">
            <text:p>-0.681739083</text:p>
          </table:table-cell>
          <table:table-cell table:formula="of:=[.H39]/[.C39]" office:value-type="percentage" office:value="-0.00150469711040958">
            <text:p>-0.15%</text:p>
          </table:table-cell>
          <table:table-cell table:number-columns-repeated="2"/>
          <table:table-cell table:formula="of:=[.A39]" office:value-type="float" office:value="960">
            <text:p>960</text:p>
          </table:table-cell>
          <table:table-cell table:formula="of:=[.C39]" office:value-type="float" office:value="453.073963069268">
            <text:p>453.0739630693</text:p>
          </table:table-cell>
          <table:table-cell table:formula="of:=[.G39]" office:value-type="float" office:value="452.392223986235">
            <text:p>452.3922239862</text:p>
          </table:table-cell>
          <table:table-cell/>
        </table:table-row>
        <table:table-row table:style-name="ro1">
          <table:table-cell office:value-type="float" office:value="970">
            <text:p>970</text:p>
          </table:table-cell>
          <table:table-cell table:formula="of:=[.A40]/[.$A$9]" office:value-type="float" office:value="0.957315568714532">
            <text:p>0.9573155687</text:p>
          </table:table-cell>
          <table:table-cell table:formula="of:=44330 * (1-POWER([.B40];1/5.255))" office:value-type="float" office:value="366.463905296592">
            <text:p>366.4639052966</text:p>
          </table:table-cell>
          <table:table-cell table:number-columns-repeated="2"/>
          <table:table-cell table:formula="of:=1-[.B40]" office:value-type="float" office:value="0.0426844312854675">
            <text:p>0.0426844313</text:p>
          </table:table-cell>
          <table:table-cell table:formula="of:=[.$F$6]*[.F40] + [.$F$7]*[.F40]*[.F40]" office:value-type="float" office:value="365.627988816519">
            <text:p>365.6279888165</text:p>
          </table:table-cell>
          <table:table-cell table:formula="of:=[.G40]-[.C40]" office:value-type="float" office:value="-0.835916480073365">
            <text:p>-0.8359164801</text:p>
          </table:table-cell>
          <table:table-cell table:formula="of:=[.H40]/[.C40]" office:value-type="percentage" office:value="-0.00228103359701095">
            <text:p>-0.23%</text:p>
          </table:table-cell>
          <table:table-cell table:number-columns-repeated="2"/>
          <table:table-cell table:formula="of:=[.A40]" office:value-type="float" office:value="970">
            <text:p>970</text:p>
          </table:table-cell>
          <table:table-cell table:formula="of:=[.C40]" office:value-type="float" office:value="366.463905296592">
            <text:p>366.4639052966</text:p>
          </table:table-cell>
          <table:table-cell table:formula="of:=[.G40]" office:value-type="float" office:value="365.627988816519">
            <text:p>365.6279888165</text:p>
          </table:table-cell>
          <table:table-cell/>
        </table:table-row>
        <table:table-row table:style-name="ro1">
          <table:table-cell office:value-type="float" office:value="980">
            <text:p>980</text:p>
          </table:table-cell>
          <table:table-cell table:formula="of:=[.A41]/[.$A$9]" office:value-type="float" office:value="0.967184801381693">
            <text:p>0.9671848014</text:p>
          </table:table-cell>
          <table:table-cell table:formula="of:=44330 * (1-POWER([.B41];1/5.255))" office:value-type="float" office:value="280.573831499619">
            <text:p>280.5738314996</text:p>
          </table:table-cell>
          <table:table-cell table:number-columns-repeated="2"/>
          <table:table-cell table:formula="of:=1-[.B41]" office:value-type="float" office:value="0.0328151986183074">
            <text:p>0.0328151986</text:p>
          </table:table-cell>
          <table:table-cell table:formula="of:=[.$F$6]*[.F41] + [.$F$7]*[.F41]*[.F41]" office:value-type="float" office:value="279.699799415644">
            <text:p>279.6997994156</text:p>
          </table:table-cell>
          <table:table-cell table:formula="of:=[.G41]-[.C41]" office:value-type="float" office:value="-0.874032083975123">
            <text:p>-0.874032084</text:p>
          </table:table-cell>
          <table:table-cell table:formula="of:=[.H41]/[.C41]" office:value-type="percentage" office:value="-0.0031151589558569">
            <text:p>-0.31%</text:p>
          </table:table-cell>
          <table:table-cell table:number-columns-repeated="2"/>
          <table:table-cell table:formula="of:=[.A41]" office:value-type="float" office:value="980">
            <text:p>980</text:p>
          </table:table-cell>
          <table:table-cell table:formula="of:=[.C41]" office:value-type="float" office:value="280.573831499619">
            <text:p>280.5738314996</text:p>
          </table:table-cell>
          <table:table-cell table:formula="of:=[.G41]" office:value-type="float" office:value="279.699799415644">
            <text:p>279.6997994156</text:p>
          </table:table-cell>
          <table:table-cell/>
        </table:table-row>
        <table:table-row table:style-name="ro1">
          <table:table-cell office:value-type="float" office:value="990">
            <text:p>990</text:p>
          </table:table-cell>
          <table:table-cell table:formula="of:=[.A42]/[.$A$9]" office:value-type="float" office:value="0.977054034048853">
            <text:p>0.977054034</text:p>
          </table:table-cell>
          <table:table-cell table:formula="of:=44330 * (1-POWER([.B42];1/5.255))" office:value-type="float" office:value="195.390500497147">
            <text:p>195.3905004971</text:p>
          </table:table-cell>
          <table:table-cell table:number-columns-repeated="2"/>
          <table:table-cell table:formula="of:=1-[.B42]" office:value-type="float" office:value="0.0229459659511473">
            <text:p>0.022945966</text:p>
          </table:table-cell>
          <table:table-cell table:formula="of:=[.$F$6]*[.F42] + [.$F$7]*[.F42]*[.F42]" office:value-type="float" office:value="194.607655783609">
            <text:p>194.6076557836</text:p>
          </table:table-cell>
          <table:table-cell table:formula="of:=[.G42]-[.C42]" office:value-type="float" office:value="-0.782844713537742">
            <text:p>-0.7828447135</text:p>
          </table:table-cell>
          <table:table-cell table:formula="of:=[.H42]/[.C42]" office:value-type="percentage" office:value="-0.00400656486137191">
            <text:p>-0.40%</text:p>
          </table:table-cell>
          <table:table-cell table:number-columns-repeated="2"/>
          <table:table-cell table:formula="of:=[.A42]" office:value-type="float" office:value="990">
            <text:p>990</text:p>
          </table:table-cell>
          <table:table-cell table:formula="of:=[.C42]" office:value-type="float" office:value="195.390500497147">
            <text:p>195.3905004971</text:p>
          </table:table-cell>
          <table:table-cell table:formula="of:=[.G42]" office:value-type="float" office:value="194.607655783609">
            <text:p>194.6076557836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table:formula="of:=[.A43]/[.$A$9]" office:value-type="float" office:value="0.986923266716013">
            <text:p>0.9869232667</text:p>
          </table:table-cell>
          <table:table-cell table:formula="of:=44330 * (1-POWER([.B43];1/5.255))" office:value-type="float" office:value="110.901045388064">
            <text:p>110.9010453881</text:p>
          </table:table-cell>
          <table:table-cell table:number-columns-repeated="2"/>
          <table:table-cell table:formula="of:=1-[.B43]" office:value-type="float" office:value="0.0130767332839872">
            <text:p>0.0130767333</text:p>
          </table:table-cell>
          <table:table-cell table:formula="of:=[.$F$6]*[.F43] + [.$F$7]*[.F43]*[.F43]" office:value-type="float" office:value="110.351557920415">
            <text:p>110.3515579204</text:p>
          </table:table-cell>
          <table:table-cell table:formula="of:=[.G43]-[.C43]" office:value-type="float" office:value="-0.549487467648646">
            <text:p>-0.5494874676</text:p>
          </table:table-cell>
          <table:table-cell table:formula="of:=[.H43]/[.C43]" office:value-type="percentage" office:value="-0.00495475462585482">
            <text:p>-0.50%</text:p>
          </table:table-cell>
          <table:table-cell table:number-columns-repeated="2"/>
          <table:table-cell table:formula="of:=[.A43]" office:value-type="float" office:value="1000">
            <text:p>1000</text:p>
          </table:table-cell>
          <table:table-cell table:formula="of:=[.C43]" office:value-type="float" office:value="110.901045388064">
            <text:p>110.9010453881</text:p>
          </table:table-cell>
          <table:table-cell table:formula="of:=[.G43]" office:value-type="float" office:value="110.351557920415">
            <text:p>110.3515579204</text:p>
          </table:table-cell>
          <table:table-cell/>
        </table:table-row>
        <table:table-row table:style-name="ro1">
          <table:table-cell office:value-type="float" office:value="1010">
            <text:p>1010</text:p>
          </table:table-cell>
          <table:table-cell table:formula="of:=[.A44]/[.$A$9]" office:value-type="float" office:value="0.996792499383173">
            <text:p>0.9967924994</text:p>
          </table:table-cell>
          <table:table-cell table:formula="of:=44330 * (1-POWER([.B44];1/5.255))" office:value-type="float" office:value="27.0929593491828">
            <text:p>27.0929593492</text:p>
          </table:table-cell>
          <table:table-cell table:number-columns-repeated="2"/>
          <table:table-cell table:formula="of:=1-[.B44]" office:value-type="float" office:value="0.00320750061682706">
            <text:p>0.0032075006</text:p>
          </table:table-cell>
          <table:table-cell table:formula="of:=[.$F$6]*[.F44] + [.$F$7]*[.F44]*[.F44]" office:value-type="float" office:value="26.9315058260617">
            <text:p>26.9315058261</text:p>
          </table:table-cell>
          <table:table-cell table:formula="of:=[.G44]-[.C44]" office:value-type="float" office:value="-0.161453523121118">
            <text:p>-0.1614535231</text:p>
          </table:table-cell>
          <table:table-cell table:formula="of:=[.H44]/[.C44]" office:value-type="percentage" office:value="-0.00595924280696887">
            <text:p>-0.60%</text:p>
          </table:table-cell>
          <table:table-cell table:number-columns-repeated="2"/>
          <table:table-cell table:formula="of:=[.A44]" office:value-type="float" office:value="1010">
            <text:p>1010</text:p>
          </table:table-cell>
          <table:table-cell table:formula="of:=[.C44]" office:value-type="float" office:value="27.0929593491828">
            <text:p>27.0929593492</text:p>
          </table:table-cell>
          <table:table-cell table:formula="of:=[.G44]" office:value-type="float" office:value="26.9315058260617">
            <text:p>26.9315058261</text:p>
          </table:table-cell>
          <table:table-cell/>
        </table:table-row>
        <table:table-row table:style-name="ro1">
          <table:table-cell office:value-type="float" office:value="1020">
            <text:p>1020</text:p>
          </table:table-cell>
          <table:table-cell table:formula="of:=[.A45]/[.$A$9]" office:value-type="float" office:value="1.00666173205033">
            <text:p>1.0066617321</text:p>
          </table:table-cell>
          <table:table-cell table:formula="of:=44330 * (1-POWER([.B45];1/5.255))" office:value-type="float" office:value="-56.0459178932437">
            <text:p>-56.0459178932</text:p>
          </table:table-cell>
          <table:table-cell table:number-columns-repeated="2"/>
          <table:table-cell table:formula="of:=1-[.B45]" office:value-type="float" office:value="-0.00666173205033305">
            <text:p>-0.0066617321</text:p>
          </table:table-cell>
          <table:table-cell table:formula="of:=[.$F$6]*[.F45] + [.$F$7]*[.F45]*[.F45]" office:value-type="float" office:value="-55.6525004994515">
            <text:p>-55.6525004995</text:p>
          </table:table-cell>
          <table:table-cell table:formula="of:=[.G45]-[.C45]" office:value-type="float" office:value="0.393417393792134">
            <text:p>0.3934173938</text:p>
          </table:table-cell>
          <table:table-cell table:formula="of:=[.H45]/[.C45]" office:value-type="percentage" office:value="-0.00701955483254849">
            <text:p>-0.70%</text:p>
          </table:table-cell>
          <table:table-cell table:number-columns-repeated="2"/>
          <table:table-cell table:formula="of:=[.A45]" office:value-type="float" office:value="1020">
            <text:p>1020</text:p>
          </table:table-cell>
          <table:table-cell table:formula="of:=[.C45]" office:value-type="float" office:value="-56.0459178932437">
            <text:p>-56.0459178932</text:p>
          </table:table-cell>
          <table:table-cell table:formula="of:=[.G45]" office:value-type="float" office:value="-55.6525004994515">
            <text:p>-55.6525004995</text:p>
          </table:table-cell>
          <table:table-cell/>
        </table:table-row>
        <table:table-row table:style-name="ro1">
          <table:table-cell office:value-type="float" office:value="1030">
            <text:p>1030</text:p>
          </table:table-cell>
          <table:table-cell table:formula="of:=[.A46]/[.$A$9]" office:value-type="float" office:value="1.01653096471749">
            <text:p>1.0165309647</text:p>
          </table:table-cell>
          <table:table-cell table:formula="of:=44330 * (1-POWER([.B46];1/5.255))" office:value-type="float" office:value="-138.527412956599">
            <text:p>-138.5274129566</text:p>
          </table:table-cell>
          <table:table-cell table:number-columns-repeated="2"/>
          <table:table-cell table:formula="of:=1-[.B46]" office:value-type="float" office:value="-0.0165309647174932">
            <text:p>-0.0165309647</text:p>
          </table:table-cell>
          <table:table-cell table:formula="of:=[.$F$6]*[.F46] + [.$F$7]*[.F46]*[.F46]" office:value-type="float" office:value="-137.400461056124">
            <text:p>-137.4004610561</text:p>
          </table:table-cell>
          <table:table-cell table:formula="of:=[.G46]-[.C46]" office:value-type="float" office:value="1.12695190047472">
            <text:p>1.1269519005</text:p>
          </table:table-cell>
          <table:table-cell table:formula="of:=[.H46]/[.C46]" office:value-type="percentage" office:value="-0.00813522664158753">
            <text:p>-0.81%</text:p>
          </table:table-cell>
          <table:table-cell table:number-columns-repeated="2"/>
          <table:table-cell table:formula="of:=[.A46]" office:value-type="float" office:value="1030">
            <text:p>1030</text:p>
          </table:table-cell>
          <table:table-cell table:formula="of:=[.C46]" office:value-type="float" office:value="-138.527412956599">
            <text:p>-138.5274129566</text:p>
          </table:table-cell>
          <table:table-cell table:formula="of:=[.G46]" office:value-type="float" office:value="-137.400461056124">
            <text:p>-137.4004610561</text:p>
          </table:table-cell>
          <table:table-cell/>
        </table:table-row>
        <table:table-row table:style-name="ro1">
          <table:table-cell office:value-type="float" office:value="1040">
            <text:p>1040</text:p>
          </table:table-cell>
          <table:table-cell table:formula="of:=[.A47]/[.$A$9]" office:value-type="float" office:value="1.02640019738465">
            <text:p>1.0264001974</text:p>
          </table:table-cell>
          <table:table-cell table:formula="of:=44330 * (1-POWER([.B47];1/5.255))" office:value-type="float" office:value="-220.363031095245">
            <text:p>-220.3630310952</text:p>
          </table:table-cell>
          <table:table-cell table:number-columns-repeated="2"/>
          <table:table-cell table:formula="of:=1-[.B47]" office:value-type="float" office:value="-0.0264001973846533">
            <text:p>-0.0264001974</text:p>
          </table:table-cell>
          <table:table-cell table:formula="of:=[.$F$6]*[.F47] + [.$F$7]*[.F47]*[.F47]" office:value-type="float" office:value="-218.312375843957">
            <text:p>-218.312375844</text:p>
          </table:table-cell>
          <table:table-cell table:formula="of:=[.G47]-[.C47]" office:value-type="float" office:value="2.05065525128873">
            <text:p>2.0506552513</text:p>
          </table:table-cell>
          <table:table-cell table:formula="of:=[.H47]/[.C47]" office:value-type="percentage" office:value="-0.00930580434066727">
            <text:p>-0.93%</text:p>
          </table:table-cell>
          <table:table-cell table:number-columns-repeated="2"/>
          <table:table-cell table:formula="of:=[.A47]" office:value-type="float" office:value="1040">
            <text:p>1040</text:p>
          </table:table-cell>
          <table:table-cell table:formula="of:=[.C47]" office:value-type="float" office:value="-220.363031095245">
            <text:p>-220.3630310952</text:p>
          </table:table-cell>
          <table:table-cell table:formula="of:=[.G47]" office:value-type="float" office:value="-218.312375843957">
            <text:p>-218.312375844</text:p>
          </table:table-cell>
          <table:table-cell/>
        </table:table-row>
        <table:table-row table:style-name="ro1">
          <table:table-cell office:value-type="float" office:value="1050">
            <text:p>1050</text:p>
          </table:table-cell>
          <table:table-cell table:formula="of:=[.A48]/[.$A$9]" office:value-type="float" office:value="1.03626943005181">
            <text:p>1.0362694301</text:p>
          </table:table-cell>
          <table:table-cell table:formula="of:=44330 * (1-POWER([.B48];1/5.255))" office:value-type="float" office:value="-301.563967927451">
            <text:p>-301.5639679275</text:p>
          </table:table-cell>
          <table:table-cell table:number-columns-repeated="2"/>
          <table:table-cell table:formula="of:=1-[.B48]" office:value-type="float" office:value="-0.0362694300518134">
            <text:p>-0.0362694301</text:p>
          </table:table-cell>
          <table:table-cell table:formula="of:=[.$F$6]*[.F48] + [.$F$7]*[.F48]*[.F48]" office:value-type="float" office:value="-298.388244862949">
            <text:p>-298.3882448629</text:p>
          </table:table-cell>
          <table:table-cell table:formula="of:=[.G48]-[.C48]" office:value-type="float" office:value="3.17572306450279">
            <text:p>3.1757230645</text:p>
          </table:table-cell>
          <table:table-cell table:formula="of:=[.H48]/[.C48]" office:value-type="percentage" office:value="-0.0105308438747788">
            <text:p>-1.05%</text:p>
          </table:table-cell>
          <table:table-cell table:number-columns-repeated="2"/>
          <table:table-cell table:formula="of:=[.A48]" office:value-type="float" office:value="1050">
            <text:p>1050</text:p>
          </table:table-cell>
          <table:table-cell table:formula="of:=[.C48]" office:value-type="float" office:value="-301.563967927451">
            <text:p>-301.5639679275</text:p>
          </table:table-cell>
          <table:table-cell table:formula="of:=[.G48]" office:value-type="float" office:value="-298.388244862949">
            <text:p>-298.3882448629</text:p>
          </table:table-cell>
          <table:table-cell/>
        </table:table-row>
        <table:table-row table:style-name="ro1">
          <table:table-cell office:value-type="float" office:value="1060">
            <text:p>1060</text:p>
          </table:table-cell>
          <table:table-cell table:formula="of:=[.A49]/[.$A$9]" office:value-type="float" office:value="1.04613866271897">
            <text:p>1.0461386627</text:p>
          </table:table-cell>
          <table:table-cell table:formula="of:=44330 * (1-POWER([.B49];1/5.255))" office:value-type="float" office:value="-382.141120627295">
            <text:p>-382.1411206273</text:p>
          </table:table-cell>
          <table:table-cell table:number-columns-repeated="2"/>
          <table:table-cell table:formula="of:=1-[.B49]" office:value-type="float" office:value="-0.0461386627189735">
            <text:p>-0.0461386627</text:p>
          </table:table-cell>
          <table:table-cell table:formula="of:=[.$F$6]*[.F49] + [.$F$7]*[.F49]*[.F49]" office:value-type="float" office:value="-377.6280681131">
            <text:p>-377.6280681131</text:p>
          </table:table-cell>
          <table:table-cell table:formula="of:=[.G49]-[.C49]" office:value-type="float" office:value="4.51305251419501">
            <text:p>4.5130525142</text:p>
          </table:table-cell>
          <table:table-cell table:formula="of:=[.H49]/[.C49]" office:value-type="percentage" office:value="-0.0118099107125313">
            <text:p>-1.18%</text:p>
          </table:table-cell>
          <table:table-cell table:number-columns-repeated="2"/>
          <table:table-cell table:formula="of:=[.A49]" office:value-type="float" office:value="1060">
            <text:p>1060</text:p>
          </table:table-cell>
          <table:table-cell table:formula="of:=[.C49]" office:value-type="float" office:value="-382.141120627295">
            <text:p>-382.1411206273</text:p>
          </table:table-cell>
          <table:table-cell table:formula="of:=[.G49]" office:value-type="float" office:value="-377.6280681131">
            <text:p>-377.6280681131</text:p>
          </table:table-cell>
          <table:table-cell/>
        </table:table-row>
        <table:table-row table:style-name="ro1">
          <table:table-cell office:value-type="float" office:value="1070">
            <text:p>1070</text:p>
          </table:table-cell>
          <table:table-cell table:formula="of:=[.A50]/[.$A$9]" office:value-type="float" office:value="1.05600789538613">
            <text:p>1.0560078954</text:p>
          </table:table-cell>
          <table:table-cell table:formula="of:=44330 * (1-POWER([.B50];1/5.255))" office:value-type="float" office:value="-462.105098610533">
            <text:p>-462.1050986105</text:p>
          </table:table-cell>
          <table:table-cell table:number-columns-repeated="2"/>
          <table:table-cell table:formula="of:=1-[.B50]" office:value-type="float" office:value="-0.0560078953861338">
            <text:p>-0.0560078954</text:p>
          </table:table-cell>
          <table:table-cell table:formula="of:=[.$F$6]*[.F50] + [.$F$7]*[.F50]*[.F50]" office:value-type="float" office:value="-456.031845594413">
            <text:p>-456.0318455944</text:p>
          </table:table-cell>
          <table:table-cell table:formula="of:=[.G50]-[.C50]" office:value-type="float" office:value="6.07325301611979">
            <text:p>6.0732530161</text:p>
          </table:table-cell>
          <table:table-cell table:formula="of:=[.H50]/[.C50]" office:value-type="percentage" office:value="-0.0131425795438764">
            <text:p>-1.31%</text:p>
          </table:table-cell>
          <table:table-cell table:number-columns-repeated="2"/>
          <table:table-cell table:formula="of:=[.A50]" office:value-type="float" office:value="1070">
            <text:p>1070</text:p>
          </table:table-cell>
          <table:table-cell table:formula="of:=[.C50]" office:value-type="float" office:value="-462.105098610533">
            <text:p>-462.1050986105</text:p>
          </table:table-cell>
          <table:table-cell table:formula="of:=[.G50]" office:value-type="float" office:value="-456.031845594413">
            <text:p>-456.0318455944</text:p>
          </table:table-cell>
          <table:table-cell/>
        </table:table-row>
        <table:table-row table:style-name="ro1">
          <table:table-cell office:value-type="float" office:value="1080">
            <text:p>1080</text:p>
          </table:table-cell>
          <table:table-cell table:formula="of:=[.A51]/[.$A$9]" office:value-type="float" office:value="1.06587712805329">
            <text:p>1.0658771281</text:p>
          </table:table-cell>
          <table:table-cell table:formula="of:=44330 * (1-POWER([.B51];1/5.255))" office:value-type="float" office:value="-541.466233741946">
            <text:p>-541.4662337419</text:p>
          </table:table-cell>
          <table:table-cell table:number-columns-repeated="2"/>
          <table:table-cell table:formula="of:=1-[.B51]" office:value-type="float" office:value="-0.0658771280532939">
            <text:p>-0.0658771281</text:p>
          </table:table-cell>
          <table:table-cell table:formula="of:=[.$F$6]*[.F51] + [.$F$7]*[.F51]*[.F51]" office:value-type="float" office:value="-533.599577306883">
            <text:p>-533.5995773069</text:p>
          </table:table-cell>
          <table:table-cell table:formula="of:=[.G51]-[.C51]" office:value-type="float" office:value="7.86665643506274">
            <text:p>7.8666564351</text:p>
          </table:table-cell>
          <table:table-cell table:formula="of:=[.H51]/[.C51]" office:value-type="percentage" office:value="-0.0145284339906075">
            <text:p>-1.45%</text:p>
          </table:table-cell>
          <table:table-cell table:number-columns-repeated="2"/>
          <table:table-cell table:formula="of:=[.A51]" office:value-type="float" office:value="1080">
            <text:p>1080</text:p>
          </table:table-cell>
          <table:table-cell table:formula="of:=[.C51]" office:value-type="float" office:value="-541.466233741946">
            <text:p>-541.4662337419</text:p>
          </table:table-cell>
          <table:table-cell table:formula="of:=[.G51]" office:value-type="float" office:value="-533.599577306883">
            <text:p>-533.5995773069</text:p>
          </table:table-cell>
          <table:table-cell/>
        </table:table-row>
        <table:table-row table:style-name="ro1">
          <table:table-cell office:value-type="float" office:value="1090">
            <text:p>1090</text:p>
          </table:table-cell>
          <table:table-cell table:formula="of:=[.A52]/[.$A$9]" office:value-type="float" office:value="1.07574636072045">
            <text:p>1.0757463607</text:p>
          </table:table-cell>
          <table:table-cell table:formula="of:=44330 * (1-POWER([.B52];1/5.255))" office:value-type="float" office:value="-620.234590089874">
            <text:p>-620.2345900899</text:p>
          </table:table-cell>
          <table:table-cell table:number-columns-repeated="2"/>
          <table:table-cell table:formula="of:=1-[.B52]" office:value-type="float" office:value="-0.075746360720454">
            <text:p>-0.0757463607</text:p>
          </table:table-cell>
          <table:table-cell table:formula="of:=[.$F$6]*[.F52] + [.$F$7]*[.F52]*[.F52]" office:value-type="float" office:value="-610.331263250514">
            <text:p>-610.3312632505</text:p>
          </table:table-cell>
          <table:table-cell table:formula="of:=[.G52]-[.C52]" office:value-type="float" office:value="9.90332683936015">
            <text:p>9.9033268394</text:p>
          </table:table-cell>
          <table:table-cell table:formula="of:=[.H52]/[.C52]" office:value-type="percentage" office:value="-0.0159670663287662">
            <text:p>-1.60%</text:p>
          </table:table-cell>
          <table:table-cell table:number-columns-repeated="2"/>
          <table:table-cell table:formula="of:=[.A52]" office:value-type="float" office:value="1090">
            <text:p>1090</text:p>
          </table:table-cell>
          <table:table-cell table:formula="of:=[.C52]" office:value-type="float" office:value="-620.234590089874">
            <text:p>-620.2345900899</text:p>
          </table:table-cell>
          <table:table-cell table:formula="of:=[.G52]" office:value-type="float" office:value="-610.331263250514">
            <text:p>-610.3312632505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 table:formula="of:=[.A53]/[.$A$9]" office:value-type="float" office:value="1.08561559338761">
            <text:p>1.0856155934</text:p>
          </table:table-cell>
          <table:table-cell table:formula="of:=44330 * (1-POWER([.B53];1/5.255))" office:value-type="float" office:value="-698.419973251752">
            <text:p>-698.4199732518</text:p>
          </table:table-cell>
          <table:table-cell table:number-columns-repeated="2"/>
          <table:table-cell table:formula="of:=1-[.B53]" office:value-type="float" office:value="-0.0856155933876141">
            <text:p>-0.0856155934</text:p>
          </table:table-cell>
          <table:table-cell table:formula="of:=[.$F$6]*[.F53] + [.$F$7]*[.F53]*[.F53]" office:value-type="float" office:value="-686.226903425303">
            <text:p>-686.2269034253</text:p>
          </table:table-cell>
          <table:table-cell table:formula="of:=[.G53]-[.C53]" office:value-type="float" office:value="12.1930698264489">
            <text:p>12.1930698264</text:p>
          </table:table-cell>
          <table:table-cell table:formula="of:=[.H53]/[.C53]" office:value-type="percentage" office:value="-0.0174580772220467">
            <text:p>-1.75%</text:p>
          </table:table-cell>
          <table:table-cell table:number-columns-repeated="2"/>
          <table:table-cell table:formula="of:=[.A53]" office:value-type="float" office:value="1100">
            <text:p>1100</text:p>
          </table:table-cell>
          <table:table-cell table:formula="of:=[.C53]" office:value-type="float" office:value="-698.419973251752">
            <text:p>-698.4199732518</text:p>
          </table:table-cell>
          <table:table-cell table:formula="of:=[.G53]" office:value-type="float" office:value="-686.226903425303">
            <text:p>-686.2269034253</text:p>
          </table:table-cell>
          <table:table-cell/>
        </table:table-row>
      </table:table>
      <table:table table:name="Sheet4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Sheet4.O22" table:end-x="1.157cm" table:end-y="0.385cm" draw:z-index="0" draw:style-name="gr1" svg:width="15.999cm" svg:height="8.999cm" svg:x="0.965cm" svg:y="0.419cm">
              <draw:object draw:notify-on-update-of-ranges="Sheet4.C5:Sheet4.C45 Sheet4.D5:Sheet4.D45 Sheet4.C5:Sheet4.C45 Sheet4.E5:Sheet4.E4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<text:s/>3012.615003738193</text:p>
          </table:table-cell>
          <table:table-cell table:formula="of:=[.A5]" office:value-type="float" office:value="700">
            <text:p>700</text:p>
          </table:table-cell>
          <table:table-cell office:value-type="float" office:value="-10.9006004054145">
            <text:p>-10.9006004054</text:p>
          </table:table-cell>
          <table:table-cell office:value-type="float" office:value="-13.6150037381931">
            <text:p>-13.6150037382</text:p>
          </table:table-cell>
          <table:table-cell table:number-columns-repeated="3"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<text:s/>2900.9377974827294</text:p>
          </table:table-cell>
          <table:table-cell table:formula="of:=[.A6]" office:value-type="float" office:value="710">
            <text:p>710</text:p>
          </table:table-cell>
          <table:table-cell office:value-type="float" office:value="-7.72481930925051">
            <text:p>-7.7248193093</text:p>
          </table:table-cell>
          <table:table-cell office:value-type="float" office:value="-10.9377974827294">
            <text:p>-10.9377974827</text:p>
          </table:table-cell>
          <table:table-cell table:number-columns-repeated="3"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<text:s/>2790.527014949456</text:p>
          </table:table-cell>
          <table:table-cell table:formula="of:=[.A7]" office:value-type="float" office:value="720">
            <text:p>720</text:p>
          </table:table-cell>
          <table:table-cell office:value-type="float" office:value="-4.97941616660455">
            <text:p>-4.9794161666</text:p>
          </table:table-cell>
          <table:table-cell office:value-type="float" office:value="-7.52701494945586">
            <text:p>-7.5270149495</text:p>
          </table:table-cell>
          <table:table-cell table:number-columns-repeated="3"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<text:s/>2681.351001121908</text:p>
          </table:table-cell>
          <table:table-cell table:formula="of:=[.A8]" office:value-type="float" office:value="730">
            <text:p>730</text:p>
          </table:table-cell>
          <table:table-cell office:value-type="float" office:value="-2.63273596100953">
            <text:p>-2.632735961</text:p>
          </table:table-cell>
          <table:table-cell office:value-type="float" office:value="-6.35100112190821">
            <text:p>-6.3510011219</text:p>
          </table:table-cell>
          <table:table-cell table:number-columns-repeated="3"/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<text:s/>2573.379312723947</text:p>
          </table:table-cell>
          <table:table-cell table:formula="of:=[.A9]" office:value-type="float" office:value="740">
            <text:p>740</text:p>
          </table:table-cell>
          <table:table-cell office:value-type="float" office:value="-0.654335416328195">
            <text:p>-0.6543354163</text:p>
          </table:table-cell>
          <table:table-cell office:value-type="float" office:value="-3.3793127239469">
            <text:p>-3.3793127239</text:p>
          </table:table-cell>
          <table:table-cell table:number-columns-repeated="3"/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<text:s/>2466.5826561702966</text:p>
          </table:table-cell>
          <table:table-cell table:formula="of:=[.A10]" office:value-type="float" office:value="750">
            <text:p>750</text:p>
          </table:table-cell>
          <table:table-cell office:value-type="float" office:value="0.985079052716628">
            <text:p>0.9850790527</text:p>
          </table:table-cell>
          <table:table-cell office:value-type="float" office:value="-1.58265617029656">
            <text:p>-1.5826561703</text:p>
          </table:table-cell>
          <table:table-cell table:number-columns-repeated="3"/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<text:s/>2360.932829475317</text:p>
          </table:table-cell>
          <table:table-cell table:formula="of:=[.A11]" office:value-type="float" office:value="760">
            <text:p>760</text:p>
          </table:table-cell>
          <table:table-cell office:value-type="float" office:value="2.31370943176398">
            <text:p>2.3137094318</text:p>
          </table:table-cell>
          <table:table-cell office:value-type="float" office:value="-0.932829475316794">
            <text:p>-0.9328294753</text:p>
          </table:table-cell>
          <table:table-cell table:number-columns-repeated="3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<text:s/>2256.4026678190244</text:p>
          </table:table-cell>
          <table:table-cell table:formula="of:=[.A12]" office:value-type="float" office:value="770">
            <text:p>770</text:p>
          </table:table-cell>
          <table:table-cell office:value-type="float" office:value="3.35872054079709">
            <text:p>3.3587205408</text:p>
          </table:table-cell>
          <table:table-cell office:value-type="float" office:value="-0.402667819024373">
            <text:p>-0.402667819</text:p>
          </table:table-cell>
          <table:table-cell table:number-columns-repeated="3"/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<text:s/>2152.9659924957737</text:p>
          </table:table-cell>
          <table:table-cell table:formula="of:=[.A13]" office:value-type="float" office:value="780">
            <text:p>780</text:p>
          </table:table-cell>
          <table:table-cell office:value-type="float" office:value="4.1462910854616">
            <text:p>4.1462910855</text:p>
          </table:table-cell>
          <table:table-cell office:value-type="float" office:value="2.03400750422634">
            <text:p>2.0340075042</text:p>
          </table:table-cell>
          <table:table-cell table:number-columns-repeated="3"/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<text:s/>2050.5975629949976</text:p>
          </table:table-cell>
          <table:table-cell table:formula="of:=[.A14]" office:value-type="float" office:value="790">
            <text:p>790</text:p>
          </table:table-cell>
          <table:table-cell office:value-type="float" office:value="4.70166157632548">
            <text:p>4.7016615763</text:p>
          </table:table-cell>
          <table:table-cell office:value-type="float" office:value="1.40243700500241">
            <text:p>1.402437005</text:p>
          </table:table-cell>
          <table:table-cell table:number-columns-repeated="3"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<text:s/>1949.2730319847738</text:p>
          </table:table-cell>
          <table:table-cell table:formula="of:=[.A15]" office:value-type="float" office:value="800">
            <text:p>800</text:p>
          </table:table-cell>
          <table:table-cell office:value-type="float" office:value="5.04917934531068">
            <text:p>5.0491793453</text:p>
          </table:table-cell>
          <table:table-cell office:value-type="float" office:value="1.72696801522625">
            <text:p>1.7269680152</text:p>
          </table:table-cell>
          <table:table-cell table:number-columns-repeated="3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<text:s/>1848.9689029884273</text:p>
          </table:table-cell>
          <table:table-cell table:formula="of:=[.A16]" office:value-type="float" office:value="810">
            <text:p>810</text:p>
          </table:table-cell>
          <table:table-cell office:value-type="float" office:value="5.21234086909203">
            <text:p>5.2123408691</text:p>
          </table:table-cell>
          <table:table-cell office:value-type="float" office:value="2.03109701157268">
            <text:p>2.0310970116</text:p>
          </table:table-cell>
          <table:table-cell table:number-columns-repeated="3"/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<text:s/>1749.6624905620413</text:p>
          </table:table-cell>
          <table:table-cell table:formula="of:=[.A17]" office:value-type="float" office:value="820">
            <text:p>820</text:p>
          </table:table-cell>
          <table:table-cell office:value-type="float" office:value="5.21383159158609">
            <text:p>5.2138315916</text:p>
          </table:table-cell>
          <table:table-cell office:value-type="float" office:value="2.33750943795872">
            <text:p>2.337509438</text:p>
          </table:table-cell>
          <table:table-cell table:number-columns-repeated="3"/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<text:s/>1651.3318827964217</text:p>
          </table:table-cell>
          <table:table-cell table:formula="of:=[.A18]" office:value-type="float" office:value="830">
            <text:p>830</text:p>
          </table:table-cell>
          <table:table-cell office:value-type="float" office:value="5.07556342198745">
            <text:p>5.075563422</text:p>
          </table:table-cell>
          <table:table-cell office:value-type="float" office:value="2.66811720357828">
            <text:p>2.6681172036</text:p>
          </table:table-cell>
          <table:table-cell table:number-columns-repeated="3"/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<text:s/>1553.9559059816786</text:p>
          </table:table-cell>
          <table:table-cell table:formula="of:=[.A19]" office:value-type="float" office:value="840">
            <text:p>840</text:p>
          </table:table-cell>
          <table:table-cell office:value-type="float" office:value="4.81871007018594">
            <text:p>4.8187100702</text:p>
          </table:table-cell>
          <table:table-cell office:value-type="float" office:value="2.0440940183214">
            <text:p>2.0440940183</text:p>
          </table:table-cell>
          <table:table-cell table:number-columns-repeated="3"/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<text:s/>1457.5140912855181</text:p>
          </table:table-cell>
          <table:table-cell table:formula="of:=[.A20]" office:value-type="float" office:value="850">
            <text:p>850</text:p>
          </table:table-cell>
          <table:table-cell office:value-type="float" office:value="4.46374036847396">
            <text:p>4.4637403685</text:p>
          </table:table-cell>
          <table:table-cell office:value-type="float" office:value="1.48590871448187">
            <text:p>1.4859087145</text:p>
          </table:table-cell>
          <table:table-cell table:number-columns-repeated="3"/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<text:s/>1361.9866433082443</text:p>
          </table:table-cell>
          <table:table-cell table:formula="of:=[.A21]" office:value-type="float" office:value="860">
            <text:p>860</text:p>
          </table:table-cell>
          <table:table-cell office:value-type="float" office:value="4.03044971654981">
            <text:p>4.0304497165</text:p>
          </table:table-cell>
          <table:table-cell office:value-type="float" office:value="1.01335669175569">
            <text:p>1.0133566918</text:p>
          </table:table-cell>
          <table:table-cell table:number-columns-repeated="3"/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<text:s/>1267.3544103882716</text:p>
          </table:table-cell>
          <table:table-cell table:formula="of:=[.A22]" office:value-type="float" office:value="870">
            <text:p>870</text:p>
          </table:table-cell>
          <table:table-cell office:value-type="float" office:value="3.53798977599808">
            <text:p>3.537989776</text:p>
          </table:table-cell>
          <table:table-cell office:value-type="float" office:value="0.645589611728383">
            <text:p>0.6455896117</text:p>
          </table:table-cell>
          <table:table-cell table:number-columns-repeated="3"/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<text:s/>1173.5988565417954</text:p>
          </table:table-cell>
          <table:table-cell table:formula="of:=[.A23]" office:value-type="float" office:value="880">
            <text:p>880</text:p>
          </table:table-cell>
          <table:table-cell office:value-type="float" office:value="3.00489653062345">
            <text:p>3.0048965306</text:p>
          </table:table-cell>
          <table:table-cell office:value-type="float" office:value="-0.598856541795385">
            <text:p>-0.5988565418</text:p>
          </table:table-cell>
          <table:table-cell table:number-columns-repeated="3"/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<text:s/>1080.7020349292145</text:p>
          </table:table-cell>
          <table:table-cell table:formula="of:=[.A24]" office:value-type="float" office:value="890">
            <text:p>890</text:p>
          </table:table-cell>
          <table:table-cell office:value-type="float" office:value="2.4491168200268">
            <text:p>2.44911682</text:p>
          </table:table-cell>
          <table:table-cell office:value-type="float" office:value="-0.702034929214506">
            <text:p>-0.7020349292</text:p>
          </table:table-cell>
          <table:table-cell table:number-columns-repeated="3"/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<text:s/>988.6465627490882</text:p>
          </table:table-cell>
          <table:table-cell table:formula="of:=[.A25]" office:value-type="float" office:value="900">
            <text:p>900</text:p>
          </table:table-cell>
          <table:table-cell office:value-type="float" office:value="1.88803344564906">
            <text:p>1.8880334456</text:p>
          </table:table-cell>
          <table:table-cell office:value-type="float" office:value="-0.646562749088162">
            <text:p>-0.6465627491</text:p>
          </table:table-cell>
          <table:table-cell table:number-columns-repeated="3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<text:s/>897.4155974678648</text:p>
          </table:table-cell>
          <table:table-cell table:formula="of:=[.A26]" office:value-type="float" office:value="910">
            <text:p>910</text:p>
          </table:table-cell>
          <table:table-cell office:value-type="float" office:value="1.33848894104085">
            <text:p>1.338488941</text:p>
          </table:table-cell>
          <table:table-cell office:value-type="float" office:value="-1.41559746786481">
            <text:p>-1.4155974679</text:p>
          </table:table-cell>
          <table:table-cell table:number-columns-repeated="3"/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<text:s/>806.9928143004983</text:p>
          </table:table-cell>
          <table:table-cell table:formula="of:=[.A27]" office:value-type="float" office:value="920">
            <text:p>920</text:p>
          </table:table-cell>
          <table:table-cell office:value-type="float" office:value="0.816808091250323">
            <text:p>0.8168080913</text:p>
          </table:table-cell>
          <table:table-cell office:value-type="float" office:value="-1.99281430049825">
            <text:p>-1.9928143005</text:p>
          </table:table-cell>
          <table:table-cell table:number-columns-repeated="3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<text:s/>717.362384863287</text:p>
          </table:table-cell>
          <table:table-cell table:formula="of:=[.A28]" office:value-type="float" office:value="930">
            <text:p>930</text:p>
          </table:table-cell>
          <table:table-cell office:value-type="float" office:value="0.33881927997777">
            <text:p>0.33881928</text:p>
          </table:table-cell>
          <table:table-cell office:value-type="float" office:value="-3.36238486328705">
            <text:p>-3.3623848633</text:p>
          </table:table-cell>
          <table:table-cell table:number-columns-repeated="3"/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<text:s/>628.5089569260045</text:p>
          </table:table-cell>
          <table:table-cell table:formula="of:=[.A29]" office:value-type="float" office:value="940">
            <text:p>940</text:p>
          </table:table-cell>
          <table:table-cell office:value-type="float" office:value="-0.0801252625498137">
            <text:p>-0.0801252625</text:p>
          </table:table-cell>
          <table:table-cell office:value-type="float" office:value="-2.50895692600454">
            <text:p>-2.508956926</text:p>
          </table:table-cell>
          <table:table-cell table:number-columns-repeated="3"/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<text:s/>540.4176351956856</text:p>
          </table:table-cell>
          <table:table-cell table:formula="of:=[.A30]" office:value-type="float" office:value="950">
            <text:p>950</text:p>
          </table:table-cell>
          <table:table-cell office:value-type="float" office:value="-0.425130243367789">
            <text:p>-0.4251302434</text:p>
          </table:table-cell>
          <table:table-cell office:value-type="float" office:value="-3.41763519568565">
            <text:p>-3.4176351957</text:p>
          </table:table-cell>
          <table:table-cell table:number-columns-repeated="3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<text:s/>453.0739630692675</text:p>
          </table:table-cell>
          <table:table-cell table:formula="of:=[.A31]" office:value-type="float" office:value="960">
            <text:p>960</text:p>
          </table:table-cell>
          <table:table-cell office:value-type="float" office:value="-0.681739059412905">
            <text:p>-0.6817390594</text:p>
          </table:table-cell>
          <table:table-cell office:value-type="float" office:value="-4.07396306926751">
            <text:p>-4.0739630693</text:p>
          </table:table-cell>
          <table:table-cell table:number-columns-repeated="3"/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<text:s/>366.4639052965923</text:p>
          </table:table-cell>
          <table:table-cell table:formula="of:=[.A32]" office:value-type="float" office:value="970">
            <text:p>970</text:p>
          </table:table-cell>
          <table:table-cell office:value-type="float" office:value="-0.835916460528551">
            <text:p>-0.8359164605</text:p>
          </table:table-cell>
          <table:table-cell office:value-type="float" office:value="-4.46390529659232">
            <text:p>-4.4639052966</text:p>
          </table:table-cell>
          <table:table-cell table:number-columns-repeated="3"/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<text:s/>280.57383149961913</text:p>
          </table:table-cell>
          <table:table-cell table:formula="of:=[.A33]" office:value-type="float" office:value="980">
            <text:p>980</text:p>
          </table:table-cell>
          <table:table-cell office:value-type="float" office:value="-0.874032068671795">
            <text:p>-0.8740320687</text:p>
          </table:table-cell>
          <table:table-cell office:value-type="float" office:value="-3.57383149961913">
            <text:p>-3.5738314996</text:p>
          </table:table-cell>
          <table:table-cell table:number-columns-repeated="3"/>
        </table:table-row>
        <table:table-row table:style-name="ro1">
          <table:table-cell office:value-type="float" office:value="990">
            <text:p>990</text:p>
          </table:table-cell>
          <table:table-cell office:value-type="string">
            <text:p><text:s/>195.39050049714723</text:p>
          </table:table-cell>
          <table:table-cell table:formula="of:=[.A34]" office:value-type="float" office:value="990">
            <text:p>990</text:p>
          </table:table-cell>
          <table:table-cell office:value-type="float" office:value="-0.782844702642791">
            <text:p>-0.7828447026</text:p>
          </table:table-cell>
          <table:table-cell office:value-type="float" office:value="-3.39050049714723">
            <text:p>-3.3905004971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<text:s/>110.90104538806403</text:p>
          </table:table-cell>
          <table:table-cell table:formula="of:=[.A35]" office:value-type="float" office:value="1000">
            <text:p>1000</text:p>
          </table:table-cell>
          <table:table-cell office:value-type="float" office:value="-0.549487461329065">
            <text:p>-0.5494874613</text:p>
          </table:table-cell>
          <table:table-cell office:value-type="float" office:value="-3.90104538806403">
            <text:p>-3.9010453881</text:p>
          </table:table-cell>
          <table:table-cell table:number-columns-repeated="3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<text:s/>27.092959349182834</text:p>
          </table:table-cell>
          <table:table-cell table:formula="of:=[.A36]" office:value-type="float" office:value="1010">
            <text:p>1010</text:p>
          </table:table-cell>
          <table:table-cell office:value-type="float" office:value="-0.161453521543898">
            <text:p>-0.1614535215</text:p>
          </table:table-cell>
          <table:table-cell office:value-type="float" office:value="-3.09295934918283">
            <text:p>-3.0929593492</text:p>
          </table:table-cell>
          <table:table-cell table:number-columns-repeated="3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<text:s/>-56.04591789324365</text:p>
          </table:table-cell>
          <table:table-cell table:formula="of:=[.A37]" office:value-type="float" office:value="1020">
            <text:p>1020</text:p>
          </table:table-cell>
          <table:table-cell office:value-type="float" office:value="0.393417390460016">
            <text:p>0.3934173905</text:p>
          </table:table-cell>
          <table:table-cell office:value-type="float" office:value="-0.954082106756353">
            <text:p>-0.9540821068</text:p>
          </table:table-cell>
          <table:table-cell table:number-columns-repeated="3"/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<text:s/>-138.52741295659902</text:p>
          </table:table-cell>
          <table:table-cell table:formula="of:=[.A38]" office:value-type="float" office:value="1030">
            <text:p>1030</text:p>
          </table:table-cell>
          <table:table-cell office:value-type="float" office:value="1.12695189206627">
            <text:p>1.1269518921</text:p>
          </table:table-cell>
          <table:table-cell office:value-type="float" office:value="-0.472587043400978">
            <text:p>-0.4725870434</text:p>
          </table:table-cell>
          <table:table-cell table:number-columns-repeated="3"/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<text:s/>-220.36303109524542</text:p>
          </table:table-cell>
          <table:table-cell table:formula="of:=[.A39]" office:value-type="float" office:value="1040">
            <text:p>1040</text:p>
          </table:table-cell>
          <table:table-cell office:value-type="float" office:value="2.05065523763702">
            <text:p>2.0506552376</text:p>
          </table:table-cell>
          <table:table-cell office:value-type="float" office:value="0.363031095245418">
            <text:p>0.3630310952</text:p>
          </table:table-cell>
          <table:table-cell table:number-columns-repeated="3"/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<text:s/>-301.56396792745136</text:p>
          </table:table-cell>
          <table:table-cell table:formula="of:=[.A40]" office:value-type="float" office:value="1050">
            <text:p>1050</text:p>
          </table:table-cell>
          <table:table-cell office:value-type="float" office:value="3.17572304544075">
            <text:p>3.1757230454</text:p>
          </table:table-cell>
          <table:table-cell office:value-type="float" office:value="0.563967927451358">
            <text:p>0.5639679275</text:p>
          </table:table-cell>
          <table:table-cell table:number-columns-repeated="3"/>
        </table:table-row>
        <table:table-row table:style-name="ro1">
          <table:table-cell office:value-type="float" office:value="1060">
            <text:p>1060</text:p>
          </table:table-cell>
          <table:table-cell office:value-type="string">
            <text:p><text:s/>-382.1411206272951</text:p>
          </table:table-cell>
          <table:table-cell table:formula="of:=[.A41]" office:value-type="float" office:value="1060">
            <text:p>1060</text:p>
          </table:table-cell>
          <table:table-cell office:value-type="float" office:value="4.51305248955572">
            <text:p>4.5130524896</text:p>
          </table:table-cell>
          <table:table-cell office:value-type="float" office:value="3.14112062729509">
            <text:p>3.1411206273</text:p>
          </table:table-cell>
          <table:table-cell table:number-columns-repeated="3"/>
        </table:table-row>
        <table:table-row table:style-name="ro1">
          <table:table-cell office:value-type="float" office:value="1070">
            <text:p>1070</text:p>
          </table:table-cell>
          <table:table-cell office:value-type="string">
            <text:p><text:s/>-462.1050986105327</text:p>
          </table:table-cell>
          <table:table-cell table:formula="of:=[.A42]" office:value-type="float" office:value="1070">
            <text:p>1070</text:p>
          </table:table-cell>
          <table:table-cell office:value-type="float" office:value="6.0732529857363">
            <text:p>6.0732529857</text:p>
          </table:table-cell>
          <table:table-cell office:value-type="float" office:value="4.10509861053271">
            <text:p>4.1050986105</text:p>
          </table:table-cell>
          <table:table-cell table:number-columns-repeated="3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<text:s/>-541.4662337419462</text:p>
          </table:table-cell>
          <table:table-cell table:formula="of:=[.A43]" office:value-type="float" office:value="1080">
            <text:p>1080</text:p>
          </table:table-cell>
          <table:table-cell office:value-type="float" office:value="7.86665639876799">
            <text:p>7.8666563988</text:p>
          </table:table-cell>
          <table:table-cell office:value-type="float" office:value="5.46623374194621">
            <text:p>5.4662337419</text:p>
          </table:table-cell>
          <table:table-cell table:number-columns-repeated="3"/>
        </table:table-row>
        <table:table-row table:style-name="ro1">
          <table:table-cell office:value-type="float" office:value="1090">
            <text:p>1090</text:p>
          </table:table-cell>
          <table:table-cell office:value-type="string">
            <text:p><text:s/>-620.2345900898739</text:p>
          </table:table-cell>
          <table:table-cell table:formula="of:=[.A44]" office:value-type="float" office:value="1090">
            <text:p>1090</text:p>
          </table:table-cell>
          <table:table-cell office:value-type="float" office:value="9.90332679698736">
            <text:p>9.903326797</text:p>
          </table:table-cell>
          <table:table-cell office:value-type="float" office:value="7.2345900898739">
            <text:p>7.2345900899</text:p>
          </table:table-cell>
          <table:table-cell table:number-columns-repeated="3"/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<text:s/>-698.4199732517524</text:p>
          </table:table-cell>
          <table:table-cell table:formula="of:=[.A45]" office:value-type="float" office:value="1100">
            <text:p>1100</text:p>
          </table:table-cell>
          <table:table-cell office:value-type="float" office:value="12.1930697778308">
            <text:p>12.1930697778</text:p>
          </table:table-cell>
          <table:table-cell office:value-type="float" office:value="10.4199732517524">
            <text:p>10.4199732518</text:p>
          </table:table-cell>
          <table:table-cell table:number-columns-repeated="3"/>
        </table:table-row>
      </table:table>
      <table:table table:name="Approx" table:style-name="ta1" table:print="false">
        <table:table-column table:style-name="co6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a</text:p>
          </table:table-cell>
          <table:table-cell office:value-type="float" office:value="8382.6491">
            <text:p>8382.6491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office:value-type="float" office:value="4291.7388">
            <text:p>4291.7388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x=1-P/P0</text:p>
          </table:table-cell>
          <table:table-cell table:number-columns-repeated="4"/>
        </table:table-row>
        <table:table-row table:style-name="ro2">
          <table:table-cell office:value-type="string">
            <text:p>A = ax + bx<text:span text:style-name="T1">2</text:span>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P in range 700 to 1100</text:p>
          </table:table-cell>
          <table:table-cell table:number-columns-repeated="2"/>
          <table:table-cell office:value-type="float" office:value="70000">
            <text:p>70000</text:p>
          </table:table-cell>
          <table:table-cell office:value-type="float" office:value="110000">
            <text:p>110000</text:p>
          </table:table-cell>
        </table:table-row>
        <table:table-row table:style-name="ro1">
          <table:table-cell office:value-type="string">
            <text:p>Reference 900 to 1100</text:p>
          </table:table-cell>
          <table:table-cell table:number-columns-repeated="2"/>
          <table:table-cell office:value-type="float" office:value="90000">
            <text:p>90000</text:p>
          </table:table-cell>
          <table:table-cell office:value-type="float" office:value="110000">
            <text:p>110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efault reference 1013.25</text:p>
          </table:table-cell>
          <table:table-cell table:number-columns-repeated="3"/>
          <table:table-cell office:value-type="float" office:value="101325">
            <text:p>101325</text:p>
          </table:table-cell>
        </table:table-row>
      </table:table>
      <table:table table:name="Delay" table:style-name="ta1" table:print="false">
        <table:table-column table:style-name="co8" table:default-cell-style-name="Default"/>
        <table:table-column table:style-name="co6" table:number-columns-repeated="4" table:default-cell-style-name="Default"/>
        <table:table-row table:style-name="ro1" table:number-rows-repeated="4">
          <table:table-cell table:number-columns-repeated="5"/>
        </table:table-row>
        <table:table-row table:style-name="ro3">
          <table:table-cell office:value-type="string">
            <text:p><text:s text:c="12"/>banksel TMP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<text:s text:c="12"/>MOVLW <text:s text:c="2"/>(D'45' * (_ClkIn/4) / D'10000') / ( 3*256 + 3) + 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<text:s text:c="12"/>MOVWF <text:s text:c="2"/>TMP2 <text:s text:c="8"/>; Use MSD and LSD Registers to Initilize LC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 text:c="12"/>CLRF <text:s text:c="3"/>TMP1 <text:s text:c="8"/>;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LOOP2 <text:s text:c="6"/>DECFSZ <text:s/>TMP1, F <text:s text:c="5"/>; Delay time = MSD * ((3 * 256) + 3) * Tcy</text:p>
          </table:table-cell>
          <table:table-cell/>
          <table:table-cell office:value-type="float" office:value="1">
            <text:p>1</text:p>
          </table:table-cell>
          <table:table-cell table:formula="of:=255+2" office:value-type="float" office:value="257">
            <text:p>257</text:p>
          </table:table-cell>
          <table:table-cell table:formula="of:=12*[.D9]" office:value-type="float" office:value="3084">
            <text:p>3084</text:p>
          </table:table-cell>
        </table:table-row>
        <table:table-row table:style-name="ro1">
          <table:table-cell office:value-type="string">
            <text:p><text:s text:c="12"/>GOTO <text:s text:c="3"/>LOOP2 <text:s text:c="10"/>;</text:p>
          </table:table-cell>
          <table:table-cell/>
          <table:table-cell office:value-type="float" office:value="2">
            <text:p>2</text:p>
          </table:table-cell>
          <table:table-cell table:formula="of:=255*2" office:value-type="float" office:value="510">
            <text:p>510</text:p>
          </table:table-cell>
          <table:table-cell table:formula="of:=12*[.D10]" office:value-type="float" office:value="6120">
            <text:p>6120</text:p>
          </table:table-cell>
        </table:table-row>
        <table:table-row table:style-name="ro1">
          <table:table-cell office:value-type="string">
            <text:p><text:s text:c="12"/>DECFSZ <text:s/>TMP2, F <text:s text:c="5"/>;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<text:s text:c="12"/>GOTO <text:s text:c="3"/>LOOP2 <text:s text:c="10"/>;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<text:s text:c="12"/>RETURN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Total cycles:</text:p>
          </table:table-cell>
          <table:table-cell table:number-columns-repeated="3"/>
          <table:table-cell table:formula="of:=SUM([.E5:.E16])" office:value-type="float" office:value="9246">
            <text:p>924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lock in</text:p>
          </table:table-cell>
          <table:table-cell table:number-columns-repeated="3"/>
          <table:table-cell table:style-name="ce3" office:value-type="float" office:value="8000000">
            <text:p>8.00E+006</text:p>
          </table:table-cell>
        </table:table-row>
        <table:table-row table:style-name="ro1">
          <table:table-cell office:value-type="string">
            <text:p>Cycle frequency</text:p>
          </table:table-cell>
          <table:table-cell table:number-columns-repeated="3"/>
          <table:table-cell table:formula="of:=[.E19]/4" office:value-type="float" office:value="2000000">
            <text:p>2000000</text:p>
          </table:table-cell>
        </table:table-row>
        <table:table-row table:style-name="ro1">
          <table:table-cell office:value-type="string">
            <text:p>Cycle time</text:p>
          </table:table-cell>
          <table:table-cell table:number-columns-repeated="3"/>
          <table:table-cell table:formula="of:=1/[.E20]" office:value-type="float" office:value="0.0000005">
            <text:p>0.000000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elay</text:p>
          </table:table-cell>
          <table:table-cell table:number-columns-repeated="3"/>
          <table:table-cell table:formula="of:=[.E21]*[.E17]" office:value-type="float" office:value="0.004623">
            <text:p>0.004623</text:p>
          </table:table-cell>
        </table:table-row>
        <table:table-row table:style-name="ro3">
          <table:table-cell office:value-type="string">
            <text:p>Delay (mS)</text:p>
          </table:table-cell>
          <table:table-cell table:number-columns-repeated="3"/>
          <table:table-cell table:formula="of:=[.E23]*1000" office:value-type="float" office:value="4.623">
            <text:p>4.6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16/12/2014</text:date>, <text:time>07:0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uce Porteous</meta:initial-creator>
    <meta:creation-date>2013-07-12T22:33:13.12</meta:creation-date>
    <dc:date>2014-12-16T07:01:57.93</dc:date>
    <dc:creator>Bruce Porteous</dc:creator>
    <meta:editing-duration>P6DT15H28M28S</meta:editing-duration>
    <meta:editing-cycles>22</meta:editing-cycles>
    <meta:generator>OpenOffice.org/3.3$Win32 OpenOffice.org_project/330m20$Build-9567</meta:generator>
    <meta:document-statistic meta:table-count="6" meta:cell-count="119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26cm" xlink:href=".." xlink:type="simple" chart:class="chart:scatter" chart:style-name="ch1">
        <chart:legend chart:legend-position="end" svg:x="13.686cm" svg:y="3.967cm" chart:style-name="ch2"/>
        <chart:plot-area chart:style-name="ch3" table:cell-range-address="Sheet2.A21:Sheet2.C37" svg:x="0.77cm" svg:y="0.855cm" svg:width="12.276cm" svg:height="7.571cm">
          <chartooo:coordinate-region svg:x="1.603cm" svg:y="1.068cm" svg:width="11.203cm" svg:height="7.1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1:Sheet2.B37" chart:class="chart:scatter">
            <chart:domain table:cell-range-address="Sheet2.A21:Sheet2.A37"/>
            <chart:data-point chart:repeated="17"/>
          </chart:series>
          <chart:series chart:style-name="ch7" chart:values-cell-range-address="Sheet2.C21:Sheet2.C37" chart:class="chart:scatte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1:Sheet2.A37</svg:desc>
                </draw:g>
              </table:table-cell>
              <table:table-cell office:value-type="float" office:value="0">
                <text:p>0</text:p>
                <draw:g>
                  <svg:desc>Sheet2.B21:Sheet2.B37</svg:desc>
                </draw:g>
              </table:table-cell>
              <table:table-cell office:value-type="float" office:value="1">
                <text:p>1</text:p>
                <draw:g>
                  <svg:desc>Sheet2.C21:Sheet2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416303522502072">
                <text:p>0.416303522502072</text:p>
              </table:table-cell>
              <table:table-cell office:value-type="float" office:value="0.583696477497928">
                <text:p>0.5836964774979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495605437480919">
                <text:p>0.495605437480919</text:p>
              </table:table-cell>
              <table:table-cell office:value-type="float" office:value="0.504394562519081">
                <text:p>0.5043945625190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">
                <text:p>0.05</text:p>
              </table:table-cell>
              <table:table-cell office:value-type="float" office:value="0.565484301200709">
                <text:p>0.565484301200709</text:p>
              </table:table-cell>
              <table:table-cell office:value-type="float" office:value="0.434515698799291">
                <text:p>0.434515698799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5">
                <text:p>0.075</text:p>
              </table:table-cell>
              <table:table-cell office:value-type="float" office:value="0.610843323317332">
                <text:p>0.610843323317332</text:p>
              </table:table-cell>
              <table:table-cell office:value-type="float" office:value="0.389156676682668">
                <text:p>0.389156676682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645215872791481">
                <text:p>0.645215872791481</text:p>
              </table:table-cell>
              <table:table-cell office:value-type="float" office:value="0.354784127208519">
                <text:p>0.354784127208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0.736189354183879">
                <text:p>0.736189354183879</text:p>
              </table:table-cell>
              <table:table-cell office:value-type="float" office:value="0.263810645816121">
                <text:p>0.263810645816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795241089355916">
                <text:p>0.795241089355916</text:p>
              </table:table-cell>
              <table:table-cell office:value-type="float" office:value="0.204758910644084">
                <text:p>0.2047589106440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8399898205679">
                <text:p>0.8399898205679</text:p>
              </table:table-cell>
              <table:table-cell office:value-type="float" office:value="0.1600101794321">
                <text:p>0.16001017943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876426518700139">
                <text:p>0.876426518700139</text:p>
              </table:table-cell>
              <table:table-cell office:value-type="float" office:value="0.123573481299861">
                <text:p>0.1235734812998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0.907367671319858">
                <text:p>0.907367671319858</text:p>
              </table:table-cell>
              <table:table-cell office:value-type="float" office:value="0.0926323286801417">
                <text:p>0.09263232868014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">
                <text:p>0.7</text:p>
              </table:table-cell>
              <table:table-cell office:value-type="float" office:value="0.934378718089019">
                <text:p>0.934378718089019</text:p>
              </table:table-cell>
              <table:table-cell office:value-type="float" office:value="0.0656212819109805">
                <text:p>0.0656212819109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0.958425837928455">
                <text:p>0.958425837928455</text:p>
              </table:table-cell>
              <table:table-cell office:value-type="float" office:value="0.0415741620715446">
                <text:p>0.04157416207154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">
                <text:p>0.9</text:p>
              </table:table-cell>
              <table:table-cell office:value-type="float" office:value="0.980150081342409">
                <text:p>0.980150081342409</text:p>
              </table:table-cell>
              <table:table-cell office:value-type="float" office:value="0.0198499186575912">
                <text:p>0.01984991865759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">
                <text:p>1.1</text:p>
              </table:table-cell>
              <table:table-cell office:value-type="float" office:value="1.0183025217106">
                <text:p>1.0183025217106</text:p>
              </table:table-cell>
              <table:table-cell office:value-type="float" office:value="-0.018302521710597">
                <text:p>-0.0183025217105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">
                <text:p>1.2</text:p>
              </table:table-cell>
              <table:table-cell office:value-type="float" office:value="1.03530376130746">
                <text:p>1.03530376130746</text:p>
              </table:table-cell>
              <table:table-cell office:value-type="float" office:value="-0.0353037613074616">
                <text:p>-0.03530376130746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scatter" chart:style-name="ch1">
        <chart:legend chart:legend-position="end" svg:x="10.668cm" svg:y="3.745cm" chart:style-name="ch2"/>
        <chart:plot-area chart:style-name="ch3" table:cell-range-address="Sheet2.E32:Sheet2.F36" svg:x="0.769cm" svg:y="0.855cm" svg:width="9.261cm" svg:height="7.552cm">
          <chartooo:coordinate-region svg:x="1.153cm" svg:y="1.067cm" svg:width="8.545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32:Sheet2.F36" chart:class="chart:scatter">
            <chart:domain table:cell-range-address="Sheet2.E32:Sheet2.E36"/>
            <chart:regression-curve chart:style-name="ch7">
              <chart:equation svg:x="6.486cm" svg:y="0.267cm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2.E32:Sheet2.E36</svg:desc>
                </draw:g>
              </table:table-cell>
              <table:table-cell office:value-type="float" office:value="2908.99142711377">
                <text:p>2908.99142711377</text:p>
                <draw:g>
                  <svg:desc>Sheet2.F32:Sheet2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842.98260463157">
                <text:p>1842.98260463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879.946894091019">
                <text:p>879.946894091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">
                <text:p>-0.1</text:p>
              </table:table-cell>
              <table:table-cell office:value-type="float" office:value="-811.350787430764">
                <text:p>-811.3507874307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17.789cm" xlink:href=".." xlink:type="simple" chart:class="chart:scatter" chart:style-name="ch1">
        <chart:legend chart:legend-position="end" svg:x="13.633cm" svg:y="8.348cm" chart:style-name="ch2"/>
        <chart:plot-area chart:style-name="ch3" table:cell-range-address="Sheet3.L13:Sheet3.N53" svg:x="0.77cm" svg:y="1.555cm" svg:width="12.223cm" svg:height="15.459cm">
          <chartooo:coordinate-region svg:x="1.868cm" svg:y="1.768cm" svg:width="10.753cm" svg:height="15.0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M13:Sheet3.M53" chart:class="chart:scatter">
            <chart:domain table:cell-range-address="Sheet3.L13:Sheet3.L53"/>
            <chart:data-point chart:repeated="41"/>
          </chart:series>
          <chart:series chart:style-name="ch7" chart:values-cell-range-address="Sheet3.N13:Sheet3.N53" chart:class="chart:scatte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0">
                <text:p>700</text:p>
                <draw:g>
                  <svg:desc>Sheet3.L13:Sheet3.L53</svg:desc>
                </draw:g>
              </table:table-cell>
              <table:table-cell office:value-type="float" office:value="3012.61500373819">
                <text:p>3012.61500373819</text:p>
                <draw:g>
                  <svg:desc>Sheet3.M13:Sheet3.M53</svg:desc>
                </draw:g>
              </table:table-cell>
              <table:table-cell office:value-type="float" office:value="3001.71440326183">
                <text:p>3001.71440326183</text:p>
                <draw:g>
                  <svg:desc>Sheet3.N13:Sheet3.N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0">
                <text:p>710</text:p>
              </table:table-cell>
              <table:table-cell office:value-type="float" office:value="2900.93779748273">
                <text:p>2900.93779748273</text:p>
              </table:table-cell>
              <table:table-cell office:value-type="float" office:value="2893.21297810227">
                <text:p>2893.21297810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0">
                <text:p>720</text:p>
              </table:table-cell>
              <table:table-cell office:value-type="float" office:value="2790.52701494946">
                <text:p>2790.52701494946</text:p>
              </table:table-cell>
              <table:table-cell office:value-type="float" office:value="2785.54759871154">
                <text:p>2785.54759871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0">
                <text:p>730</text:p>
              </table:table-cell>
              <table:table-cell office:value-type="float" office:value="2681.35100112191">
                <text:p>2681.35100112191</text:p>
              </table:table-cell>
              <table:table-cell office:value-type="float" office:value="2678.71826508965">
                <text:p>2678.71826508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0">
                <text:p>740</text:p>
              </table:table-cell>
              <table:table-cell office:value-type="float" office:value="2573.37931272395">
                <text:p>2573.37931272395</text:p>
              </table:table-cell>
              <table:table-cell office:value-type="float" office:value="2572.72497723661">
                <text:p>2572.724977236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2466.5826561703">
                <text:p>2466.5826561703</text:p>
              </table:table-cell>
              <table:table-cell office:value-type="float" office:value="2467.5677351524">
                <text:p>2467.5677351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0">
                <text:p>760</text:p>
              </table:table-cell>
              <table:table-cell office:value-type="float" office:value="2360.93282947532">
                <text:p>2360.93282947532</text:p>
              </table:table-cell>
              <table:table-cell office:value-type="float" office:value="2363.24653883704">
                <text:p>2363.24653883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0">
                <text:p>770</text:p>
              </table:table-cell>
              <table:table-cell office:value-type="float" office:value="2256.40266781902">
                <text:p>2256.40266781902</text:p>
              </table:table-cell>
              <table:table-cell office:value-type="float" office:value="2259.76138829051">
                <text:p>2259.761388290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0">
                <text:p>780</text:p>
              </table:table-cell>
              <table:table-cell office:value-type="float" office:value="2152.96599249577">
                <text:p>2152.96599249577</text:p>
              </table:table-cell>
              <table:table-cell office:value-type="float" office:value="2157.11228351283">
                <text:p>2157.11228351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0">
                <text:p>790</text:p>
              </table:table-cell>
              <table:table-cell office:value-type="float" office:value="2050.597562995">
                <text:p>2050.597562995</text:p>
              </table:table-cell>
              <table:table-cell office:value-type="float" office:value="2055.29922450399">
                <text:p>2055.299224503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">
                <text:p>800</text:p>
              </table:table-cell>
              <table:table-cell office:value-type="float" office:value="1949.27303198477">
                <text:p>1949.27303198477</text:p>
              </table:table-cell>
              <table:table-cell office:value-type="float" office:value="1954.32221126398">
                <text:p>1954.322211263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0">
                <text:p>810</text:p>
              </table:table-cell>
              <table:table-cell office:value-type="float" office:value="1848.96890298843">
                <text:p>1848.96890298843</text:p>
              </table:table-cell>
              <table:table-cell office:value-type="float" office:value="1854.18124379282">
                <text:p>1854.181243792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0">
                <text:p>820</text:p>
              </table:table-cell>
              <table:table-cell office:value-type="float" office:value="1749.66249056204">
                <text:p>1749.66249056204</text:p>
              </table:table-cell>
              <table:table-cell office:value-type="float" office:value="1754.8763220905">
                <text:p>1754.8763220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0">
                <text:p>830</text:p>
              </table:table-cell>
              <table:table-cell office:value-type="float" office:value="1651.33188279642">
                <text:p>1651.33188279642</text:p>
              </table:table-cell>
              <table:table-cell office:value-type="float" office:value="1656.40744615702">
                <text:p>1656.407446157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0">
                <text:p>840</text:p>
              </table:table-cell>
              <table:table-cell office:value-type="float" office:value="1553.95590598168">
                <text:p>1553.95590598168</text:p>
              </table:table-cell>
              <table:table-cell office:value-type="float" office:value="1558.77461599238">
                <text:p>1558.77461599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">
                <text:p>850</text:p>
              </table:table-cell>
              <table:table-cell office:value-type="float" office:value="1457.51409128552">
                <text:p>1457.51409128552</text:p>
              </table:table-cell>
              <table:table-cell office:value-type="float" office:value="1461.97783159657">
                <text:p>1461.977831596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0">
                <text:p>860</text:p>
              </table:table-cell>
              <table:table-cell office:value-type="float" office:value="1361.98664330824">
                <text:p>1361.98664330824</text:p>
              </table:table-cell>
              <table:table-cell office:value-type="float" office:value="1366.01709296961">
                <text:p>1366.017092969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0">
                <text:p>870</text:p>
              </table:table-cell>
              <table:table-cell office:value-type="float" office:value="1267.35441038827">
                <text:p>1267.35441038827</text:p>
              </table:table-cell>
              <table:table-cell office:value-type="float" office:value="1270.89240011149">
                <text:p>1270.89240011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0">
                <text:p>880</text:p>
              </table:table-cell>
              <table:table-cell office:value-type="float" office:value="1173.5988565418">
                <text:p>1173.5988565418</text:p>
              </table:table-cell>
              <table:table-cell office:value-type="float" office:value="1176.60375302222">
                <text:p>1176.60375302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90">
                <text:p>890</text:p>
              </table:table-cell>
              <table:table-cell office:value-type="float" office:value="1080.70203492921">
                <text:p>1080.70203492921</text:p>
              </table:table-cell>
              <table:table-cell office:value-type="float" office:value="1083.15115170178">
                <text:p>1083.151151701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0">
                <text:p>900</text:p>
              </table:table-cell>
              <table:table-cell office:value-type="float" office:value="988.646562749088">
                <text:p>988.646562749088</text:p>
              </table:table-cell>
              <table:table-cell office:value-type="float" office:value="990.534596150178">
                <text:p>990.5345961501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0">
                <text:p>910</text:p>
              </table:table-cell>
              <table:table-cell office:value-type="float" office:value="897.415597467865">
                <text:p>897.415597467865</text:p>
              </table:table-cell>
              <table:table-cell office:value-type="float" office:value="898.754086367419">
                <text:p>898.7540863674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">
                <text:p>920</text:p>
              </table:table-cell>
              <table:table-cell office:value-type="float" office:value="806.992814300498">
                <text:p>806.992814300498</text:p>
              </table:table-cell>
              <table:table-cell office:value-type="float" office:value="807.809622353501">
                <text:p>807.8096223535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30">
                <text:p>930</text:p>
              </table:table-cell>
              <table:table-cell office:value-type="float" office:value="717.362384863287">
                <text:p>717.362384863287</text:p>
              </table:table-cell>
              <table:table-cell office:value-type="float" office:value="717.701204108424">
                <text:p>717.7012041084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40">
                <text:p>940</text:p>
              </table:table-cell>
              <table:table-cell office:value-type="float" office:value="628.508956926005">
                <text:p>628.508956926005</text:p>
              </table:table-cell>
              <table:table-cell office:value-type="float" office:value="628.428831632187">
                <text:p>628.4288316321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0">
                <text:p>950</text:p>
              </table:table-cell>
              <table:table-cell office:value-type="float" office:value="540.417635195686">
                <text:p>540.417635195686</text:p>
              </table:table-cell>
              <table:table-cell office:value-type="float" office:value="539.992504924791">
                <text:p>539.9925049247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0">
                <text:p>960</text:p>
              </table:table-cell>
              <table:table-cell office:value-type="float" office:value="453.073963069268">
                <text:p>453.073963069268</text:p>
              </table:table-cell>
              <table:table-cell office:value-type="float" office:value="452.392223986235">
                <text:p>452.3922239862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70">
                <text:p>970</text:p>
              </table:table-cell>
              <table:table-cell office:value-type="float" office:value="366.463905296592">
                <text:p>366.463905296592</text:p>
              </table:table-cell>
              <table:table-cell office:value-type="float" office:value="365.627988816519">
                <text:p>365.6279888165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0">
                <text:p>980</text:p>
              </table:table-cell>
              <table:table-cell office:value-type="float" office:value="280.573831499619">
                <text:p>280.573831499619</text:p>
              </table:table-cell>
              <table:table-cell office:value-type="float" office:value="279.699799415644">
                <text:p>279.6997994156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0">
                <text:p>990</text:p>
              </table:table-cell>
              <table:table-cell office:value-type="float" office:value="195.390500497147">
                <text:p>195.390500497147</text:p>
              </table:table-cell>
              <table:table-cell office:value-type="float" office:value="194.607655783609">
                <text:p>194.6076557836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">
                <text:p>1000</text:p>
              </table:table-cell>
              <table:table-cell office:value-type="float" office:value="110.901045388064">
                <text:p>110.901045388064</text:p>
              </table:table-cell>
              <table:table-cell office:value-type="float" office:value="110.351557920415">
                <text:p>110.3515579204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10">
                <text:p>1010</text:p>
              </table:table-cell>
              <table:table-cell office:value-type="float" office:value="27.0929593491828">
                <text:p>27.0929593491828</text:p>
              </table:table-cell>
              <table:table-cell office:value-type="float" office:value="26.9315058260617">
                <text:p>26.93150582606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0">
                <text:p>1020</text:p>
              </table:table-cell>
              <table:table-cell office:value-type="float" office:value="-56.0459178932437">
                <text:p>-56.0459178932437</text:p>
              </table:table-cell>
              <table:table-cell office:value-type="float" office:value="-55.6525004994515">
                <text:p>-55.65250049945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30">
                <text:p>1030</text:p>
              </table:table-cell>
              <table:table-cell office:value-type="float" office:value="-138.527412956599">
                <text:p>-138.527412956599</text:p>
              </table:table-cell>
              <table:table-cell office:value-type="float" office:value="-137.400461056124">
                <text:p>-137.4004610561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40">
                <text:p>1040</text:p>
              </table:table-cell>
              <table:table-cell office:value-type="float" office:value="-220.363031095245">
                <text:p>-220.363031095245</text:p>
              </table:table-cell>
              <table:table-cell office:value-type="float" office:value="-218.312375843957">
                <text:p>-218.3123758439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0">
                <text:p>1050</text:p>
              </table:table-cell>
              <table:table-cell office:value-type="float" office:value="-301.563967927451">
                <text:p>-301.563967927451</text:p>
              </table:table-cell>
              <table:table-cell office:value-type="float" office:value="-298.388244862949">
                <text:p>-298.3882448629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60">
                <text:p>1060</text:p>
              </table:table-cell>
              <table:table-cell office:value-type="float" office:value="-382.141120627295">
                <text:p>-382.141120627295</text:p>
              </table:table-cell>
              <table:table-cell office:value-type="float" office:value="-377.6280681131">
                <text:p>-377.62806811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70">
                <text:p>1070</text:p>
              </table:table-cell>
              <table:table-cell office:value-type="float" office:value="-462.105098610533">
                <text:p>-462.105098610533</text:p>
              </table:table-cell>
              <table:table-cell office:value-type="float" office:value="-456.031845594413">
                <text:p>-456.0318455944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80">
                <text:p>1080</text:p>
              </table:table-cell>
              <table:table-cell office:value-type="float" office:value="-541.466233741946">
                <text:p>-541.466233741946</text:p>
              </table:table-cell>
              <table:table-cell office:value-type="float" office:value="-533.599577306883">
                <text:p>-533.5995773068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90">
                <text:p>1090</text:p>
              </table:table-cell>
              <table:table-cell office:value-type="float" office:value="-620.234590089874">
                <text:p>-620.234590089874</text:p>
              </table:table-cell>
              <table:table-cell office:value-type="float" office:value="-610.331263250514">
                <text:p>-610.3312632505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00">
                <text:p>1100</text:p>
              </table:table-cell>
              <table:table-cell office:value-type="float" office:value="-698.419973251752">
                <text:p>-698.419973251752</text:p>
              </table:table-cell>
              <table:table-cell office:value-type="float" office:value="-686.226903425303">
                <text:p>-686.2269034253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83cm" svg:y="3.954cm" chart:style-name="ch2"/>
        <chart:plot-area chart:style-name="ch3" table:cell-range-address="Sheet4.C5:Sheet4.E45" svg:x="0.77cm" svg:y="0.855cm" svg:width="12.273cm" svg:height="7.545cm">
          <chartooo:coordinate-region svg:x="1.497cm" svg:y="1.067cm" svg:width="11.175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D5:Sheet4.D45" chart:class="chart:scatter">
            <chart:domain table:cell-range-address="Sheet4.C5:Sheet4.C45"/>
            <chart:data-point chart:repeated="41"/>
          </chart:series>
          <chart:series chart:style-name="ch7" chart:values-cell-range-address="Sheet4.E5:Sheet4.E45" chart:class="chart:scatte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0">
                <text:p>700</text:p>
                <draw:g>
                  <svg:desc>Sheet4.C5:Sheet4.C45</svg:desc>
                </draw:g>
              </table:table-cell>
              <table:table-cell office:value-type="float" office:value="-10.9006004054145">
                <text:p>-10.9006004054145</text:p>
                <draw:g>
                  <svg:desc>Sheet4.D5:Sheet4.D45</svg:desc>
                </draw:g>
              </table:table-cell>
              <table:table-cell office:value-type="float" office:value="-13.6150037381931">
                <text:p>-13.6150037381931</text:p>
                <draw:g>
                  <svg:desc>Sheet4.E5:Sheet4.E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0">
                <text:p>710</text:p>
              </table:table-cell>
              <table:table-cell office:value-type="float" office:value="-7.72481930925051">
                <text:p>-7.72481930925051</text:p>
              </table:table-cell>
              <table:table-cell office:value-type="float" office:value="-10.9377974827294">
                <text:p>-10.93779748272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0">
                <text:p>720</text:p>
              </table:table-cell>
              <table:table-cell office:value-type="float" office:value="-4.97941616660455">
                <text:p>-4.97941616660455</text:p>
              </table:table-cell>
              <table:table-cell office:value-type="float" office:value="-7.52701494945586">
                <text:p>-7.52701494945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0">
                <text:p>730</text:p>
              </table:table-cell>
              <table:table-cell office:value-type="float" office:value="-2.63273596100953">
                <text:p>-2.63273596100953</text:p>
              </table:table-cell>
              <table:table-cell office:value-type="float" office:value="-6.35100112190821">
                <text:p>-6.351001121908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0">
                <text:p>740</text:p>
              </table:table-cell>
              <table:table-cell office:value-type="float" office:value="-0.654335416328195">
                <text:p>-0.654335416328195</text:p>
              </table:table-cell>
              <table:table-cell office:value-type="float" office:value="-3.3793127239469">
                <text:p>-3.37931272394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0.985079052716628">
                <text:p>0.985079052716628</text:p>
              </table:table-cell>
              <table:table-cell office:value-type="float" office:value="-1.58265617029656">
                <text:p>-1.58265617029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0">
                <text:p>760</text:p>
              </table:table-cell>
              <table:table-cell office:value-type="float" office:value="2.31370943176398">
                <text:p>2.31370943176398</text:p>
              </table:table-cell>
              <table:table-cell office:value-type="float" office:value="-0.932829475316794">
                <text:p>-0.9328294753167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0">
                <text:p>770</text:p>
              </table:table-cell>
              <table:table-cell office:value-type="float" office:value="3.35872054079709">
                <text:p>3.35872054079709</text:p>
              </table:table-cell>
              <table:table-cell office:value-type="float" office:value="-0.402667819024373">
                <text:p>-0.4026678190243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0">
                <text:p>780</text:p>
              </table:table-cell>
              <table:table-cell office:value-type="float" office:value="4.1462910854616">
                <text:p>4.1462910854616</text:p>
              </table:table-cell>
              <table:table-cell office:value-type="float" office:value="2.03400750422634">
                <text:p>2.03400750422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0">
                <text:p>790</text:p>
              </table:table-cell>
              <table:table-cell office:value-type="float" office:value="4.70166157632548">
                <text:p>4.70166157632548</text:p>
              </table:table-cell>
              <table:table-cell office:value-type="float" office:value="1.40243700500241">
                <text:p>1.402437005002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">
                <text:p>800</text:p>
              </table:table-cell>
              <table:table-cell office:value-type="float" office:value="5.04917934531068">
                <text:p>5.04917934531068</text:p>
              </table:table-cell>
              <table:table-cell office:value-type="float" office:value="1.72696801522625">
                <text:p>1.72696801522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0">
                <text:p>810</text:p>
              </table:table-cell>
              <table:table-cell office:value-type="float" office:value="5.21234086909203">
                <text:p>5.21234086909203</text:p>
              </table:table-cell>
              <table:table-cell office:value-type="float" office:value="2.03109701157268">
                <text:p>2.03109701157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0">
                <text:p>820</text:p>
              </table:table-cell>
              <table:table-cell office:value-type="float" office:value="5.21383159158609">
                <text:p>5.21383159158609</text:p>
              </table:table-cell>
              <table:table-cell office:value-type="float" office:value="2.33750943795872">
                <text:p>2.337509437958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0">
                <text:p>830</text:p>
              </table:table-cell>
              <table:table-cell office:value-type="float" office:value="5.07556342198745">
                <text:p>5.07556342198745</text:p>
              </table:table-cell>
              <table:table-cell office:value-type="float" office:value="2.66811720357828">
                <text:p>2.668117203578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0">
                <text:p>840</text:p>
              </table:table-cell>
              <table:table-cell office:value-type="float" office:value="4.81871007018594">
                <text:p>4.81871007018594</text:p>
              </table:table-cell>
              <table:table-cell office:value-type="float" office:value="2.0440940183214">
                <text:p>2.04409401832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">
                <text:p>850</text:p>
              </table:table-cell>
              <table:table-cell office:value-type="float" office:value="4.46374036847396">
                <text:p>4.46374036847396</text:p>
              </table:table-cell>
              <table:table-cell office:value-type="float" office:value="1.48590871448187">
                <text:p>1.48590871448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0">
                <text:p>860</text:p>
              </table:table-cell>
              <table:table-cell office:value-type="float" office:value="4.03044971654981">
                <text:p>4.03044971654981</text:p>
              </table:table-cell>
              <table:table-cell office:value-type="float" office:value="1.01335669175569">
                <text:p>1.013356691755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0">
                <text:p>870</text:p>
              </table:table-cell>
              <table:table-cell office:value-type="float" office:value="3.53798977599808">
                <text:p>3.53798977599808</text:p>
              </table:table-cell>
              <table:table-cell office:value-type="float" office:value="0.645589611728383">
                <text:p>0.6455896117283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0">
                <text:p>880</text:p>
              </table:table-cell>
              <table:table-cell office:value-type="float" office:value="3.00489653062345">
                <text:p>3.00489653062345</text:p>
              </table:table-cell>
              <table:table-cell office:value-type="float" office:value="-0.598856541795385">
                <text:p>-0.598856541795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90">
                <text:p>890</text:p>
              </table:table-cell>
              <table:table-cell office:value-type="float" office:value="2.4491168200268">
                <text:p>2.4491168200268</text:p>
              </table:table-cell>
              <table:table-cell office:value-type="float" office:value="-0.702034929214506">
                <text:p>-0.7020349292145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0">
                <text:p>900</text:p>
              </table:table-cell>
              <table:table-cell office:value-type="float" office:value="1.88803344564906">
                <text:p>1.88803344564906</text:p>
              </table:table-cell>
              <table:table-cell office:value-type="float" office:value="-0.646562749088162">
                <text:p>-0.6465627490881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0">
                <text:p>910</text:p>
              </table:table-cell>
              <table:table-cell office:value-type="float" office:value="1.33848894104085">
                <text:p>1.33848894104085</text:p>
              </table:table-cell>
              <table:table-cell office:value-type="float" office:value="-1.41559746786481">
                <text:p>-1.415597467864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">
                <text:p>920</text:p>
              </table:table-cell>
              <table:table-cell office:value-type="float" office:value="0.816808091250323">
                <text:p>0.816808091250323</text:p>
              </table:table-cell>
              <table:table-cell office:value-type="float" office:value="-1.99281430049825">
                <text:p>-1.99281430049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30">
                <text:p>930</text:p>
              </table:table-cell>
              <table:table-cell office:value-type="float" office:value="0.33881927997777">
                <text:p>0.33881927997777</text:p>
              </table:table-cell>
              <table:table-cell office:value-type="float" office:value="-3.36238486328705">
                <text:p>-3.362384863287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40">
                <text:p>940</text:p>
              </table:table-cell>
              <table:table-cell office:value-type="float" office:value="-0.0801252625498137">
                <text:p>-0.0801252625498137</text:p>
              </table:table-cell>
              <table:table-cell office:value-type="float" office:value="-2.50895692600454">
                <text:p>-2.508956926004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0">
                <text:p>950</text:p>
              </table:table-cell>
              <table:table-cell office:value-type="float" office:value="-0.425130243367789">
                <text:p>-0.425130243367789</text:p>
              </table:table-cell>
              <table:table-cell office:value-type="float" office:value="-3.41763519568565">
                <text:p>-3.417635195685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0">
                <text:p>960</text:p>
              </table:table-cell>
              <table:table-cell office:value-type="float" office:value="-0.681739059412905">
                <text:p>-0.681739059412905</text:p>
              </table:table-cell>
              <table:table-cell office:value-type="float" office:value="-4.07396306926751">
                <text:p>-4.073963069267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70">
                <text:p>970</text:p>
              </table:table-cell>
              <table:table-cell office:value-type="float" office:value="-0.835916460528551">
                <text:p>-0.835916460528551</text:p>
              </table:table-cell>
              <table:table-cell office:value-type="float" office:value="-4.46390529659232">
                <text:p>-4.46390529659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0">
                <text:p>980</text:p>
              </table:table-cell>
              <table:table-cell office:value-type="float" office:value="-0.874032068671795">
                <text:p>-0.874032068671795</text:p>
              </table:table-cell>
              <table:table-cell office:value-type="float" office:value="-3.57383149961913">
                <text:p>-3.573831499619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0">
                <text:p>990</text:p>
              </table:table-cell>
              <table:table-cell office:value-type="float" office:value="-0.782844702642791">
                <text:p>-0.782844702642791</text:p>
              </table:table-cell>
              <table:table-cell office:value-type="float" office:value="-3.39050049714723">
                <text:p>-3.390500497147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">
                <text:p>1000</text:p>
              </table:table-cell>
              <table:table-cell office:value-type="float" office:value="-0.549487461329065">
                <text:p>-0.549487461329065</text:p>
              </table:table-cell>
              <table:table-cell office:value-type="float" office:value="-3.90104538806403">
                <text:p>-3.901045388064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10">
                <text:p>1010</text:p>
              </table:table-cell>
              <table:table-cell office:value-type="float" office:value="-0.161453521543898">
                <text:p>-0.161453521543898</text:p>
              </table:table-cell>
              <table:table-cell office:value-type="float" office:value="-3.09295934918283">
                <text:p>-3.092959349182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0">
                <text:p>1020</text:p>
              </table:table-cell>
              <table:table-cell office:value-type="float" office:value="0.393417390460016">
                <text:p>0.393417390460016</text:p>
              </table:table-cell>
              <table:table-cell office:value-type="float" office:value="-0.954082106756353">
                <text:p>-0.9540821067563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30">
                <text:p>1030</text:p>
              </table:table-cell>
              <table:table-cell office:value-type="float" office:value="1.12695189206627">
                <text:p>1.12695189206627</text:p>
              </table:table-cell>
              <table:table-cell office:value-type="float" office:value="-0.472587043400978">
                <text:p>-0.4725870434009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40">
                <text:p>1040</text:p>
              </table:table-cell>
              <table:table-cell office:value-type="float" office:value="2.05065523763702">
                <text:p>2.05065523763702</text:p>
              </table:table-cell>
              <table:table-cell office:value-type="float" office:value="0.363031095245418">
                <text:p>0.3630310952454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0">
                <text:p>1050</text:p>
              </table:table-cell>
              <table:table-cell office:value-type="float" office:value="3.17572304544075">
                <text:p>3.17572304544075</text:p>
              </table:table-cell>
              <table:table-cell office:value-type="float" office:value="0.563967927451358">
                <text:p>0.5639679274513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60">
                <text:p>1060</text:p>
              </table:table-cell>
              <table:table-cell office:value-type="float" office:value="4.51305248955572">
                <text:p>4.51305248955572</text:p>
              </table:table-cell>
              <table:table-cell office:value-type="float" office:value="3.14112062729509">
                <text:p>3.141120627295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70">
                <text:p>1070</text:p>
              </table:table-cell>
              <table:table-cell office:value-type="float" office:value="6.0732529857363">
                <text:p>6.0732529857363</text:p>
              </table:table-cell>
              <table:table-cell office:value-type="float" office:value="4.10509861053271">
                <text:p>4.105098610532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80">
                <text:p>1080</text:p>
              </table:table-cell>
              <table:table-cell office:value-type="float" office:value="7.86665639876799">
                <text:p>7.86665639876799</text:p>
              </table:table-cell>
              <table:table-cell office:value-type="float" office:value="5.46623374194621">
                <text:p>5.466233741946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90">
                <text:p>1090</text:p>
              </table:table-cell>
              <table:table-cell office:value-type="float" office:value="9.90332679698736">
                <text:p>9.90332679698736</text:p>
              </table:table-cell>
              <table:table-cell office:value-type="float" office:value="7.2345900898739">
                <text:p>7.23459008987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00">
                <text:p>1100</text:p>
              </table:table-cell>
              <table:table-cell office:value-type="float" office:value="12.1930697778308">
                <text:p>12.1930697778308</text:p>
              </table:table-cell>
              <table:table-cell office:value-type="float" office:value="10.4199732517524">
                <text:p>10.41997325175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